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adornments="Dőlt" style:font-pitch="variable" style:font-charset="x-symbol"/>
    <style:font-face style:name="StarSymbol" svg:font-family="StarSymbol"/>
    <style:font-face style:name="FreeSerif1" svg:font-family="FreeSerif" style:font-adornments="Félkövér dőlt" style:font-pitch="variable"/>
    <style:font-face style:name="FreeSerif" svg:font-family="FreeSerif" style:font-adornments="Normál"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áblázat19" style:family="table">
      <style:table-properties style:width="5.362cm" fo:margin-top="0cm" fo:margin-bottom="0cm" table:align="left"/>
    </style:style>
    <style:style style:name="Táblázat19.A" style:family="table-column">
      <style:table-column-properties style:column-width="3.463cm"/>
    </style:style>
    <style:style style:name="Táblázat19.B" style:family="table-column">
      <style:table-column-properties style:column-width="1.9cm"/>
    </style:style>
    <style:style style:name="Táblázat19.A1" style:family="table-cell">
      <style:table-cell-properties style:vertical-align="middle" fo:background-color="#e6e6e6" fo:padding-left="0cm" fo:padding-right="0cm" fo:padding-top="0.169cm" fo:padding-bottom="0cm" fo:border="0.002cm solid #000000">
        <style:background-image/>
      </style:table-cell-properties>
    </style:style>
    <style:style style:name="Táblázat19.A2" style:family="table-cell">
      <style:table-cell-properties style:vertical-align="middle" fo:padding-left="0.199cm" fo:padding-right="0cm" fo:padding-top="0.169cm" fo:padding-bottom="0cm" fo:border-left="0.002cm solid #000000" fo:border-right="none" fo:border-top="none" fo:border-bottom="0.002cm solid #000000"/>
    </style:style>
    <style:style style:name="Táblázat19.B2" style:family="table-cell">
      <style:table-cell-properties style:vertical-align="middle" fo:background-color="transparent" fo:padding-left="0cm" fo:padding-right="0cm" fo:padding-top="0.169cm" fo:padding-bottom="0cm" fo:border-left="0.002cm solid #000000" fo:border-right="0.002cm solid #000000" fo:border-top="none" fo:border-bottom="0.002cm solid #000000">
        <style:background-image/>
      </style:table-cell-properties>
    </style:style>
    <style:style style:name="Táblázat19.A3" style:family="table-cell">
      <style:table-cell-properties style:vertical-align="middle" fo:background-color="transparent" fo:padding-left="0.199cm" fo:padding-right="0cm" fo:padding-top="0.169cm" fo:padding-bottom="0cm" fo:border-left="0.002cm solid #000000" fo:border-right="none" fo:border-top="none" fo:border-bottom="0.002cm solid #000000">
        <style:background-image/>
      </style:table-cell-properties>
    </style:style>
    <style:style style:name="Táblázat14" style:family="table">
      <style:table-properties style:width="15.201cm" style:rel-width="80%" table:align="center"/>
    </style:style>
    <style:style style:name="Táblázat14.A" style:family="table-column">
      <style:table-column-properties style:column-width="15.201cm" style:rel-column-width="7709*"/>
    </style:style>
    <style:style style:name="Táblázat14.A1" style:family="table-cell">
      <style:table-cell-properties fo:padding="0.097cm" fo:border="0.002cm solid #000000"/>
    </style:style>
    <style:style style:name="Táblázat15" style:family="table">
      <style:table-properties style:width="5.362cm" table:align="left"/>
    </style:style>
    <style:style style:name="Táblázat15.A" style:family="table-column">
      <style:table-column-properties style:column-width="3.463cm"/>
    </style:style>
    <style:style style:name="Táblázat15.B" style:family="table-column">
      <style:table-column-properties style:column-width="1.9cm"/>
    </style:style>
    <style:style style:name="Táblázat15.A1" style:family="table-cell">
      <style:table-cell-properties fo:background-color="#e6e6e6" fo:padding="0.049cm" fo:border="0.002cm solid #000000">
        <style:background-image/>
      </style:table-cell-properties>
    </style:style>
    <style:style style:name="Táblázat15.A2" style:family="table-cell">
      <style:table-cell-properties fo:padding="0.049cm" fo:border-left="0.002cm solid #000000" fo:border-right="none" fo:border-top="none" fo:border-bottom="0.002cm solid #000000"/>
    </style:style>
    <style:style style:name="Táblázat15.B2" style:family="table-cell">
      <style:table-cell-properties fo:padding="0.049cm" fo:border-left="0.002cm solid #000000" fo:border-right="0.002cm solid #000000" fo:border-top="none" fo:border-bottom="0.002cm solid #000000"/>
    </style:style>
    <style:style style:name="Táblázat15.A3" style:family="table-cell">
      <style:table-cell-properties fo:background-color="transparent" fo:padding="0.049cm" fo:border-left="0.002cm solid #000000" fo:border-right="none" fo:border-top="none" fo:border-bottom="0.002cm solid #000000">
        <style:background-image/>
      </style:table-cell-properties>
    </style:style>
    <style:style style:name="Táblázat16" style:family="table">
      <style:table-properties style:width="11.121cm" style:rel-width="90%" table:align="center"/>
    </style:style>
    <style:style style:name="Táblázat16.A" style:family="table-column">
      <style:table-column-properties style:column-width="11.121cm" style:rel-column-width="5631*"/>
    </style:style>
    <style:style style:name="Táblázat16.A1" style:family="table-cell">
      <style:table-cell-properties fo:padding="0.097cm" fo:border="0.002cm solid #000000"/>
    </style:style>
    <style:style style:name="Táblázat17" style:family="table">
      <style:table-properties style:width="17.099cm" style:rel-width="90%" table:align="center"/>
    </style:style>
    <style:style style:name="Táblázat17.A" style:family="table-column">
      <style:table-column-properties style:column-width="17.099cm" style:rel-column-width="5631*"/>
    </style:style>
    <style:style style:name="Táblázat17.A1" style:family="table-cell">
      <style:table-cell-properties fo:padding="0.097cm" fo:border="0.002cm solid #000000"/>
    </style:style>
    <style:style style:name="Tábla15" style:family="table">
      <style:table-properties style:width="12.457cm" fo:break-before="column" table:align="left"/>
    </style:style>
    <style:style style:name="Tábla15.A" style:family="table-column">
      <style:table-column-properties style:column-width="2.558cm"/>
    </style:style>
    <style:style style:name="Tábla15.B" style:family="table-column">
      <style:table-column-properties style:column-width="2.475cm"/>
    </style:style>
    <style:style style:name="Tábla15.A1" style:family="table-cell">
      <style:table-cell-properties fo:padding="0.049cm" fo:border-left="0.002cm solid #000000" fo:border-right="none" fo:border-top="0.002cm solid #000000" fo:border-bottom="0.002cm solid #000000"/>
    </style:style>
    <style:style style:name="Tábla15.E1" style:family="table-cell">
      <style:table-cell-properties fo:padding="0.049cm" fo:border="0.002cm solid #000000"/>
    </style:style>
    <style:style style:name="Tábla15.A2" style:family="table-cell">
      <style:table-cell-properties fo:padding="0.049cm" fo:border-left="0.002cm solid #000000" fo:border-right="none" fo:border-top="none" fo:border-bottom="0.002cm solid #000000"/>
    </style:style>
    <style:style style:name="Tábla15.E2" style:family="table-cell">
      <style:table-cell-properties fo:padding="0.049cm" fo:border-left="0.002cm solid #000000" fo:border-right="0.002cm solid #000000" fo:border-top="none" fo:border-bottom="0.002cm solid #000000"/>
    </style:style>
    <style:style style:name="Táblázat7" style:family="table">
      <style:table-properties style:width="18.147cm" fo:margin-left="0cm" fo:margin-right="0.854cm" table:align="margins"/>
    </style:style>
    <style:style style:name="Táblázat7.A" style:family="table-column">
      <style:table-column-properties style:column-width="4.517cm" style:rel-column-width="16313*"/>
    </style:style>
    <style:style style:name="Táblázat7.B" style:family="table-column">
      <style:table-column-properties style:column-width="13.63cm" style:rel-column-width="49222*"/>
    </style:style>
    <style:style style:name="Táblázat7.A1" style:family="table-cell">
      <style:table-cell-properties style:vertical-align="middle" fo:padding="0.097cm" fo:border-left="0.002cm solid #000000" fo:border-right="none" fo:border-top="0.002cm solid #000000" fo:border-bottom="0.002cm solid #000000"/>
    </style:style>
    <style:style style:name="Táblázat7.B1" style:family="table-cell">
      <style:table-cell-properties style:vertical-align="middle" fo:padding="0.097cm" fo:border="0.002cm solid #000000"/>
    </style:style>
    <style:style style:name="Táblázat7.A2" style:family="table-cell">
      <style:table-cell-properties style:vertical-align="middle" fo:padding="0.097cm" fo:border-left="0.002cm solid #000000" fo:border-right="none" fo:border-top="none" fo:border-bottom="0.002cm solid #000000"/>
    </style:style>
    <style:style style:name="Táblázat7.B2" style:family="table-cell">
      <style:table-cell-properties style:vertical-align="middle" fo:padding="0.097cm" fo:border-left="0.002cm solid #000000" fo:border-right="0.002cm solid #000000" fo:border-top="none" fo:border-bottom="0.002cm solid #000000"/>
    </style:style>
    <style:style style:name="Táblázat1" style:family="table">
      <style:table-properties style:width="5.639cm" style:rel-width="90%" table:align="center" style:may-break-between-rows="false"/>
    </style:style>
    <style:style style:name="Táblázat1.A" style:family="table-column">
      <style:table-column-properties style:column-width="2.069cm" style:rel-column-width="1173*"/>
    </style:style>
    <style:style style:name="Táblázat1.B" style:family="table-column">
      <style:table-column-properties style:column-width="1.688cm" style:rel-column-width="957*"/>
    </style:style>
    <style:style style:name="Táblázat1.C" style:family="table-column">
      <style:table-column-properties style:column-width="1.882cm" style:rel-column-width="1067*"/>
    </style:style>
    <style:style style:name="Táblázat1.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C1" style:family="table-cell">
      <style:table-cell-properties style:vertical-align="middle" fo:background-color="#cccccc" fo:padding="0.097cm" fo:border="0.002cm solid #000000">
        <style:background-image/>
      </style:table-cell-properties>
    </style:style>
    <style:style style:name="Táblázat1.A2" style:family="table-cell">
      <style:table-cell-properties fo:background-color="#e6e6e6" fo:padding="0.097cm" fo:border-left="0.002cm solid #000000" fo:border-right="none" fo:border-top="none" fo:border-bottom="0.002cm solid #000000">
        <style:background-image/>
      </style:table-cell-properties>
    </style:style>
    <style:style style:name="Táblázat1.C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áblázat1.A3" style:family="table-cell">
      <style:table-cell-properties fo:padding="0.097cm" fo:border-left="0.002cm solid #000000" fo:border-right="none" fo:border-top="none" fo:border-bottom="0.002cm solid #000000"/>
    </style:style>
    <style:style style:name="Táblázat1.C3" style:family="table-cell">
      <style:table-cell-properties fo:padding="0.097cm" fo:border-left="0.002cm solid #000000" fo:border-right="0.002cm solid #000000" fo:border-top="none" fo:border-bottom="0.002cm solid #000000"/>
    </style:style>
    <style:style style:name="Táblázat2" style:family="table">
      <style:table-properties style:width="5.953cm" style:rel-width="95%" table:align="center"/>
    </style:style>
    <style:style style:name="Táblázat2.A" style:family="table-column">
      <style:table-column-properties style:column-width="2.889cm" style:rel-column-width="1621*"/>
    </style:style>
    <style:style style:name="Táblázat2.B" style:family="table-column">
      <style:table-column-properties style:column-width="3.064cm" style:rel-column-width="1718*"/>
    </style:style>
    <style:style style:name="Táblázat2.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áblázat2.B1" style:family="table-cell">
      <style:table-cell-properties style:vertical-align="middle" fo:background-color="#e6e6e6" fo:padding="0cm" fo:border="0.002cm solid #000000">
        <style:background-image/>
      </style:table-cell-properties>
    </style:style>
    <style:style style:name="Táblázat2.A2" style:family="table-cell">
      <style:table-cell-properties style:vertical-align="middle" fo:padding="0cm" fo:border-left="0.002cm solid #000000" fo:border-right="none" fo:border-top="none" fo:border-bottom="0.002cm solid #000000"/>
    </style:style>
    <style:style style:name="Táblázat2.B2" style:family="table-cell">
      <style:table-cell-properties style:vertical-align="middle" fo:padding="0cm" fo:border-left="0.002cm solid #000000" fo:border-right="0.002cm solid #000000" fo:border-top="none" fo:border-bottom="0.002cm solid #000000"/>
    </style:style>
    <style:style style:name="Táblázat2.A3" style:family="table-cell">
      <style:table-cell-properties style:vertical-align="middle" fo:background-color="#e6e6e6" fo:padding="0cm" fo:border-left="0.002cm solid #000000" fo:border-right="none" fo:border-top="none" fo:border-bottom="0.002cm solid #000000">
        <style:background-image/>
      </style:table-cell-properties>
    </style:style>
    <style:style style:name="Táblázat2.B3" style:family="table-cell">
      <style:table-cell-properties style:vertical-align="middle" fo:background-color="#e6e6e6" fo:padding="0cm" fo:border-left="0.002cm solid #000000" fo:border-right="0.002cm solid #000000" fo:border-top="none" fo:border-bottom="0.002cm solid #000000">
        <style:background-image/>
      </style:table-cell-properties>
    </style:style>
    <style:style style:name="Táblázat4" style:family="table">
      <style:table-properties style:width="4.293cm" style:rel-width="90%" fo:margin-top="0cm" fo:margin-bottom="0cm" table:align="center"/>
    </style:style>
    <style:style style:name="Táblázat4.A" style:family="table-column">
      <style:table-column-properties style:column-width="2.826cm" style:rel-column-width="1602*"/>
    </style:style>
    <style:style style:name="Táblázat4.B" style:family="table-column">
      <style:table-column-properties style:column-width="1.468cm" style:rel-column-width="832*"/>
    </style:style>
    <style:style style:name="Táblázat4.A1" style:family="table-cell">
      <style:table-cell-properties style:vertical-align="middle" fo:background-color="#e6e6e6" fo:padding-left="0cm" fo:padding-right="0cm" fo:padding-top="0.169cm" fo:padding-bottom="0cm" fo:border="0.002cm solid #000000">
        <style:background-image/>
      </style:table-cell-properties>
    </style:style>
    <style:style style:name="Táblázat4.A2" style:family="table-cell">
      <style:table-cell-properties style:vertical-align="middle" fo:padding-left="0.199cm" fo:padding-right="0cm" fo:padding-top="0.169cm" fo:padding-bottom="0cm" fo:border-left="0.002cm solid #000000" fo:border-right="none" fo:border-top="none" fo:border-bottom="0.002cm solid #000000"/>
    </style:style>
    <style:style style:name="Táblázat4.B2" style:family="table-cell">
      <style:table-cell-properties style:vertical-align="middle" fo:background-color="transparent" fo:padding-left="0cm" fo:padding-right="0cm" fo:padding-top="0.169cm" fo:padding-bottom="0cm" fo:border-left="0.002cm solid #000000" fo:border-right="0.002cm solid #000000" fo:border-top="none" fo:border-bottom="0.002cm solid #000000">
        <style:background-image/>
      </style:table-cell-properties>
    </style:style>
    <style:style style:name="Táblázat4.A3" style:family="table-cell">
      <style:table-cell-properties style:vertical-align="middle" fo:background-color="transparent" fo:padding-left="0.199cm" fo:padding-right="0cm" fo:padding-top="0.169cm" fo:padding-bottom="0cm" fo:border-left="0.002cm solid #000000" fo:border-right="none" fo:border-top="none" fo:border-bottom="0.002cm solid #000000">
        <style:background-image/>
      </style:table-cell-properties>
    </style:style>
    <style:style style:name="Táblázat10" style:family="table">
      <style:table-properties style:width="4.293cm" style:rel-width="90%" table:align="center" style:may-break-between-rows="false"/>
    </style:style>
    <style:style style:name="Táblázat10.A" style:family="table-column">
      <style:table-column-properties style:column-width="4.293cm" style:rel-column-width="2434*"/>
    </style:style>
    <style:style style:name="Táblázat10.A1" style:family="table-cell">
      <style:table-cell-properties fo:padding="0.097cm" fo:border="0.002cm solid #000000"/>
    </style:style>
    <style:style style:name="Táblázat5" style:family="table">
      <style:table-properties style:width="4.72cm" table:align="center"/>
    </style:style>
    <style:style style:name="Táblázat5.A" style:family="table-column">
      <style:table-column-properties style:column-width="2.97cm"/>
    </style:style>
    <style:style style:name="Táblázat5.B" style:family="table-column">
      <style:table-column-properties style:column-width="1.75cm"/>
    </style:style>
    <style:style style:name="Táblázat5.A1" style:family="table-cell">
      <style:table-cell-properties fo:background-color="#e6e6e6" fo:padding="0.049cm" fo:border="0.002cm solid #000000">
        <style:background-image/>
      </style:table-cell-properties>
    </style:style>
    <style:style style:name="Táblázat5.A2" style:family="table-cell">
      <style:table-cell-properties fo:padding-left="0.049cm" fo:padding-right="0.049cm" fo:padding-top="0cm" fo:padding-bottom="0cm" fo:border-left="0.002cm solid #000000" fo:border-right="none" fo:border-top="none" fo:border-bottom="0.002cm solid #000000"/>
    </style:style>
    <style:style style:name="Táblázat5.B2" style:family="table-cell">
      <style:table-cell-properties fo:padding-left="0.049cm" fo:padding-right="0.049cm" fo:padding-top="0cm" fo:padding-bottom="0cm" fo:border-left="0.002cm solid #000000" fo:border-right="0.002cm solid #000000" fo:border-top="none" fo:border-bottom="0.002cm solid #000000"/>
    </style:style>
    <style:style style:name="Táblázat5.A3" style:family="table-cell">
      <style:table-cell-properties fo:background-color="transparent" fo:padding-left="0.049cm" fo:padding-right="0.049cm" fo:padding-top="0cm" fo:padding-bottom="0cm" fo:border-left="0.002cm solid #000000" fo:border-right="none" fo:border-top="none" fo:border-bottom="0.002cm solid #000000">
        <style:background-image/>
      </style:table-cell-properties>
    </style:style>
    <style:style style:name="Táblázat6" style:family="table">
      <style:table-properties style:width="4.812cm" style:rel-width="85%" table:align="center" style:may-break-between-rows="false"/>
    </style:style>
    <style:style style:name="Táblázat6.A" style:family="table-column">
      <style:table-column-properties style:column-width="0.96cm" style:rel-column-width="547*"/>
    </style:style>
    <style:style style:name="Táblázat6.B" style:family="table-column">
      <style:table-column-properties style:column-width="0.963cm" style:rel-column-width="549*"/>
    </style:style>
    <style:style style:name="Táblázat6.E" style:family="table-column">
      <style:table-column-properties style:column-width="0.965cm" style:rel-column-width="550*"/>
    </style:style>
    <style:style style:name="Táblázat6.A1" style:family="table-cell">
      <style:table-cell-properties fo:padding="0.097cm" fo:border-left="0.002cm solid #000000" fo:border-right="none" fo:border-top="0.002cm solid #000000" fo:border-bottom="0.002cm solid #000000"/>
    </style:style>
    <style:style style:name="Táblázat6.E1" style:family="table-cell">
      <style:table-cell-properties fo:padding="0.097cm" fo:border="0.002cm solid #000000"/>
    </style:style>
    <style:style style:name="Táblázat6.A2" style:family="table-cell">
      <style:table-cell-properties fo:padding="0.097cm" fo:border-left="0.002cm solid #000000" fo:border-right="none" fo:border-top="none" fo:border-bottom="0.002cm solid #000000"/>
    </style:style>
    <style:style style:name="Táblázat6.E2" style:family="table-cell">
      <style:table-cell-properties fo:padding="0.097cm" fo:border-left="0.002cm solid #000000" fo:border-right="0.002cm solid #000000" fo:border-top="none" fo:border-bottom="0.002cm solid #000000"/>
    </style:style>
    <style:style style:name="Táblázat3" style:family="table">
      <style:table-properties style:width="7.952cm" style:rel-width="95%" table:align="center" style:may-break-between-rows="false"/>
    </style:style>
    <style:style style:name="Táblázat3.A" style:family="table-column">
      <style:table-column-properties style:column-width="1.931cm" style:rel-column-width="1107*"/>
    </style:style>
    <style:style style:name="Táblázat3.B" style:family="table-column">
      <style:table-column-properties style:column-width="2.24cm" style:rel-column-width="1284*"/>
    </style:style>
    <style:style style:name="Táblázat3.C" style:family="table-column">
      <style:table-column-properties style:column-width="1.877cm" style:rel-column-width="1075*"/>
    </style:style>
    <style:style style:name="Táblázat3.D" style:family="table-column">
      <style:table-column-properties style:column-width="1.903cm" style:rel-column-width="1090*"/>
    </style:style>
    <style:style style:name="Táblázat3.A1" style:family="table-cell">
      <style:table-cell-properties style:vertical-align="middle" fo:padding="0.097cm" fo:border-left="0.002cm solid #000000" fo:border-right="none" fo:border-top="0.002cm solid #000000" fo:border-bottom="0.002cm solid #000000"/>
    </style:style>
    <style:style style:name="Táblázat3.D1" style:family="table-cell">
      <style:table-cell-properties style:vertical-align="middle" fo:padding="0.097cm" fo:border="0.002cm solid #000000"/>
    </style:style>
    <style:style style:name="Táblázat3.A2" style:family="table-cell">
      <style:table-cell-properties style:vertical-align="middle" fo:padding="0.097cm" fo:border-left="0.002cm solid #000000" fo:border-right="none" fo:border-top="none" fo:border-bottom="0.002cm solid #000000"/>
    </style:style>
    <style:style style:name="Táblázat3.D2" style:family="table-cell">
      <style:table-cell-properties style:vertical-align="middle" fo:padding="0.097cm" fo:border-left="0.002cm solid #000000" fo:border-right="0.002cm solid #000000" fo:border-top="none" fo:border-bottom="0.002cm solid #000000"/>
    </style:style>
    <style:style style:name="Táblázat13" style:family="table">
      <style:table-properties style:width="19.001cm" style:rel-width="100%" table:align="left" style:may-break-between-rows="false"/>
    </style:style>
    <style:style style:name="Táblázat13.A" style:family="table-column">
      <style:table-column-properties style:column-width="4.057cm" style:rel-column-width="1488*"/>
    </style:style>
    <style:style style:name="Táblázat13.B" style:family="table-column">
      <style:table-column-properties style:column-width="1.445cm" style:rel-column-width="530*"/>
    </style:style>
    <style:style style:name="Táblázat13.C" style:family="table-column">
      <style:table-column-properties style:column-width="4.784cm" style:rel-column-width="1755*"/>
    </style:style>
    <style:style style:name="Táblázat13.D" style:family="table-column">
      <style:table-column-properties style:column-width="8.715cm" style:rel-column-width="3197*"/>
    </style:style>
    <style:style style:name="Táblázat13.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13.D1" style:family="table-cell">
      <style:table-cell-properties style:vertical-align="middle" fo:background-color="#cccccc" fo:padding="0.097cm" fo:border="0.002cm solid #000000">
        <style:background-image/>
      </style:table-cell-properties>
    </style:style>
    <style:style style:name="Táblázat13.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13.D2" style:family="table-cell">
      <style:table-cell-properties style:vertical-align="middle" fo:padding="0.097cm" fo:border-left="0.002cm solid #000000" fo:border-right="0.002cm solid #000000" fo:border-top="none" fo:border-bottom="0.002cm solid #000000"/>
    </style:style>
    <style:style style:name="Táblázat13.A4" style:family="table-cell">
      <style:table-cell-properties style:vertical-align="middle" fo:padding="0.097cm" fo:border-left="0.002cm solid #000000" fo:border-right="none" fo:border-top="none" fo:border-bottom="0.002cm solid #000000"/>
    </style:style>
    <style:style style:name="Táblázat11" style:family="table">
      <style:table-properties style:width="5.114cm" table:align="left" style:may-break-between-rows="false"/>
    </style:style>
    <style:style style:name="Táblázat11.A" style:family="table-column">
      <style:table-column-properties style:column-width="3.572cm"/>
    </style:style>
    <style:style style:name="Táblázat11.B" style:family="table-column">
      <style:table-column-properties style:column-width="1.542cm"/>
    </style:style>
    <style:style style:name="Táblázat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ázat11.B1" style:family="table-cell">
      <style:table-cell-properties fo:background-color="#cccccc" fo:padding="0.097cm" fo:border="0.002cm solid #000000">
        <style:background-image/>
      </style:table-cell-properties>
    </style:style>
    <style:style style:name="Táblázat11.A2" style:family="table-cell">
      <style:table-cell-properties style:vertical-align="middle" fo:padding="0.097cm" fo:border-left="0.002cm solid #000000" fo:border-right="none" fo:border-top="none" fo:border-bottom="0.002cm solid #000000"/>
    </style:style>
    <style:style style:name="Táblázat11.B2" style:family="table-cell">
      <style:table-cell-properties style:vertical-align="middle" fo:padding="0.097cm" fo:border-left="0.002cm solid #000000" fo:border-right="0.002cm solid #000000" fo:border-top="none" fo:border-bottom="0.002cm solid #000000"/>
    </style:style>
    <style:style style:name="Táblázat11.A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17" style:family="table">
      <style:table-properties style:width="5.117cm" table:align="left" style:may-break-between-rows="false"/>
    </style:style>
    <style:style style:name="Tábla17.A" style:family="table-column">
      <style:table-column-properties style:column-width="3.551cm"/>
    </style:style>
    <style:style style:name="Tábla17.B" style:family="table-column">
      <style:table-column-properties style:column-width="1.566cm"/>
    </style:style>
    <style:style style:name="Tá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a17.B1" style:family="table-cell">
      <style:table-cell-properties fo:background-color="#cccccc" fo:padding="0.097cm" fo:border="0.002cm solid #000000">
        <style:background-image/>
      </style:table-cell-properties>
    </style:style>
    <style:style style:name="Tábla17.A2" style:family="table-cell">
      <style:table-cell-properties fo:background-color="transparent" fo:padding="0.097cm" fo:border-left="0.002cm solid #000000" fo:border-right="none" fo:border-top="none" fo:border-bottom="0.002cm solid #000000">
        <style:background-image/>
      </style:table-cell-properties>
    </style:style>
    <style:style style:name="Táb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ábla17.A6" style:family="table-cell">
      <style:table-cell-properties style:vertical-align="middle" fo:padding="0.097cm" fo:border-left="0.002cm solid #000000" fo:border-right="none" fo:border-top="none" fo:border-bottom="0.002cm solid #000000"/>
    </style:style>
    <style:style style:name="Tábla17.B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18" style:family="table">
      <style:table-properties style:width="5.121cm" table:align="left" style:may-break-between-rows="false"/>
    </style:style>
    <style:style style:name="Tábla18.A" style:family="table-column">
      <style:table-column-properties style:column-width="3.572cm"/>
    </style:style>
    <style:style style:name="Tábla18.B" style:family="table-column">
      <style:table-column-properties style:column-width="1.549cm"/>
    </style:style>
    <style:style style:name="Tábla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ábla18.B1" style:family="table-cell">
      <style:table-cell-properties fo:background-color="#cccccc" fo:padding="0.097cm" fo:border="0.002cm solid #000000">
        <style:background-image/>
      </style:table-cell-properties>
    </style:style>
    <style:style style:name="Tábla18.A2" style:family="table-cell">
      <style:table-cell-properties style:vertical-align="middle" fo:padding="0.097cm" fo:border-left="0.002cm solid #000000" fo:border-right="none" fo:border-top="none" fo:border-bottom="0.002cm solid #000000"/>
    </style:style>
    <style:style style:name="Tábla18.B2" style:family="table-cell">
      <style:table-cell-properties style:vertical-align="middle" fo:background-color="#ffffcc" fo:padding="0.097cm" fo:border-left="0.002cm solid #000000" fo:border-right="0.002cm solid #000000" fo:border-top="none" fo:border-bottom="0.002cm solid #000000">
        <style:background-image/>
      </style:table-cell-properties>
    </style:style>
    <style:style style:name="Táblázat8" style:family="table">
      <style:table-properties style:width="10.728cm" fo:break-before="column" table:align="left" style:may-break-between-rows="false"/>
    </style:style>
    <style:style style:name="Táblázat8.A" style:family="table-column">
      <style:table-column-properties style:column-width="4.614cm"/>
    </style:style>
    <style:style style:name="Táblázat8.B" style:family="table-column">
      <style:table-column-properties style:column-width="1.998cm"/>
    </style:style>
    <style:style style:name="Táblázat8.C" style:family="table-column">
      <style:table-column-properties style:column-width="1.886cm"/>
    </style:style>
    <style:style style:name="Táblázat8.D" style:family="table-column">
      <style:table-column-properties style:column-width="2.23cm"/>
    </style:style>
    <style:style style:name="Táblázat8.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áblázat8.D1" style:family="table-cell">
      <style:table-cell-properties style:vertical-align="middle" fo:background-color="#cccccc" fo:padding="0.097cm" fo:border="0.002cm solid #000000">
        <style:background-image/>
      </style:table-cell-properties>
    </style:style>
    <style:style style:name="Táblázat8.A2" style:family="table-cell">
      <style:table-cell-properties style:vertical-align="middle" fo:padding="0.097cm" fo:border-left="0.002cm solid #000000" fo:border-right="none" fo:border-top="none" fo:border-bottom="0.002cm solid #000000"/>
    </style:style>
    <style:style style:name="Táblázat8.D2" style:family="table-cell">
      <style:table-cell-properties style:vertical-align="middle" fo:padding="0.097cm" fo:border-left="0.002cm solid #000000" fo:border-right="0.002cm solid #000000" fo:border-top="none" fo:border-bottom="0.002cm solid #000000"/>
    </style:style>
    <style:style style:name="Táblázat8.B5"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8.D5"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ázat9" style:family="table">
      <style:table-properties style:width="19.001cm" table:align="margins" style:may-break-between-rows="false"/>
    </style:style>
    <style:style style:name="Táblázat9.A" style:family="table-column">
      <style:table-column-properties style:column-width="19.001cm" style:rel-column-width="65535*"/>
    </style:style>
    <style:style style:name="Táblázat9.A1" style:family="table-cell">
      <style:table-cell-properties fo:padding="0.097cm" fo:border="0.002cm solid #000000"/>
    </style:style>
    <style:style style:name="Táblázat12" style:family="table">
      <style:table-properties style:width="19.001cm" table:align="margins"/>
    </style:style>
    <style:style style:name="Táblázat12.A" style:family="table-column">
      <style:table-column-properties style:column-width="4.043cm" style:rel-column-width="13946*"/>
    </style:style>
    <style:style style:name="Táblázat12.B" style:family="table-column">
      <style:table-column-properties style:column-width="4.378cm" style:rel-column-width="15101*"/>
    </style:style>
    <style:style style:name="Táblázat12.C" style:family="table-column">
      <style:table-column-properties style:column-width="10.58cm" style:rel-column-width="36488*"/>
    </style:style>
    <style:style style:name="Táblázat12.1" style:family="table-row">
      <style:table-row-properties style:keep-together="false" fo:keep-together="always"/>
    </style:style>
    <style:style style:name="Táblázat12.A1" style:family="table-cell">
      <style:table-cell-properties fo:padding="0.049cm" fo:border-left="0.002cm solid #000000" fo:border-right="none" fo:border-top="0.002cm solid #000000" fo:border-bottom="0.002cm solid #000000"/>
    </style:style>
    <style:style style:name="Táblázat12.C1" style:family="table-cell">
      <style:table-cell-properties fo:padding="0.049cm" fo:border="0.002cm solid #000000"/>
    </style:style>
    <style:style style:name="Táblázat12.A2" style:family="table-cell">
      <style:table-cell-properties style:vertical-align="middle" fo:padding="0.049cm" fo:border-left="0.002cm solid #000000" fo:border-right="none" fo:border-top="none" fo:border-bottom="0.002cm solid #000000"/>
    </style:style>
    <style:style style:name="Táblázat12.C2" style:family="table-cell">
      <style:table-cell-properties style:vertical-align="middle" fo:padding="0.049cm" fo:border-left="0.002cm solid #000000" fo:border-right="0.002cm solid #000000" fo:border-top="none" fo:border-bottom="0.002cm solid #000000"/>
    </style:style>
    <style:style style:name="Táblázat12.B20" style:family="table-cell">
      <style:table-cell-properties style:vertical-align="middle" fo:background-color="#ff0000" fo:padding="0.049cm" fo:border-left="0.002cm solid #000000" fo:border-right="none" fo:border-top="none" fo:border-bottom="0.002cm solid #000000">
        <style:background-image/>
      </style:table-cell-properties>
    </style:style>
    <style:style style:name="Táblázat12.C20" style:family="table-cell">
      <style:table-cell-properties style:vertical-align="middle" fo:background-color="#ff0000" fo:padding="0.049cm" fo:border-left="0.002cm solid #000000" fo:border-right="0.002cm solid #000000" fo:border-top="none" fo:border-bottom="0.002cm solid #000000">
        <style:background-image/>
      </style:table-cell-properties>
    </style:style>
    <style:style style:name="Táblázat69" style:family="table">
      <style:table-properties style:width="10.481cm" table:align="margins"/>
    </style:style>
    <style:style style:name="Táblázat69.A" style:family="table-column">
      <style:table-column-properties style:column-width="5.241cm" style:rel-column-width="32767*"/>
    </style:style>
    <style:style style:name="Táblázat69.B" style:family="table-column">
      <style:table-column-properties style:column-width="5.241cm" style:rel-column-width="32768*"/>
    </style:style>
    <style:style style:name="Táblázat69.A1" style:family="table-cell">
      <style:table-cell-properties style:vertical-align="middle" fo:padding="0.049cm" fo:border-left="0.002cm solid #000000" fo:border-right="none" fo:border-top="0.002cm solid #000000" fo:border-bottom="0.002cm solid #000000"/>
    </style:style>
    <style:style style:name="Táblázat69.B1" style:family="table-cell">
      <style:table-cell-properties style:vertical-align="middle" fo:padding="0.049cm" fo:border="0.002cm solid #000000"/>
    </style:style>
    <style:style style:name="Táblázat69.A2" style:family="table-cell">
      <style:table-cell-properties style:vertical-align="middle" fo:padding="0.049cm" fo:border-left="0.002cm solid #000000" fo:border-right="none" fo:border-top="none" fo:border-bottom="0.002cm solid #000000"/>
    </style:style>
    <style:style style:name="Táblázat69.B2" style:family="table-cell">
      <style:table-cell-properties style:vertical-align="middle" fo:padding="0.049cm" fo:border-left="0.002cm solid #000000" fo:border-right="0.002cm solid #000000" fo:border-top="none" fo:border-bottom="0.002cm solid #000000"/>
    </style:style>
    <style:style style:name="P1" style:family="paragraph" style:parent-style-name="Standard">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4" style:family="paragraph" style:parent-style-name="Standard">
      <style:text-properties fo:font-size="2pt" style:font-size-asian="2pt" style:font-size-complex="2pt"/>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8" style:family="paragraph" style:parent-style-name="Standard">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style:tab-stops>
          <style:tab-stop style:position="19.001cm"/>
        </style:tab-stops>
      </style:paragraph-properties>
      <style:text-properties style:text-underline-style="solid" style:text-underline-width="auto" style:text-underline-color="font-color"/>
    </style:style>
    <style:style style:name="P10" style:family="paragraph" style:parent-style-name="Standard">
      <style:text-properties fo:font-size="8pt" style:font-size-asian="8pt" style:font-size-complex="8pt"/>
    </style:style>
    <style:style style:name="P11" style:family="paragraph" style:parent-style-name="Standard">
      <style:paragraph-properties>
        <style:tab-stops>
          <style:tab-stop style:position="0.309cm"/>
        </style:tab-stops>
      </style:paragraph-properties>
    </style:style>
    <style:style style:name="P12" style:family="paragraph" style:parent-style-name="Text_20_body">
      <style:paragraph-properties fo:margin-left="0cm" fo:margin-right="0cm" fo:margin-top="0cm" fo:margin-bottom="0cm" fo:text-align="center" style:justify-single-word="false" fo:text-indent="0cm" style:auto-text-indent="false"/>
    </style:style>
    <style:style style:name="P13" style:family="paragraph" style:parent-style-name="Text_20_body">
      <style:paragraph-properties fo:margin-left="0cm" fo:margin-right="0cm" fo:margin-top="0cm" fo:margin-bottom="0cm" fo:text-indent="0cm" style:auto-text-indent="false">
        <style:tab-stops>
          <style:tab-stop style:position="5.821cm"/>
        </style:tab-stops>
      </style:paragraph-properties>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cm" fo:margin-right="0cm" fo:text-indent="0cm" style:auto-text-indent="false" fo:background-color="transparent">
        <style:background-image/>
      </style:paragraph-properties>
    </style:style>
    <style:style style:name="P15" style:family="paragraph" style:parent-style-name="Standard">
      <style:paragraph-properties fo:margin-left="0cm" fo:margin-right="0cm" fo:text-indent="0cm" style:auto-text-indent="false"/>
      <style:text-properties fo:font-size="8pt" style:font-size-asian="8pt" style:font-size-complex="8pt"/>
    </style:style>
    <style:style style:name="P16" style:family="paragraph" style:parent-style-name="Standard">
      <style:paragraph-properties fo:margin-left="0cm" fo:margin-right="0cm" fo:text-indent="0cm" style:auto-text-indent="false">
        <style:tab-stops>
          <style:tab-stop style:position="18.985cm"/>
        </style:tab-stops>
      </style:paragraph-properties>
      <style:text-properties fo:font-size="8pt" style:font-size-asian="8pt" style:font-size-complex="8pt"/>
    </style:style>
    <style:style style:name="P17" style:family="paragraph" style:parent-style-name="Text_20_body">
      <style:paragraph-properties fo:margin-left="0cm" fo:margin-right="0cm" fo:margin-top="0cm" fo:margin-bottom="0.109cm" fo:text-indent="0cm" style:auto-text-indent="false"/>
    </style:style>
    <style:style style:name="P18" style:family="paragraph" style:parent-style-name="Text_20_body">
      <style:paragraph-properties fo:margin-left="0cm" fo:margin-right="0cm" fo:margin-top="0cm" fo:margin-bottom="0.109cm" fo:text-align="center" style:justify-single-word="false" fo:text-indent="0cm" style:auto-text-indent="false"/>
    </style:style>
    <style:style style:name="P19" style:family="paragraph" style:parent-style-name="Text_20_body">
      <style:paragraph-properties fo:margin-top="0cm" fo:margin-bottom="0cm"/>
      <style:text-properties style:font-name="Times New Roman" fo:font-size="10pt" style:font-size-asian="10pt" style:font-size-complex="10pt"/>
    </style:style>
    <style:style style:name="P20" style:family="paragraph" style:parent-style-name="Text_20_body">
      <style:paragraph-properties fo:margin-top="0cm" fo:margin-bottom="0cm" fo:text-align="center" style:justify-single-word="false"/>
      <style:text-properties style:font-name="Times New Roman" fo:font-size="10pt" style:font-size-asian="10pt" style:font-size-complex="10pt"/>
    </style:style>
    <style:style style:name="P21" style:family="paragraph" style:parent-style-name="Text_20_body">
      <style:paragraph-properties fo:margin-top="0cm" fo:margin-bottom="0cm" fo:text-align="center" style:justify-single-word="false"/>
      <style:text-properties fo:font-size="10pt" style:font-size-asian="10pt" style:font-size-complex="10pt"/>
    </style:style>
    <style:style style:name="P22" style:family="paragraph" style:parent-style-name="Text_20_body">
      <style:paragraph-properties fo:margin-top="0cm" fo:margin-bottom="0cm" fo:text-align="center" style:justify-single-word="false"/>
      <style:text-properties fo:font-size="8pt" style:font-size-asian="8pt" style:font-size-complex="8pt"/>
    </style:style>
    <style:style style:name="P23" style:family="paragraph" style:parent-style-name="Text_20_body">
      <style:paragraph-properties fo:margin-top="0cm" fo:margin-bottom="0cm" fo:text-align="center" style:justify-single-word="false"/>
    </style:style>
    <style:style style:name="P24" style:family="paragraph" style:parent-style-name="Text_20_body">
      <style:paragraph-properties fo:margin-top="0cm" fo:margin-bottom="0cm" fo:text-align="center" style:justify-single-word="false"/>
      <style:text-properties fo:font-size="9pt" fo:font-weight="normal" style:font-size-asian="9pt" style:font-weight-asian="normal" style:font-size-complex="9pt" style:font-weight-complex="normal"/>
    </style:style>
    <style:style style:name="P25"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26" style:family="paragraph" style:parent-style-name="Table_20_Contents">
      <style:paragraph-properties fo:margin-top="0cm" fo:margin-bottom="0cm"/>
    </style:style>
    <style:style style:name="P27" style:family="paragraph" style:parent-style-name="Table_20_Contents">
      <style:paragraph-properties fo:margin-top="0cm" fo:margin-bottom="0cm" fo:text-align="center" style:justify-single-word="false"/>
      <style:text-properties fo:font-size="10pt" style:font-size-asian="10pt" style:font-size-complex="10pt"/>
    </style:style>
    <style:style style:name="P28" style:family="paragraph" style:parent-style-name="Table_20_Contents">
      <style:paragraph-properties fo:margin-top="0cm" fo:margin-bottom="0cm" fo:text-align="center" style:justify-single-word="false"/>
      <style:text-properties fo:font-size="10pt" fo:background-color="transparent" style:font-size-asian="10pt" style:font-size-complex="10pt"/>
    </style:style>
    <style:style style:name="P29" style:family="paragraph" style:parent-style-name="Table_20_Contents">
      <style:paragraph-properties fo:margin-top="0cm" fo:margin-bottom="0cm" fo:text-align="center" style:justify-single-word="false"/>
      <style:text-properties fo:font-size="10pt" fo:font-weight="bold" style:font-size-asian="10pt" style:font-weight-asian="bold" style:font-size-complex="10pt" style:font-weight-complex="bold"/>
    </style:style>
    <style:style style:name="P30" style:family="paragraph" style:parent-style-name="Table_20_Contents">
      <style:paragraph-properties fo:margin-top="0cm" fo:margin-bottom="0cm" fo:text-align="center" style:justify-single-word="false"/>
      <style:text-properties style:font-name="Times New Roman" fo:font-size="10pt" fo:font-style="normal" style:font-size-asian="10pt" style:font-style-asian="normal" style:font-size-complex="10pt" style:font-style-complex="normal"/>
    </style:style>
    <style:style style:name="P31" style:family="paragraph" style:parent-style-name="Table_20_Contents">
      <style:paragraph-properties fo:margin-top="0cm" fo:margin-bottom="0cm"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top="0cm" fo:margin-bottom="0cm" fo:text-align="center" style:justify-single-word="false"/>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top="0cm" fo:margin-bottom="0cm" fo:text-align="center" style:justify-single-word="false"/>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Table_20_Contents">
      <style:paragraph-properties fo:margin-top="0cm" fo:margin-bottom="0cm" fo:text-align="center" style:justify-single-word="false"/>
      <style:text-properties style:font-name="Times New Roman" fo:font-size="10pt" fo:font-style="normal" fo:background-color="transparent" style:font-size-asian="10pt" style:font-style-asian="normal" style:font-size-complex="10pt" style:font-style-complex="normal"/>
    </style:style>
    <style:style style:name="P35" style:family="paragraph" style:parent-style-name="Table_20_Contents">
      <style:paragraph-properties fo:margin-top="0cm" fo:margin-bottom="0cm" fo:text-align="center" style:justify-single-word="false"/>
    </style:style>
    <style:style style:name="P36" style:family="paragraph" style:parent-style-name="Table_20_Contents">
      <style:paragraph-properties fo:margin-top="0cm" fo:margin-bottom="0cm" fo:text-align="center" style:justify-single-word="false"/>
      <style:text-properties fo:font-size="9pt" fo:font-weight="bold" style:font-size-asian="9pt" style:font-weight-asian="bold" style:font-size-complex="9pt" style:font-weight-complex="bold"/>
    </style:style>
    <style:style style:name="P37" style:family="paragraph" style:parent-style-name="Table_20_Contents">
      <style:paragraph-properties fo:margin-top="0cm" fo:margin-bottom="0cm" fo:text-align="center" style:justify-single-word="false"/>
      <style:text-properties fo:font-size="9pt" fo:font-weight="bold" fo:background-color="transparent" style:font-size-asian="9pt" style:font-weight-asian="bold" style:font-size-complex="9pt" style:font-weight-complex="bold"/>
    </style:style>
    <style:style style:name="P38" style:family="paragraph" style:parent-style-name="Table_20_Contents">
      <style:paragraph-properties fo:margin-top="0cm" fo:margin-bottom="0cm" fo:text-align="center" style:justify-single-word="false"/>
      <style:text-properties fo:font-size="8pt" style:font-size-asian="8pt" style:font-size-complex="8pt"/>
    </style:style>
    <style:style style:name="P39" style:family="paragraph" style:parent-style-name="Text_20_body">
      <style:paragraph-properties fo:margin-top="0cm" fo:margin-bottom="0cm" fo:text-align="center" style:justify-single-word="false" fo:break-before="column"/>
      <style:text-properties fo:font-weight="bold" style:font-weight-asian="bold" style:font-weight-complex="bold"/>
    </style:style>
    <style:style style:name="P40" style:family="paragraph" style:parent-style-name="Text_20_body">
      <style:paragraph-properties fo:margin-top="0.101cm" fo:margin-bottom="0.101cm"/>
      <style:text-properties fo:font-size="10pt" style:font-size-asian="10pt" style:font-size-complex="10pt"/>
    </style:style>
    <style:style style:name="P41" style:family="paragraph" style:parent-style-name="Text_20_body">
      <style:paragraph-properties fo:margin-top="0.101cm" fo:margin-bottom="0.101cm" fo:text-align="center" style:justify-single-word="false"/>
      <style:text-properties fo:font-size="10pt" style:font-size-asian="10pt" style:font-size-complex="10pt"/>
    </style:style>
    <style:style style:name="P42" style:family="paragraph" style:parent-style-name="Text_20_body">
      <style:paragraph-properties fo:background-color="transparent">
        <style:background-image/>
      </style:paragraph-properties>
    </style:style>
    <style:style style:name="P43" style:family="paragraph" style:parent-style-name="Text_20_body">
      <style:paragraph-properties fo:background-color="transparent">
        <style:tab-stops>
          <style:tab-stop style:position="16.999cm"/>
        </style:tab-stops>
        <style:background-image/>
      </style:paragraph-properties>
    </style:style>
    <style:style style:name="P44" style:family="paragraph" style:parent-style-name="_5b_RPG_5d__20_Táblázattartalom_20_-_20_saját_20_-_20_1">
      <style:paragraph-properties fo:background-color="transparent">
        <style:background-image/>
      </style:paragraph-properties>
      <style:text-properties style:use-window-font-color="true" style:font-name="Times New Roman" fo:font-size="10pt" fo:font-style="normal" fo:background-color="transparent" style:font-size-asian="10pt" style:font-style-asian="normal" style:font-size-complex="10pt" style:font-style-complex="normal"/>
    </style:style>
    <style:style style:name="P45" style:family="paragraph" style:parent-style-name="Text_20_body">
      <style:paragraph-properties fo:margin-left="0cm" fo:margin-right="0cm" fo:text-indent="0.199cm" style:auto-text-indent="false" fo:background-color="transparent">
        <style:background-image/>
      </style:paragraph-properties>
    </style:style>
    <style:style style:name="P46" style:family="paragraph" style:parent-style-name="Text_20_body">
      <style:paragraph-properties fo:margin-left="0cm" fo:margin-right="0cm" fo:text-indent="0.199cm" style:auto-text-indent="false" fo:background-color="transparent">
        <style:background-image/>
      </style:paragraph-properties>
      <style:text-properties fo:font-size="11pt" style:font-size-asian="11pt" style:font-size-complex="11pt"/>
    </style:style>
    <style:style style:name="P47" style:family="paragraph" style:parent-style-name="Text_20_body">
      <style:paragraph-properties fo:margin-left="0cm" fo:margin-right="0cm" fo:text-indent="0.199cm" style:auto-text-indent="false" fo:background-color="transparent">
        <style:tab-stops>
          <style:tab-stop style:position="0.75cm"/>
        </style:tab-stops>
        <style:background-image/>
      </style:paragraph-properties>
    </style:style>
    <style:style style:name="P48" style:family="paragraph" style:parent-style-name="Text_20_body">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49" style:family="paragraph" style:parent-style-name="Text_20_body">
      <style:paragraph-properties fo:margin-left="0cm" fo:margin-right="0cm" fo:margin-top="0cm" fo:margin-bottom="0.109cm" fo:text-indent="0.199cm" style:auto-text-indent="false" fo:background-color="transparent">
        <style:background-image/>
      </style:paragraph-properties>
    </style:style>
    <style:style style:name="P50" style:family="paragraph" style:parent-style-name="Text_20_body">
      <style:paragraph-properties fo:margin-left="0cm" fo:margin-right="0cm" fo:margin-top="0cm" fo:margin-bottom="0.109cm" fo:text-indent="0.199cm" style:auto-text-indent="false" fo:background-color="transparent">
        <style:tab-stops>
          <style:tab-stop style:position="0.75cm"/>
        </style:tab-stops>
        <style:background-image/>
      </style:paragraph-properties>
    </style:style>
    <style:style style:name="P51" style:family="paragraph" style:parent-style-name="_5b_RPG_5d__20_Táblázattartalom_20_1">
      <style:text-properties style:font-name="Times New Roman" fo:font-size="9pt" style:font-size-asian="9pt" style:font-size-complex="9pt"/>
    </style:style>
    <style:style style:name="P52" style:family="paragraph" style:parent-style-name="_5b_RPG_5d__20_Táblázattartalom_20_1">
      <style:paragraph-properties fo:text-align="center" style:justify-single-word="false"/>
      <style:text-properties style:font-name="Times New Roman" fo:font-size="9pt" style:font-size-asian="9pt" style:font-size-complex="9pt"/>
    </style:style>
    <style:style style:name="P53" style:family="paragraph" style:parent-style-name="_5b_RPG_5d__20_Táblázattartalom_20_1">
      <style:text-properties style:font-name="Times New Roman" fo:font-size="10pt" style:font-size-asian="10pt" style:font-size-complex="10pt"/>
    </style:style>
    <style:style style:name="P54" style:family="paragraph" style:parent-style-name="_5b_RPG_5d__20_Táblázattartalom_20_1">
      <style:paragraph-properties fo:text-align="center" style:justify-single-word="false"/>
      <style:text-properties style:font-name="Times New Roman" fo:font-size="10pt" style:font-size-asian="10pt" style:font-size-complex="10pt"/>
    </style:style>
    <style:style style:name="P55" style:family="paragraph" style:parent-style-name="_5b_RPG_5d__20_Táblázattartalom_20_1">
      <style:paragraph-properties fo:text-align="start" style:justify-single-word="false"/>
      <style:text-properties style:font-name="Times New Roman" fo:font-size="10pt" style:font-size-asian="10pt" style:font-size-complex="10pt"/>
    </style:style>
    <style:style style:name="P56" style:family="paragraph" style:parent-style-name="_5b_RPG_5d__20_Táblázattartalom_20_1">
      <style:text-properties style:font-name="Times New Roman" fo:font-size="10pt" fo:font-weight="normal" style:font-size-asian="10pt" style:font-weight-asian="normal" style:font-size-complex="10pt" style:font-weight-complex="normal"/>
    </style:style>
    <style:style style:name="P57" style:family="paragraph" style:parent-style-name="_5b_RPG_5d__20_Táblázattartalom_20_-_20_fejléc">
      <style:paragraph-properties fo:text-align="center" style:justify-single-word="false"/>
      <style:text-properties style:font-name="Times New Roman" fo:font-size="9pt" fo:background-color="transparent" style:font-size-asian="9pt" style:font-size-complex="9pt"/>
    </style:style>
    <style:style style:name="P58" style:family="paragraph" style:parent-style-name="_5b_RPG_5d__20_Táblázattartalom_20_-_20_fejléc">
      <style:paragraph-properties fo:text-align="center" style:justify-single-word="false"/>
      <style:text-properties style:font-name="Times New Roman" fo:font-size="9pt" style:font-size-asian="9pt" style:font-size-complex="9pt"/>
    </style:style>
    <style:style style:name="P59" style:family="paragraph" style:parent-style-name="_5b_RPG_5d__20_Táblázattartalom_20_-_20_fejléc">
      <style:text-properties style:font-name="Times New Roman" fo:font-size="10pt" fo:font-style="normal" style:font-size-asian="10pt" style:font-style-asian="normal" style:font-size-complex="10pt" style:font-style-complex="normal"/>
    </style:style>
    <style:style style:name="P60" style:family="paragraph" style:parent-style-name="_5b_RPG_5d__20_Táblázattartalom_20_-_20_fejléc">
      <style:text-properties style:font-name="Times New Roman" fo:font-size="10pt" style:font-size-asian="10pt" style:font-size-complex="10pt"/>
    </style:style>
    <style:style style:name="P61" style:family="paragraph" style:parent-style-name="_5b_RPG_5d__20_Táblázattartalom_20_-_20_fejléc">
      <style:text-properties style:font-name="Times New Roman" fo:font-size="11pt" style:font-size-asian="11pt" style:font-size-complex="11pt"/>
    </style:style>
    <style:style style:name="P62" style:family="paragraph" style:parent-style-name="_5b_RPG_5d__20_Táblázattartalom_20_-_20_fejléc">
      <style:text-properties style:use-window-font-color="true" style:font-name="Times New Roman" fo:font-size="10pt" style:font-size-asian="10pt" style:font-size-complex="10pt"/>
    </style:style>
    <style:style style:name="P63" style:family="paragraph" style:parent-style-name="Standard">
      <style:paragraph-properties fo:break-before="page">
        <style:tab-stops>
          <style:tab-stop style:position="18.985cm" style:type="right"/>
        </style:tab-stops>
      </style:paragraph-properties>
    </style:style>
    <style:style style:name="P64" style:family="paragraph" style:parent-style-name="Text_20_body">
      <style:paragraph-properties fo:break-before="page">
        <style:tab-stops>
          <style:tab-stop style:position="18.985cm" style:type="right"/>
        </style:tab-stops>
      </style:paragraph-properties>
    </style:style>
    <style:style style:name="P65" style:family="paragraph" style:parent-style-name="Standard">
      <style:paragraph-properties fo:margin-left="0.162cm" fo:margin-right="0cm" fo:text-indent="0cm" style:auto-text-indent="false" fo:break-before="column"/>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P66" style:family="paragraph" style:parent-style-name="Text_20_body">
      <style:paragraph-properties fo:margin-left="0.162cm" fo:margin-right="0cm" fo:text-indent="0cm" style:auto-text-indent="false" fo:break-before="column"/>
    </style:style>
    <style:style style:name="P67" style:family="paragraph" style:parent-style-name="Standard">
      <style:paragraph-properties fo:margin-left="0.162cm" fo:margin-right="0.081cm" fo:text-indent="0cm" style:auto-text-indent="false"/>
    </style:style>
    <style:style style:name="P68" style:family="paragraph" style:parent-style-name="Table_20_Contents">
      <style:paragraph-properties fo:margin-left="0.162cm" fo:margin-right="0.081cm" fo:text-indent="0cm"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top="0.101cm" fo:margin-bottom="0.21cm"/>
      <style:text-properties style:use-window-font-color="true"/>
    </style:style>
    <style:style style:name="P70" style:family="paragraph" style:parent-style-name="Text_20_body">
      <style:paragraph-properties fo:margin-left="0.203cm" fo:margin-right="0cm" fo:text-indent="0cm" style:auto-text-indent="false"/>
      <style:text-properties fo:font-size="9pt" style:font-size-asian="9pt" style:font-size-complex="9pt"/>
    </style:style>
    <style:style style:name="P71" style:family="paragraph" style:parent-style-name="Text_20_body">
      <style:paragraph-properties fo:margin-left="0.102cm" fo:margin-right="0cm" fo:margin-top="0cm" fo:margin-bottom="0.109cm" fo:text-indent="0cm" style:auto-text-indent="false"/>
      <style:text-properties fo:font-size="10pt" fo:font-weight="bold" style:font-size-asian="10pt" style:font-weight-asian="bold" style:font-size-complex="10pt" style:font-weight-complex="bold"/>
    </style:style>
    <style:style style:name="P72" style:family="paragraph" style:parent-style-name="Text_20_body">
      <style:paragraph-properties fo:margin-left="0.102cm" fo:margin-right="0cm" fo:text-indent="0cm" style:auto-text-indent="false"/>
      <style:text-properties fo:font-size="10pt" fo:font-weight="bold" style:font-size-asian="10pt" style:font-weight-asian="bold" style:font-size-complex="10pt" style:font-weight-complex="bold"/>
    </style:style>
    <style:style style:name="P73" style:family="paragraph" style:parent-style-name="Table_20_Contents">
      <style:paragraph-properties fo:margin-left="0.102cm" fo:margin-right="0cm" fo:text-indent="0cm" style:auto-text-indent="false"/>
      <style:text-properties fo:font-size="10pt" fo:font-weight="bold" style:font-size-asian="10pt" style:font-weight-asian="bold" style:font-size-complex="10pt" style:font-weight-complex="bold"/>
    </style:style>
    <style:style style:name="P74" style:family="paragraph" style:parent-style-name="Table_20_Contents">
      <style:paragraph-properties fo:margin-left="0.143cm" fo:margin-right="0cm" fo:text-indent="0cm" style:auto-text-indent="false" fo:break-before="column"/>
      <style:text-properties fo:font-size="10pt" fo:font-weight="bold" style:font-size-asian="10pt" style:font-weight-asian="bold" style:font-size-complex="10pt" style:font-weight-complex="bold"/>
    </style:style>
    <style:style style:name="P75" style:family="paragraph" style:parent-style-name="_5b_RPG_5d__20_Táblázattartalom_20_-_20_saját_20_-_20_1">
      <style:text-properties style:font-name="Times New Roman" fo:font-size="10pt" fo:font-style="normal" style:font-size-asian="10pt" style:font-style-asian="normal" style:font-size-complex="10pt" style:font-style-complex="normal"/>
    </style:style>
    <style:style style:name="P76" style:family="paragraph" style:parent-style-name="_5b_RPG_5d__20_Táblázattartalom_20_-_20_saját_20_-_20_1">
      <style:paragraph-properties fo:text-align="start" style:justify-single-word="false"/>
      <style:text-properties style:font-name="Times New Roman" fo:font-size="10pt" fo:font-style="normal" style:font-size-asian="10pt" style:font-style-asian="normal" style:font-size-complex="10pt" style:font-style-complex="normal"/>
    </style:style>
    <style:style style:name="P77" style:family="paragraph" style:parent-style-name="_5b_RPG_5d__20_Táblázattartalom_20_-_20_saját_20_-_20_1">
      <style:text-properties style:font-name="Times New Roman" fo:font-size="10pt" fo:font-style="normal" fo:background-color="transparent" style:font-size-asian="10pt" style:font-style-asian="normal" style:font-size-complex="10pt" style:font-style-complex="normal"/>
    </style:style>
    <style:style style:name="P78" style:family="paragraph" style:parent-style-name="_5b_RPG_5d__20_Táblázattartalom_20_-_20_saját_20_-_20_1">
      <style:paragraph-properties fo:text-align="start" style:justify-single-word="false"/>
      <style:text-properties style:font-name="Times New Roman" fo:font-size="10pt" fo:font-style="normal" fo:background-color="transparent" style:font-size-asian="10pt" style:font-style-asian="normal" style:font-size-complex="10pt" style:font-style-complex="normal"/>
    </style:style>
    <style:style style:name="P79" style:family="paragraph" style:parent-style-name="_5b_RPG_5d__20_Táblázattartalom_20_-_20_saját_20_-_20_1">
      <style:text-properties style:font-name="Times New Roman" fo:font-size="10pt" fo:font-style="normal" fo:background-color="#ffff66" style:font-size-asian="10pt" style:font-style-asian="normal" style:font-size-complex="10pt" style:font-style-complex="normal"/>
    </style:style>
    <style:style style:name="P80" style:family="paragraph" style:parent-style-name="_5b_RPG_5d__20_Táblázattartalom_20_-_20_saját_20_-_20_1">
      <style:paragraph-properties fo:text-align="start" style:justify-single-word="false"/>
      <style:text-properties style:font-name="Times New Roman" fo:font-size="10pt" fo:font-style="normal" fo:background-color="#ffff66" style:font-size-asian="10pt" style:font-style-asian="normal" style:font-size-complex="10pt" style:font-style-complex="normal"/>
    </style:style>
    <style:style style:name="P81" style:family="paragraph" style:parent-style-name="_5b_RPG_5d__20_Táblázattartalom_20_-_20_saját_20_-_20_1">
      <style:text-properties style:font-name="Times New Roman" fo:font-size="10pt" fo:font-style="normal" fo:background-color="#ff0000" style:font-size-asian="10pt" style:font-style-asian="normal" style:font-size-complex="10pt" style:font-style-complex="normal"/>
    </style:style>
    <style:style style:name="P82" style:family="paragraph" style:parent-style-name="Standard">
      <style:paragraph-properties fo:margin-left="0cm" fo:margin-right="0.081cm" fo:text-indent="0cm" style:auto-text-indent="false"/>
    </style:style>
    <style:style style:name="P83" style:family="paragraph" style:parent-style-name="Text_20_body">
      <style:paragraph-properties fo:text-align="center" style:justify-single-word="false"/>
    </style:style>
    <style:style style:name="P84" style:family="paragraph" style:parent-style-name="Text_20_body">
      <style:text-properties style:font-name="Times New Roman" fo:font-size="10pt" style:font-size-asian="10pt" style:font-size-complex="10pt"/>
    </style:style>
    <style:style style:name="P85" style:family="paragraph" style:parent-style-name="Text_20_body">
      <style:paragraph-properties fo:text-align="center" style:justify-single-word="false"/>
      <style:text-properties style:font-name="Times New Roman" fo:font-size="10pt" style:font-size-asian="10pt" style:font-size-complex="10pt"/>
    </style:style>
    <style:style style:name="P86" style:family="paragraph" style:parent-style-name="Text_20_body">
      <style:paragraph-properties fo:text-align="center" style:justify-single-word="false"/>
      <style:text-properties fo:font-weight="bold" style:font-weight-asian="bold" style:font-weight-complex="bold"/>
    </style:style>
    <style:style style:name="P87" style:family="paragraph" style:parent-style-name="Text_20_body">
      <style:text-properties fo:font-style="normal" style:font-style-asian="normal" style:font-style-complex="normal"/>
    </style:style>
    <style:style style:name="P88" style:family="paragraph" style:parent-style-name="Text_20_body">
      <style:text-properties fo:font-size="9pt" style:font-size-asian="9pt" style:font-size-complex="9pt"/>
    </style:style>
    <style:style style:name="P89" style:family="paragraph" style:parent-style-name="Text_20_body">
      <style:paragraph-properties fo:break-before="column"/>
    </style:style>
    <style:style style:name="P90" style:family="paragraph" style:parent-style-name="Text_20_body">
      <style:paragraph-properties fo:text-align="center" style:justify-single-word="false" fo:break-before="column"/>
      <style:text-properties fo:font-weight="bold" style:font-weight-asian="bold" style:font-weight-complex="bold"/>
    </style:style>
    <style:style style:name="P91" style:family="paragraph" style:parent-style-name="Text_20_body" style:master-page-name="">
      <style:paragraph-properties fo:margin-top="0cm" fo:margin-bottom="0.109cm" style:page-number="auto"/>
      <style:text-properties fo:font-size="7pt" style:font-size-asian="7pt" style:font-size-complex="7pt"/>
    </style:style>
    <style:style style:name="P92" style:family="paragraph" style:parent-style-name="Text_20_body">
      <style:paragraph-properties fo:margin-top="0cm" fo:margin-bottom="0.101cm"/>
    </style:style>
    <style:style style:name="P93" style:family="paragraph" style:parent-style-name="Text_20_body" style:list-style-name="L2"/>
    <style:style style:name="P94" style:family="paragraph" style:parent-style-name="Text_20_body" style:list-style-name="L6">
      <style:text-properties fo:font-size="12pt" style:font-size-asian="12pt" style:font-size-complex="12pt"/>
    </style:style>
    <style:style style:name="P95" style:family="paragraph" style:parent-style-name="Text_20_body" style:list-style-name="L1">
      <style:paragraph-properties fo:margin-top="0cm" fo:margin-bottom="0.101cm"/>
    </style:style>
    <style:style style:name="P96" style:family="paragraph" style:parent-style-name="Text_20_body" style:list-style-name="L5">
      <style:paragraph-properties fo:margin-left="0.102cm" fo:margin-right="0cm" fo:margin-top="0cm" fo:margin-bottom="0.109cm" fo:text-indent="0cm" style:auto-text-indent="false"/>
      <style:text-properties fo:font-size="10pt" style:font-size-asian="10pt" style:font-size-complex="10pt"/>
    </style:style>
    <style:style style:name="P97" style:family="paragraph" style:parent-style-name="Text_20_body" style:list-style-name="L5">
      <style:paragraph-properties fo:margin-left="0.102cm" fo:margin-right="0cm" fo:margin-top="0cm" fo:margin-bottom="0.109cm" fo:text-indent="0cm" style:auto-text-indent="false"/>
      <style:text-properties fo:font-size="10pt" fo:font-weight="bold" style:font-size-asian="10pt" style:font-weight-asian="bold" style:font-size-complex="10pt" style:font-weight-complex="bold"/>
    </style:style>
    <style:style style:name="P98" style:family="paragraph" style:parent-style-name="Text_20_body" style:list-style-name="L8">
      <style:paragraph-properties fo:margin-left="1.251cm" fo:margin-right="0cm" fo:text-indent="0cm" style:auto-text-indent="false"/>
    </style:style>
    <style:style style:name="P99" style:family="paragraph" style:parent-style-name="Text_20_body" style:list-style-name="L7">
      <style:paragraph-properties fo:margin-left="1.251cm" fo:margin-right="0cm" fo:text-indent="0cm" style:auto-text-indent="false"/>
    </style:style>
    <style:style style:name="P100" style:family="paragraph" style:parent-style-name="Text_20_body">
      <style:paragraph-properties fo:margin-left="0cm" fo:margin-right="0cm" fo:text-indent="0.199cm" style:auto-text-indent="false" fo:background-color="transparent">
        <style:background-image/>
      </style:paragraph-properties>
      <style:text-properties fo:font-size="11pt" style:font-size-asian="11pt" style:font-size-complex="11pt"/>
    </style:style>
    <style:style style:name="P101" style:family="paragraph" style:parent-style-name="Text_20_body" style:list-style-name="L9">
      <style:paragraph-properties fo:margin-left="0cm" fo:margin-right="0cm" fo:text-indent="0.199cm" style:auto-text-indent="false" fo:background-color="transparent">
        <style:background-image/>
      </style:paragraph-properties>
      <style:text-properties fo:font-size="11pt" style:font-size-asian="11pt" style:font-size-complex="11pt"/>
    </style:style>
    <style:style style:name="P102" style:family="paragraph" style:parent-style-name="Text_20_body" style:list-style-name="L11">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103" style:family="paragraph" style:parent-style-name="Text_20_body" style:list-style-name="L12">
      <style:paragraph-properties fo:margin-left="0cm" fo:margin-right="0cm" fo:margin-top="0cm" fo:margin-bottom="0cm" fo:text-indent="0.199cm" style:auto-text-indent="false" fo:background-color="transparent">
        <style:background-image/>
      </style:paragraph-properties>
      <style:text-properties style:use-window-font-color="true"/>
    </style:style>
    <style:style style:name="P104" style:family="paragraph" style:parent-style-name="Text_20_body" style:list-style-name="L10">
      <style:paragraph-properties fo:margin-top="0cm" fo:margin-bottom="0.011cm"/>
      <style:text-properties style:use-window-font-color="true"/>
    </style:style>
    <style:style style:name="P105" style:family="paragraph" style:parent-style-name="Text_20_body" style:list-style-name="L10">
      <style:paragraph-properties fo:margin-top="0cm" fo:margin-bottom="0.011cm" fo:background-color="transparent">
        <style:background-image/>
      </style:paragraph-properties>
      <style:text-properties style:use-window-font-color="true"/>
    </style:style>
    <style:style style:name="P106" style:family="paragraph" style:parent-style-name="Text_20_body">
      <style:paragraph-properties fo:background-color="transparent">
        <style:tab-stops>
          <style:tab-stop style:position="16.999cm"/>
        </style:tab-stops>
        <style:background-image/>
      </style:paragraph-properties>
    </style:style>
    <style:style style:name="P107" style:family="paragraph" style:parent-style-name="Standard" style:list-style-name="L3"/>
    <style:style style:name="P108" style:family="paragraph" style:parent-style-name="Standard" style:list-style-name="L7"/>
    <style:style style:name="P109" style:family="paragraph" style:parent-style-name="Standard" style:list-style-name="L3">
      <style:paragraph-properties fo:margin-left="1.251cm" fo:margin-right="0cm" fo:text-indent="0cm" style:auto-text-indent="false"/>
    </style:style>
    <style:style style:name="P110" style:family="paragraph" style:parent-style-name="Table_20_Contents" style:list-style-name="L4">
      <style:paragraph-properties fo:margin-top="0cm" fo:margin-bottom="0cm"/>
    </style:style>
    <style:style style:name="P111" style:family="paragraph" style:parent-style-name="_5b_RPG_5d__20_Táblázattartalom_20_-_20_saját_20_-_20_1" style:list-style-name="L13">
      <style:paragraph-properties fo:text-align="start" style:justify-single-word="false"/>
      <style:text-properties style:font-name="Times New Roman" fo:font-size="10pt" fo:font-style="normal" style:font-size-asian="10pt" style:font-style-asian="normal" style:font-size-complex="10pt" style:font-style-complex="normal"/>
    </style:style>
    <style:style style:name="P112"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style:style>
    <style:style style:name="T3" style:family="text">
      <style:text-properties fo:font-weight="normal" style:font-weight-asian="normal" style:font-weight-complex="normal"/>
    </style:style>
    <style:style style:name="T4" style:family="text">
      <style:text-properties style:use-window-font-color="true"/>
    </style:style>
    <style:style style:name="T5" style:family="text">
      <style:text-properties style:use-window-font-color="true" style:font-name="OpenSymbol" fo:font-size="11pt" fo:font-weight="normal" style:font-name-asian="OpenSymbol" style:font-size-asian="11pt" style:font-weight-asian="normal" style:font-name-complex="OpenSymbol" style:font-size-complex="11pt" style:font-weight-complex="normal"/>
    </style:style>
    <style:style style:name="T6" style:family="text">
      <style:text-properties style:use-window-font-color="true" fo:font-size="11pt" fo:font-weight="normal" style:font-size-asian="11pt" style:font-weight-asian="normal" style:font-size-complex="11pt" style:font-weight-complex="normal"/>
    </style:style>
    <style:style style:name="T7" style:family="text">
      <style:text-properties style:use-window-font-color="true" fo:font-weight="bold" style:font-weight-asian="bold" style:font-weight-complex="bold"/>
    </style:style>
    <style:style style:name="T8" style:family="text">
      <style:text-properties style:use-window-font-color="true" fo:font-weight="normal" style:font-weight-asian="normal" style:font-weight-complex="normal"/>
    </style:style>
    <style:style style:name="T9" style:family="text">
      <style:text-properties style:use-window-font-color="true" fo:font-size="8pt" fo:font-weight="bold" style:font-size-asian="8pt" style:font-weight-asian="bold" style:font-size-complex="8pt" style:font-weight-complex="bold"/>
    </style:style>
    <style:style style:name="T10" style:family="text">
      <style:text-properties style:use-window-font-color="true" style:text-underline-style="solid" style:text-underline-width="auto" style:text-underline-color="font-color" fo:font-weight="bold" style:font-weight-asian="bold" style:font-weight-complex="bold"/>
    </style:style>
    <style:style style:name="T11" style:family="text">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T12" style:family="text">
      <style:text-properties style:use-window-font-color="true" fo:font-size="10pt" fo:font-weight="bold" fo:background-color="transparent" style:font-size-asian="10pt" style:font-weight-asian="bold" style:font-size-complex="10pt" style:font-weight-complex="bold"/>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size="9pt" fo:font-weight="normal" style:font-size-asian="9pt" style:font-weight-asian="normal" style:font-size-complex="9pt" style:font-weight-complex="normal"/>
    </style:style>
    <style:style style:name="T16" style:family="text">
      <style:text-properties fo:font-size="9pt" style:font-size-asian="9pt" style:font-size-complex="9pt"/>
    </style:style>
    <style:style style:name="T17" style:family="text">
      <style:text-properties fo:font-size="9pt" style:text-underline-style="none" fo:font-weight="normal" style:font-size-asian="9pt" style:font-weight-asian="normal" style:font-size-complex="9pt" style:font-weight-complex="normal"/>
    </style:style>
    <style:style style:name="T18"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Times New Roman" fo:font-size="10pt" fo:font-style="normal" fo:font-weight="bold" style:font-size-asian="10pt" style:font-style-asian="normal" style:font-weight-asian="bold" style:font-size-complex="10pt" style:font-style-complex="normal" style:font-weight-complex="bold"/>
    </style:style>
    <style:style style:name="T20" style:family="text">
      <style:text-properties style:font-name="Times New Roman" fo:font-size="11pt" fo:font-style="normal" style:text-underline-style="none" fo:font-weight="bold" style:font-size-asian="11pt" style:font-style-asian="normal" style:font-weight-asian="bold" style:font-size-complex="11pt" style:font-style-complex="normal" style:font-weight-complex="bold"/>
    </style:style>
    <style:style style:name="T21" style:family="text">
      <style:text-properties style:font-name="Times New Roman" fo:font-size="11pt" fo:font-weight="normal" style:font-size-asian="11pt" style:font-weight-asian="normal" style:font-size-complex="11pt" style:font-weight-complex="normal"/>
    </style:style>
    <style:style style:name="T22" style:family="text">
      <style:text-properties style:font-name="Times New Roman" fo:font-size="11pt" fo:font-weight="bold" style:font-size-asian="11pt" style:font-weight-asian="bold" style:font-size-complex="11pt" style:font-weight-complex="bold"/>
    </style:style>
    <style:style style:name="T23" style:family="text">
      <style:text-properties style:font-name="Times New Roman" fo:font-style="normal" fo:font-weight="normal" style:font-style-asian="normal" style:font-weight-asian="normal" style:font-style-complex="normal" style:font-weight-complex="normal"/>
    </style:style>
    <style:style style:name="T24" style:family="text">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T25" style:family="text">
      <style:text-properties style:font-name="Times New Roman" fo:font-style="normal" style:text-underline-style="solid" style:text-underline-width="auto" style:text-underline-color="font-color" fo:font-weight="normal" style:font-style-asian="normal" style:font-weight-asian="normal" style:font-style-complex="normal" style:font-weight-complex="normal"/>
    </style:style>
    <style:style style:name="T26" style:family="text">
      <style:text-properties style:font-name="Times New Roman" fo:font-size="9pt" fo:font-style="normal" fo:font-weight="normal" style:font-size-asian="9pt" style:font-style-asian="normal" style:font-weight-asian="normal" style:font-size-complex="9pt" style:font-style-complex="normal" style:font-weight-complex="normal"/>
    </style:style>
    <style:style style:name="T27" style:family="text">
      <style:text-properties style:font-name="Times New Roman" fo:font-size="8pt" fo:font-style="normal" style:text-underline-style="none" fo:font-weight="normal" style:font-size-asian="8pt" style:font-style-asian="normal" style:font-weight-asian="normal" style:font-size-complex="8pt" style:font-style-complex="normal" style:font-weight-complex="normal"/>
    </style:style>
    <style:style style:name="T28" style:family="text">
      <style:text-properties style:font-name="Times New Roman" fo:font-size="8pt"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T29" style:family="text">
      <style:text-properties style:font-name="Times New Roman" fo:font-size="12pt"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style:style style:name="T30" style:family="text">
      <style:text-properties style:font-name="OpenSymbol" fo:font-size="11pt" fo:font-weight="normal" style:font-name-asian="OpenSymbol" style:font-size-asian="11pt" style:font-weight-asian="normal" style:font-name-complex="OpenSymbol" style:font-size-complex="11pt" style:font-weight-complex="normal"/>
    </style:style>
    <style:style style:name="T31" style:family="text">
      <style:text-properties fo:color="#000000" fo:font-size="11pt" fo:font-weight="normal" style:font-size-asian="11pt" style:font-weight-asian="normal" style:font-size-complex="11pt" style:font-weight-complex="normal"/>
    </style:style>
    <style:style style:name="T32" style:family="text">
      <style:text-properties fo:font-size="11pt" fo:font-weight="bold" style:font-size-asian="11pt" style:font-weight-asian="bold" style:font-size-complex="11pt" style:font-weight-complex="bold"/>
    </style:style>
    <style:style style:name="T33" style:family="text">
      <style:text-properties fo:font-size="11pt" fo:font-weight="normal" style:font-size-asian="11pt" style:font-weight-asian="normal" style:font-size-complex="11pt" style:font-weight-complex="normal"/>
    </style:style>
    <style:style style:name="T34" style:family="text">
      <style:text-properties fo:font-size="11pt" fo:font-weight="normal" fo:background-color="#ffffcc" style:font-size-asian="11pt" style:font-weight-asian="normal" style:font-size-complex="11pt" style:font-weight-complex="normal"/>
    </style:style>
    <style:style style:name="T35" style:family="text">
      <style:text-properties fo:font-size="11pt" style:font-size-asian="11pt" style:font-size-complex="11pt"/>
    </style:style>
    <style:style style:name="T36" style:family="text">
      <style:text-properties style:text-underline-style="none"/>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bold" style:font-weight-asian="bold" style:font-weight-complex="bold"/>
    </style:style>
    <style:style style:name="T39" style:family="text">
      <style:text-properties fo:background-color="#ff0000"/>
    </style:style>
    <style:style style:name="T40" style:family="text">
      <style:text-properties style:text-underline-style="solid" style:text-underline-width="auto" style:text-underline-color="font-color"/>
    </style:style>
    <style:style style:name="T41" style:family="text">
      <style:text-properties fo:background-color="transparent"/>
    </style:style>
    <style:style style:name="T42" style:family="text">
      <style:text-properties fo:font-size="6pt" fo:font-weight="bold" style:font-size-asian="6pt" style:font-weight-asian="bold" style:font-size-complex="6pt" style:font-weight-complex="bold"/>
    </style:style>
    <style:style style:name="T43" style:family="text">
      <style:text-properties fo:background-color="#ffff66"/>
    </style:style>
    <style:style style:name="T44" style:family="text">
      <style:text-properties style:font-name="DejaVu Sans" fo:font-weight="normal" style:font-name-asian="DejaVu Sans" style:font-weight-asian="normal" style:font-name-complex="DejaVu Sans" style:font-weight-complex="normal"/>
    </style:style>
    <style:style style:name="T45" style:family="text">
      <style:text-properties style:font-name="DejaVu Sans" fo:font-size="8pt" fo:font-style="normal" style:text-underline-style="none" fo:font-weight="normal" style:font-name-asian="DejaVu Sans" style:font-size-asian="8pt" style:font-style-asian="normal" style:font-weight-asian="normal" style:font-name-complex="DejaVu Sans" style:font-size-complex="8pt" style:font-style-complex="normal" style:font-weight-complex="normal"/>
    </style:style>
    <style:style style:name="T46" style:family="text">
      <style:text-properties fo:language="hu" fo:country="HU"/>
    </style:style>
    <style:style style:name="T47"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8" style:family="text">
      <style:text-properties fo:font-size="12pt" style:text-underline-style="none" fo:font-weight="bold" style:font-size-asian="12pt" style:font-weight-asian="bold" style:font-size-complex="12pt" style:font-weight-complex="bold"/>
    </style:style>
    <style:style style:name="T49" style:family="text">
      <style:text-properties fo:font-size="7pt" style:font-size-asian="7pt" style:font-size-complex="7pt"/>
    </style:style>
    <style:style style:name="T50" style:family="text">
      <style:text-properties style:text-position="super 58%" style:font-name="Times New Roman" fo:font-size="12pt" fo:font-style="normal" style:text-underline-style="none" fo:font-weight="bold" style:font-name-asian="DejaVu Sans1" style:font-size-asian="12pt" style:font-style-asian="normal" style:font-weight-asian="bold" style:font-name-complex="DejaVu Sans1" style:font-size-complex="12pt" style:font-style-complex="normal" style:font-weight-complex="bold"/>
    </style:style>
    <style:style style:name="T5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2" style:family="text">
      <style:text-properties fo:font-size="14pt" style:text-underline-style="none" fo:font-weight="bold" style:font-size-asian="14pt" style:font-weight-asian="bold" style:font-size-complex="14pt" style:font-weight-complex="bold"/>
    </style:style>
    <style:style style:name="T53" style:family="text">
      <style:text-properties fo:font-size="10.5pt" style:font-size-asian="10.5pt" style:font-size-complex="10.5pt"/>
    </style:style>
    <style:style style:name="Sect1" style:family="section">
      <style:section-properties text:dont-balance-text-columns="true" style:editable="false">
        <style:columns fo:column-count="2">
          <style:column style:rel-width="4422*" fo:start-indent="0cm" fo:end-indent="0cm"/>
          <style:column style:rel-width="6350*" fo:start-indent="0cm" fo:end-indent="0cm"/>
        </style:columns>
      </style:section-properties>
    </style:style>
    <style:style style:name="Sect2" style:family="section">
      <style:section-properties text:dont-balance-text-columns="true" style:editable="false">
        <style:columns fo:column-count="2">
          <style:column style:rel-width="22345*" fo:start-indent="0cm" fo:end-indent="0.168cm"/>
          <style:column style:rel-width="43190*" fo:start-indent="0.168cm" fo:end-indent="0cm"/>
        </style:columns>
      </style:section-properties>
    </style:style>
    <style:style style:name="Sect3" style:family="section">
      <style:section-properties text:dont-balance-text-columns="true" style:editable="false">
        <style:columns fo:column-count="3" fo:column-gap="0.099cm">
          <style:column-sep style:width="0.002cm" style:color="#000000" style:height="100%"/>
          <style:column style:rel-width="21845*" fo:start-indent="0cm" fo:end-indent="0.049cm"/>
          <style:column style:rel-width="21845*" fo:start-indent="0.049cm" fo:end-indent="0.049cm"/>
          <style:column style:rel-width="21845*" fo:start-indent="0.049cm" fo:end-indent="0cm"/>
        </style:columns>
      </style:section-properties>
    </style:style>
    <style:style style:name="Sect4" style:family="section">
      <style:section-properties text:dont-balance-text-columns="true" style:editable="false">
        <style:columns fo:column-count="3">
          <style:column-sep style:width="0.002cm" style:color="#000000" style:height="100%"/>
          <style:column style:rel-width="2732*" fo:start-indent="0cm" fo:end-indent="0.049cm"/>
          <style:column style:rel-width="3266*" fo:start-indent="0.049cm" fo:end-indent="0.049cm"/>
          <style:column style:rel-width="4774*" fo:start-indent="0.049cm" fo:end-indent="0cm"/>
        </style:columns>
      </style:section-properties>
    </style:style>
    <style:style style:name="Sect5" style:family="section">
      <style:section-properties text:dont-balance-text-columns="true" style:editable="false">
        <style:columns fo:column-count="2">
          <style:column style:rel-width="3237*" fo:start-indent="0cm" fo:end-indent="0cm"/>
          <style:column style:rel-width="7535*" fo:start-indent="0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min-label-width="0.3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24cm" text:min-label-width="0.24cm"/>
        <style:text-properties style:font-name="StarSymbol1"/>
      </text:list-level-style-bullet>
      <text:list-level-style-bullet text:level="2" text:style-name="Bullet_20_Symbols" style:num-suffix="." text:bullet-char="•">
        <style:list-level-properties text:space-before="0.72cm" text:min-label-width="0.139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341cm" text:min-label-width="0.439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min-label-width="0.6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min-label-width="0.6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min-label-width="0.64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0.2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19cm" text:min-label-width="0.191cm"/>
        <style:text-properties style:font-name="StarSymbol1"/>
      </text:list-level-style-bullet>
      <text:list-level-style-bullet text:level="2" text:style-name="Bullet_20_Symbols" style:num-suffix="." text:bullet-char="•">
        <style:list-level-properties text:space-before="0.381cm" text:min-label-width="0.191cm"/>
        <style:text-properties style:font-name="StarSymbol1"/>
      </text:list-level-style-bullet>
      <text:list-level-style-bullet text:level="3" text:style-name="Bullet_20_Symbols" style:num-suffix="." text:bullet-char="•">
        <style:list-level-properties text:space-before="0.571cm" text:min-label-width="0.191cm"/>
        <style:text-properties style:font-name="StarSymbol1"/>
      </text:list-level-style-bullet>
      <text:list-level-style-bullet text:level="4" text:style-name="Bullet_20_Symbols" style:num-suffix="." text:bullet-char="•">
        <style:list-level-properties text:space-before="0.762cm" text:min-label-width="0.191cm"/>
        <style:text-properties style:font-name="StarSymbol1"/>
      </text:list-level-style-bullet>
      <text:list-level-style-bullet text:level="5" text:style-name="Bullet_20_Symbols" style:num-suffix="." text:bullet-char="•">
        <style:list-level-properties text:space-before="0.952cm" text:min-label-width="0.191cm"/>
        <style:text-properties style:font-name="StarSymbol1"/>
      </text:list-level-style-bullet>
      <text:list-level-style-bullet text:level="6" text:style-name="Bullet_20_Symbols" style:num-suffix="." text:bullet-char="•">
        <style:list-level-properties text:space-before="1.143cm" text:min-label-width="0.191cm"/>
        <style:text-properties style:font-name="StarSymbol1"/>
      </text:list-level-style-bullet>
      <text:list-level-style-bullet text:level="7" text:style-name="Bullet_20_Symbols" style:num-suffix="." text:bullet-char="•">
        <style:list-level-properties text:space-before="1.333cm" text:min-label-width="0.191cm"/>
        <style:text-properties style:font-name="StarSymbol1"/>
      </text:list-level-style-bullet>
      <text:list-level-style-bullet text:level="8" text:style-name="Bullet_20_Symbols" style:num-suffix="." text:bullet-char="•">
        <style:list-level-properties text:space-before="1.524cm" text:min-label-width="0.191cm"/>
        <style:text-properties style:font-name="StarSymbol1"/>
      </text:list-level-style-bullet>
      <text:list-level-style-bullet text:level="9" text:style-name="Bullet_20_Symbols" style:num-suffix="." text:bullet-char="•">
        <style:list-level-properties text:space-before="1.714cm" text:min-label-width="0.191cm"/>
        <style:text-properties style:font-name="StarSymbol1"/>
      </text:list-level-style-bullet>
      <text:list-level-style-bullet text:level="10" text:style-name="Bullet_20_Symbols" style:num-suffix="." text:bullet-char="•">
        <style:list-level-properties text:space-before="1.905cm" text:min-label-width="0.191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_5b_RPG_5d__20_Kiemelt_20_kifejezés"><text:span text:style-name="T52">Tulajdonságpróba</text:span></text:span></text:h>
      <text:section text:style-name="Sect1" text:name="Szakasz4">
        <table:table table:name="Táblázat19" table:style-name="Táblázat19">
          <table:table-column table:style-name="Táblázat19.A"/>
          <table:table-column table:style-name="Táblázat19.B"/>
          <table:table-header-rows>
            <table:table-row>
              <table:table-cell table:style-name="Táblázat19.A1" table:number-columns-spanned="2" office:value-type="string">
                <text:p text:style-name="P85">Tulajdonságpróba célszámai <text:line-break/>(dobás k6-al)</text:p>
              </table:table-cell>
              <table:covered-table-cell/>
            </table:table-row>
          </table:table-header-rows>
          <table:table-row>
            <table:table-cell table:style-name="Táblázat19.A2" office:value-type="string">
              <text:p text:style-name="P84">Könnyű</text:p>
            </table:table-cell>
            <table:table-cell table:style-name="Táblázat19.B2" office:value-type="string">
              <text:p text:style-name="P85">4</text:p>
            </table:table-cell>
          </table:table-row>
          <table:table-row>
            <table:table-cell table:style-name="Táblázat19.A3" office:value-type="string">
              <text:p text:style-name="P84">Átlagos</text:p>
            </table:table-cell>
            <table:table-cell table:style-name="Táblázat19.B2" office:value-type="string">
              <text:p text:style-name="P85">5</text:p>
            </table:table-cell>
          </table:table-row>
          <table:table-row>
            <table:table-cell table:style-name="Táblázat19.A3" office:value-type="string">
              <text:p text:style-name="P84">Nehéz</text:p>
            </table:table-cell>
            <table:table-cell table:style-name="Táblázat19.B2" office:value-type="string">
              <text:p text:style-name="P85">6</text:p>
            </table:table-cell>
          </table:table-row>
          <table:table-row>
            <table:table-cell table:style-name="Táblázat19.A3" office:value-type="string">
              <text:p text:style-name="P84">Nagyon nehéz</text:p>
            </table:table-cell>
            <table:table-cell table:style-name="Táblázat19.B2" office:value-type="string">
              <text:p text:style-name="P85">7</text:p>
            </table:table-cell>
          </table:table-row>
          <table:table-row>
            <table:table-cell table:style-name="Táblázat19.A2" office:value-type="string">
              <text:p text:style-name="P84">Rendkívül nehéz </text:p>
            </table:table-cell>
            <table:table-cell table:style-name="Táblázat19.B2" office:value-type="string">
              <text:p text:style-name="P85">8</text:p>
            </table:table-cell>
          </table:table-row>
          <table:table-row>
            <table:table-cell table:style-name="Táblázat19.A2" office:value-type="string">
              <text:p text:style-name="P84">Emberfeletti</text:p>
            </table:table-cell>
            <table:table-cell table:style-name="Táblázat19.B2" office:value-type="string">
              <text:p text:style-name="P85">9</text:p>
            </table:table-cell>
          </table:table-row>
        </table:table>
        <text:p text:style-name="Standard"/>
        <text:p text:style-name="P90"/>
        <text:p text:style-name="P86">Ellenpróba</text:p>
        <text:p text:style-name="P83">(Tulajdonság + k6) <text:s text:c="2"/><text:span text:style-name="T1">vs</text:span> <text:s text:c="2"/>(Tulajdonság + k6)</text:p>
        <text:p text:style-name="P86"><text:line-break/>Összetett próba</text:p>
        <text:p text:style-name="P87">Pl. folyamatos egyensúlyozás órákon keresztül nem dönthető el 1db Ügyességpróbával. <text:s/>Ilyenkor a játékos dob egy próbát az indokolt maximális nehézségre (pl. „Nagyon nehéz” (Célszám:7)) </text:p>
        <text:p text:style-name="P87">Ezután dob több (a KM dönti el, hány) próbát <text:span text:style-name="T1">1 fokozattal alacsonyabb nehézség ellen</text:span>. Pl. (2db Nehéz próbát).</text:p>
      </text:section>
      <text:h text:style-name="Heading_20_1" text:outline-level="1"><text:span text:style-name="_5b_RPG_5d__20_Kiemelt_20_kifejezés"><text:span text:style-name="T52">Képzettségpróba</text:span></text:span></text:h>
      <text:p text:style-name="Text_20_body">A KM meghatározza, hogy az adott próbához melyik <text:span text:style-name="T1">Tulajdonság ÉS Képzettség</text:span> kell és azzal dobat.</text:p>
      <table:table table:name="Táblázat14" table:style-name="Táblázat14">
        <table:table-column table:style-name="Táblázat14.A"/>
        <table:table-header-rows>
          <table:table-row>
            <table:table-cell table:style-name="Táblázat14.A1" office:value-type="string">
              <text:p text:style-name="P23">Tulajdonság + Képzettség + k10 <text:s text:c="2"/><text:span text:style-name="T1">vs.</text:span> <text:s/>Célszám</text:p>
            </table:table-cell>
          </table:table-row>
        </table:table-header-rows>
      </table:table>
      <text:p text:style-name="P88">Ha több Tulajdonság is szerepet játszik, akkor a szükséges Tulajdonságok átlagával kell számolni.</text:p>
      <text:section text:style-name="Sect2" text:name="Képzettség_célszámok">
        <table:table table:name="Táblázat15" table:style-name="Táblázat15">
          <table:table-column table:style-name="Táblázat15.A"/>
          <table:table-column table:style-name="Táblázat15.B"/>
          <table:table-header-rows>
            <table:table-row>
              <table:table-cell table:style-name="Táblázat15.A1" table:number-columns-spanned="2" office:value-type="string">
                <text:p text:style-name="P21">Képzettségpróba célszámai <text:line-break/>(dobás k10-el)</text:p>
              </table:table-cell>
              <table:covered-table-cell/>
            </table:table-row>
          </table:table-header-rows>
          <table:table-row>
            <table:table-cell table:style-name="Táblázat15.A2" office:value-type="string">
              <text:p text:style-name="P40">Könnyű</text:p>
            </table:table-cell>
            <table:table-cell table:style-name="Táblázat15.B2" office:value-type="string">
              <text:p text:style-name="P41">6</text:p>
            </table:table-cell>
          </table:table-row>
          <table:table-row>
            <table:table-cell table:style-name="Táblázat15.A3" office:value-type="string">
              <text:p text:style-name="P40">Átlagos</text:p>
            </table:table-cell>
            <table:table-cell table:style-name="Táblázat15.B2" office:value-type="string">
              <text:p text:style-name="P41">9</text:p>
            </table:table-cell>
          </table:table-row>
          <table:table-row>
            <table:table-cell table:style-name="Táblázat15.A3" office:value-type="string">
              <text:p text:style-name="P40">Nehéz</text:p>
            </table:table-cell>
            <table:table-cell table:style-name="Táblázat15.B2" office:value-type="string">
              <text:p text:style-name="P41">12</text:p>
            </table:table-cell>
          </table:table-row>
          <table:table-row>
            <table:table-cell table:style-name="Táblázat15.A3" office:value-type="string">
              <text:p text:style-name="P40">Nagyon nehéz</text:p>
            </table:table-cell>
            <table:table-cell table:style-name="Táblázat15.B2" office:value-type="string">
              <text:p text:style-name="P41">15</text:p>
            </table:table-cell>
          </table:table-row>
          <table:table-row>
            <table:table-cell table:style-name="Táblázat15.A2" office:value-type="string">
              <text:p text:style-name="P40">Rendkívül nehéz </text:p>
            </table:table-cell>
            <table:table-cell table:style-name="Táblázat15.B2" office:value-type="string">
              <text:p text:style-name="P41">18</text:p>
            </table:table-cell>
          </table:table-row>
          <table:table-row>
            <table:table-cell table:style-name="Táblázat15.A2" office:value-type="string">
              <text:p text:style-name="P40">Emberfeletti</text:p>
            </table:table-cell>
            <table:table-cell table:style-name="Táblázat15.B2" office:value-type="string">
              <text:p text:style-name="P41">21</text:p>
            </table:table-cell>
          </table:table-row>
        </table:table>
        <text:p text:style-name="P89">Példa:</text:p>
        <text:p text:style-name="Text_20_body">Fel kell mászni a várfalra. Ehhez az Ügyesség Tulajdonság szükséges és a Mászás Képzettség. Legyen a példánkban szereplő karakter Ügyességének értéke: 2, a Mászása pedig 5.</text:p>
        <text:p text:style-name="P42">Tegyük fel, hogy a várfal igen sima, alig néhány kiszögelés tarkítja (<text:span text:style-name="T2">Nagyon nehéz</text:span><text:span text:style-name="T41"> </text:span>próba). Ekkor: </text:p>
        <table:table table:name="Táblázat16" table:style-name="Táblázat16">
          <table:table-column table:style-name="Táblázat16.A"/>
          <table:table-header-rows>
            <table:table-row>
              <table:table-cell table:style-name="Táblázat16.A1" office:value-type="string">
                <text:p text:style-name="P12">2 (Ügyesség) + 5 (Mászás) + k10 <text:s text:c="2"/><text:span text:style-name="T1">vs. </text:span><text:s/>15 (Nagyon nehéz)</text:p>
              </table:table-cell>
            </table:table-row>
          </table:table-header-rows>
        </table:table>
        <text:p text:style-name="P91"><text:s/></text:p>
        <text:p text:style-name="P18">Azaz <text:s/><text:span text:style-name="T1">7+k10 <text:s/>vs. 15</text:span> <text:s text:c="2"/></text:p>
        <text:p text:style-name="P17">(tehát ha minimum 8-ast dob, akkor a próba sikerült. Esély: 30%)</text:p>
      </text:section>
      <text:p text:style-name="Text_20_body"><text:span text:style-name="T1">Biztos tudás:</text:span> Bizonyos képzettségeket csak biztos tudásból lehet megpróbálni, nincs lehetőség képzettségpróba dobására. KM dönt.</text:p>
      <text:p text:style-name="P92"><text:span text:style-name="T1">Összhang</text:span>: egyes képzettségek ismerete segítséget nyújthat más képzettségek használatakor</text:p>
      <text:list xml:id="list36320296" text:style-name="L1">
        <text:list-item>
          <text:p text:style-name="P95">Ha erősen kapcsolódik: 1/3-a adható hozzá</text:p>
        </text:list-item>
        <text:list-item>
          <text:p text:style-name="P95">Ha közepesen kapcsolódik: 1/5-e adható hozzá</text:p>
        </text:list-item>
      </text:list>
      <text:p text:style-name="Text_20_body"><text:span text:style-name="T1">Próba képzetlenül: </text:span><text:span text:style-name="T53">Ha a képzettség nulla: +3 a célszámra. Kivéve pár ösztönös képzettséget (mászás, ugrás, stb). KM dönt.</text:span></text:p>
      <text:p text:style-name="Text_20_body"><text:span text:style-name="T1">Összetett képzettségpróba</text:span>: Mint az Összetett Tulajdonságpróbánál.</text:p>
      <text:h text:style-name="Heading_20_3" text:outline-level="3">Vállalás</text:h>
      <text:p text:style-name="Text_20_body">Ha a KM is beleegyezik, kaphatsz max <text:span text:style-name="T1">+3</text:span> bónuszt a képzettségpróbára – Te döntöd el mennyit. Minél többet vállalsz, annál nagyobb veszélynek teszed ki magad. Ugyanis a próba előtt „Vállalás próbát” kell dobni: <text:s/><text:span text:style-name="T1">k6 vs. (a vállalás értéke)</text:span></text:p>
      <text:p text:style-name="Text_20_body">Ha k6-on a Vállalás értékével megegyezőt, vagy kisebbet dobsz, akkor kritikus, halálos hibát vétesz és természetesen nem dobhatsz képzettségpróbát se. Ebből látszik, hogy vállalni csak nagyon fontos, ritka esetben van értelme. Úgy foglalhatjuk össze, hogy mikor vállalsz, olyankor megpróbálkozol valami olyan dologgal, ami hatékonyabb, mint jelenlegi tudásod, de még nem gyakoroltad be rendesen (pl. csak ellested a mesteredtől), így a rontásra is nagyobb az esélyed. A fenti példánál maradva egy 2-es Vállalás esetén már a következőképpen fest a próba:</text:p>
      <table:table table:name="Táblázat17" table:style-name="Táblázat17">
        <table:table-column table:style-name="Táblázat17.A"/>
        <table:table-header-rows>
          <table:table-row>
            <table:table-cell table:style-name="Táblázat17.A1" office:value-type="string">
              <text:p text:style-name="P12">2 (Ügyesség) + 5 (Mászás) + 2 (Vállalás)+ k10 <text:s text:c="2"/><text:span text:style-name="T1">vs. </text:span><text:s/>15 (Nagyon nehéz)</text:p>
            </table:table-cell>
          </table:table-row>
        </table:table-header-rows>
      </table:table>
      <text:p text:style-name="P83">Azaz: (9+k10) <text:span text:style-name="T1">vs.</text:span> 15</text:p>
      <text:p text:style-name="Text_20_body">Ez sokat dob az esélyeken, de megvan a rizikója is: ha a fenti karakter a dobás előtt a Vállalás-próbánál k6-on 1-et, vagy 2-t dob, akkor Halálos hibát vét!</text:p>
      <text:p text:style-name="Text_20_body"><text:span text:style-name="T40">Fontos</text:span>: összetett, több dobást igénylő képzettségpróbánál nem lehetséges Vállalás! (pl. megmászni a nagy hegyet)</text:p>
      <text:h text:style-name="Heading_20_3" text:outline-level="3"><text:span text:style-name="_5b_RPG_5d__20_Kiemelt_20_kifejezés">Sérülés hatása képzettségpróbára</text:span></text:h>
      <text:p text:style-name="Text_20_body"><text:span text:style-name="_5b_RPG_5d__20_Kiemelt_20_kifejezés"><text:span text:style-name="T3">Ha megsérül a karakter, képzettségpróbáira levonások járnak. Hogy mennyi, az attól függ, hogy melyik sebesülés kategóriában van, illetve hogy fizikai mozgást igénylő, vagy nem igénylő képzettségét teszi próbára:</text:span></text:span></text:p>
      <table:table table:name="Tábla15" table:style-name="Tábla15">
        <table:table-column table:style-name="Tábla15.A"/>
        <table:table-column table:style-name="Tábla15.B" table:number-columns-repeated="4"/>
        <table:table-row>
          <table:table-cell table:style-name="Tábla15.A1" office:value-type="string">
            <text:p text:style-name="_5b_RPG_5d__20_Táblázattartalom_20_-_20_fejléc"/>
          </table:table-cell>
          <table:table-cell table:style-name="Tábla15.A1" office:value-type="string">
            <text:p text:style-name="_5b_RPG_5d__20_Táblázattartalom_20_-_20_fejléc">S1</text:p>
          </table:table-cell>
          <table:table-cell table:style-name="Tábla15.A1" office:value-type="string">
            <text:p text:style-name="_5b_RPG_5d__20_Táblázattartalom_20_-_20_fejléc">S2</text:p>
          </table:table-cell>
          <table:table-cell table:style-name="Tábla15.A1" office:value-type="string">
            <text:p text:style-name="_5b_RPG_5d__20_Táblázattartalom_20_-_20_fejléc">S3</text:p>
          </table:table-cell>
          <table:table-cell table:style-name="Tábla15.E1" office:value-type="string">
            <text:p text:style-name="_5b_RPG_5d__20_Táblázattartalom_20_-_20_fejléc">S4</text:p>
          </table:table-cell>
        </table:table-row>
        <table:table-row>
          <table:table-cell table:style-name="Tábla15.A2" office:value-type="string">
            <text:p text:style-name="_5b_RPG_5d__20_Táblázattartalom_20_-_20_saját_20_-_20_1"><text:span text:style-name="_5b_RPG_5d__20_Kiemelt_20_kifejezés"><text:span text:style-name="T3">fizikai</text:span></text:span></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2</text:p>
          </table:table-cell>
          <table:table-cell table:style-name="Tábla15.A2" office:value-type="string">
            <text:p text:style-name="_5b_RPG_5d__20_Táblázattartalom_20_-_20_saját_20_-_20_1">-4</text:p>
          </table:table-cell>
          <table:table-cell table:style-name="Tábla15.E2" office:value-type="string">
            <text:p text:style-name="_5b_RPG_5d__20_Táblázattartalom_20_-_20_saját_20_-_20_1">-6</text:p>
          </table:table-cell>
        </table:table-row>
        <table:table-row>
          <table:table-cell table:style-name="Tábla15.A2" office:value-type="string">
            <text:p text:style-name="_5b_RPG_5d__20_Táblázattartalom_20_-_20_saját_20_-_20_1">egyéb</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text:p>
          </table:table-cell>
          <table:table-cell table:style-name="Tábla15.A2" office:value-type="string">
            <text:p text:style-name="_5b_RPG_5d__20_Táblázattartalom_20_-_20_saját_20_-_20_1">-1</text:p>
          </table:table-cell>
          <table:table-cell table:style-name="Tábla15.E2" office:value-type="string">
            <text:p text:style-name="_5b_RPG_5d__20_Táblázattartalom_20_-_20_saját_20_-_20_1">-3</text:p>
          </table:table-cell>
        </table:table-row>
      </table:table>
      <text:p text:style-name="Standard"><text:s/></text:p>
      <text:p text:style-name="P63"><text:span text:style-name="_5b_RPG_5d__20_Kiemelt_20_kifejezés"><text:span text:style-name="T51">Harc</text:span></text:span><text:span text:style-name="_5b_RPG_5d__20_Kiemelt_20_kifejezés"><text:span text:style-name="T38"><text:tab/></text:span></text:span><text:span text:style-name="_5b_RPG_5d__20_Kiemelt_20_kifejezés"><text:span text:style-name="T17">v1.3</text:span></text:span></text:p>
      <text:p text:style-name="Standard"><text:span text:style-name="_5b_RPG_5d__20_Kiemelt_20_kifejezés"><text:span text:style-name="T42"><text:s text:c="2"/></text:span></text:span></text:p>
      <text:list xml:id="list36318451" text:style-name="L2">
        <text:list-item>
          <text:p text:style-name="P93">Támadó dobás: TÉ + k100; <text:s text:c="2"/>1 kör = 10 szegmens</text:p>
        </text:list-item>
        <text:list-item>
          <text:p text:style-name="P93">Minden újabb támadás a körben -10 TÉ-vel megy</text:p>
        </text:list-item>
        <text:list-item>
          <text:p text:style-name="P93"><text:span text:style-name="_5b_RPG_5d__20_Kiemelt_20_kifejezés"><text:span text:style-name="T3">Fegyvermérettől függően előnyös/hátrányos helyzetű támadó (1 penge méretkülönbségtől)</text:span></text:span></text:p>
        </text:list-item>
      </text:list>
      <table:table table:name="Táblázat7" table:style-name="Táblázat7">
        <table:table-column table:style-name="Táblázat7.A"/>
        <table:table-column table:style-name="Táblázat7.B"/>
        <table:table-row>
          <table:table-cell table:style-name="Táblázat7.A1" office:value-type="string">
            <text:p text:style-name="P35"><text:span text:style-name="_5b_RPG_5d__20_Kiemelt_20_kifejezés"><text:span text:style-name="T18">TÉ kevesebb, mint 20-al nagyobb a VÉ-nél</text:span></text:span></text:p>
          </table:table-cell>
          <table:table-cell table:style-name="Táblázat7.B1" office:value-type="string">
            <text:p text:style-name="P26"><text:span text:style-name="_5b_RPG_5d__20_Kiemelt_20_kifejezés"><text:span text:style-name="T19"><text:s/>VÉ csökkentés</text:span></text:span></text:p>
            <text:list xml:id="list36331865" text:style-name="L3">
              <text:list-item text:start-value="1">
                <text:p text:style-name="P107"><text:span text:style-name="_5b_RPG_5d__20_Kiemelt_20_kifejezés"><text:span text:style-name="T14">Alaphelyzetben (nincs előnyös-hátrányos helyzet): <text:line-break/>mindkét fél </text:span></text:span><text:span text:style-name="_5b_RPG_5d__20_Kiemelt_20_kifejezés"><text:span text:style-name="T13">kiskockával</text:span></text:span><text:span text:style-name="_5b_RPG_5d__20_Kiemelt_20_kifejezés"><text:span text:style-name="T14"> csökkent (k100)</text:span></text:span></text:p>
              </text:list-item>
              <text:list-item>
                <text:p text:style-name="P107"><text:span text:style-name="_5b_RPG_5d__20_Kiemelt_20_kifejezés"><text:span text:style-name="T14">Legalább 1 penge fegyverméret különbségnél:</text:span></text:span></text:p>
              </text:list-item>
              <text:list-item>
                <text:p text:style-name="P109"><text:span text:style-name="_5b_RPG_5d__20_Kiemelt_20_kifejezés"><text:span text:style-name="T14">Előnyös helyzetű támadó: <text:s/>(</text:span></text:span><text:span text:style-name="_5b_RPG_5d__20_Kiemelt_20_kifejezés"><text:span text:style-name="T13">kiskocka+1</text:span></text:span><text:span text:style-name="_5b_RPG_5d__20_Kiemelt_20_kifejezés"><text:span text:style-name="T14">)-el csökkent (k100)</text:span></text:span></text:p>
              </text:list-item>
              <text:list-item>
                <text:p text:style-name="P109"><text:span text:style-name="_5b_RPG_5d__20_Kiemelt_20_kifejezés"><text:span text:style-name="T14">Hátrányos helyzetű támadó: (</text:span></text:span><text:span text:style-name="_5b_RPG_5d__20_Kiemelt_20_kifejezés"><text:span text:style-name="T13">kiskocka-1</text:span></text:span><text:span text:style-name="_5b_RPG_5d__20_Kiemelt_20_kifejezés"><text:span text:style-name="T14">)-el csökkent (k100)</text:span></text:span></text:p>
              </text:list-item>
              <text:list-item>
                <text:p text:style-name="P107"><text:span text:style-name="_5b_RPG_5d__20_Kiemelt_20_kifejezés"><text:span text:style-name="T14">2 penge, vagy nagyobb méretkülönbségnél: </text:span></text:span></text:p>
              </text:list-item>
              <text:list-item>
                <text:p text:style-name="P109"><text:span text:style-name="_5b_RPG_5d__20_Kiemelt_20_kifejezés"><text:span text:style-name="T14">Előnyös helyzetű támadó: <text:s/>(</text:span></text:span><text:span text:style-name="_5b_RPG_5d__20_Kiemelt_20_kifejezés"><text:span text:style-name="T13">kiskocka</text:span></text:span><text:span text:style-name="_5b_RPG_5d__20_Kiemelt_20_kifejezés"><text:span text:style-name="T12">+2</text:span></text:span><text:span text:style-name="_5b_RPG_5d__20_Kiemelt_20_kifejezés"><text:span text:style-name="T14">)-vel csökkent (k100)</text:span></text:span></text:p>
              </text:list-item>
              <text:list-item>
                <text:p text:style-name="P109"><text:span text:style-name="_5b_RPG_5d__20_Kiemelt_20_kifejezés"><text:span text:style-name="T18">Hátrányos helyzetű támadó: (</text:span></text:span><text:span text:style-name="_5b_RPG_5d__20_Kiemelt_20_kifejezés"><text:span text:style-name="T19">kiskocka-1</text:span></text:span><text:span text:style-name="_5b_RPG_5d__20_Kiemelt_20_kifejezés"><text:span text:style-name="T18">)-el csökkent (k100)</text:span></text:span></text:p>
              </text:list-item>
            </text:list>
          </table:table-cell>
        </table:table-row>
        <table:table-row>
          <table:table-cell table:style-name="Táblázat7.A2" office:value-type="string">
            <text:p text:style-name="P35"><text:span text:style-name="_5b_RPG_5d__20_Kiemelt_20_kifejezés"><text:span text:style-name="T18">TÉ min 20-al <text:line-break/>nagyobb a VÉ-nél</text:span></text:span></text:p>
          </table:table-cell>
          <table:table-cell table:style-name="Táblázat7.B2" office:value-type="string">
            <text:p text:style-name="P26"><text:span text:style-name="_5b_RPG_5d__20_Kiemelt_20_kifejezés"><text:span text:style-name="T19"><text:s/>Túlütés → ÉP sebzés</text:span></text:span></text:p>
            <text:list xml:id="list36317632" text:style-name="L4">
              <text:list-item>
                <text:p text:style-name="P110"><text:span text:style-name="_5b_RPG_5d__20_Kiemelt_20_kifejezés"><text:span text:style-name="T18">Áldozat: Páncéldobás <text:s/>(hogy számít-e az SFÉ)</text:span></text:span></text:p>
              </text:list-item>
              <text:list-item>
                <text:p text:style-name="P110"><text:span text:style-name="_5b_RPG_5d__20_Kiemelt_20_kifejezés"><text:span text:style-name="T18">Támadó: k20 </text:span></text:span><text:span text:style-name="_5b_RPG_5d__20_Kiemelt_20_kifejezés"><text:span text:style-name="T19">+</text:span></text:span><text:span text:style-name="_5b_RPG_5d__20_Kiemelt_20_kifejezés"><text:span text:style-name="T18"> fegyver SP </text:span></text:span><text:span text:style-name="_5b_RPG_5d__20_Kiemelt_20_kifejezés"><text:span text:style-name="T19">–</text:span></text:span><text:span text:style-name="_5b_RPG_5d__20_Kiemelt_20_kifejezés"><text:span text:style-name="T18"> SFÉ <text:s/>= </text:span></text:span><text:span text:style-name="_5b_RPG_5d__20_Kiemelt_20_kifejezés"><text:span text:style-name="T18">Σ</text:span></text:span><text:span text:style-name="_5b_RPG_5d__20_Kiemelt_20_kifejezés"><text:span text:style-name="T18">SP</text:span></text:span></text:p>
              </text:list-item>
              <text:list-item>
                <text:p text:style-name="P110"><text:span text:style-name="_5b_RPG_5d__20_Kiemelt_20_kifejezés"><text:span text:style-name="T18">Áldozat: ÉP seb, VÉ csökkentés megállapítása (táblázatból), Sebesülés kategória (S)</text:span></text:span></text:p>
              </text:list-item>
            </text:list>
          </table:table-cell>
        </table:table-row>
      </table:table>
      <text:p text:style-name="Standard"><text:span text:style-name="_5b_RPG_5d__20_Kiemelt_20_kifejezés"><text:span text:style-name="T1"/></text:span></text:p>
      <text:p text:style-name="P6"><text:span text:style-name="_5b_RPG_5d__20_Kiemelt_20_kifejezés"><text:span text:style-name="T1">Sebzés <text:s/></text:span></text:span><text:span text:style-name="_5b_RPG_5d__20_Kiemelt_20_kifejezés"><text:span text:style-name="T13">(Szúró / Vágó / Zúzó)</text:span></text:span></text:p>
      <text:section text:style-name="Sect3" text:name="Szakasz1">
        <table:table table:name="Táblázat1" table:style-name="Táblázat1">
          <table:table-column table:style-name="Táblázat1.A"/>
          <table:table-column table:style-name="Táblázat1.B"/>
          <table:table-column table:style-name="Táblázat1.C"/>
          <table:table-row>
            <table:table-cell table:style-name="Táblázat1.A1" office:value-type="string">
              <text:p text:style-name="P36">K20 <text:line-break/>+ fegyver SP</text:p>
              <text:p text:style-name="P37">- SFÉ</text:p>
            </table:table-cell>
            <table:table-cell table:style-name="Táblázat1.A1" office:value-type="string">
              <text:p text:style-name="P36">ÉP Sebzés</text:p>
            </table:table-cell>
            <table:table-cell table:style-name="Táblázat1.C1" office:value-type="string">
              <text:p text:style-name="P36">VÉ csökkentés</text:p>
            </table:table-cell>
          </table:table-row>
          <table:table-row>
            <table:table-cell table:style-name="Táblázat1.A2" office:value-type="string">
              <text:p text:style-name="P29">..-5</text:p>
            </table:table-cell>
            <table:table-cell table:style-name="Táblázat1.A2" office:value-type="string">
              <text:p text:style-name="P27">1 ÉP</text:p>
            </table:table-cell>
            <table:table-cell table:style-name="Táblázat1.C2" office:value-type="string">
              <text:p text:style-name="P28">-5 VÉ</text:p>
            </table:table-cell>
          </table:table-row>
          <table:table-row>
            <table:table-cell table:style-name="Táblázat1.A3" office:value-type="string">
              <text:p text:style-name="P29">6-10</text:p>
            </table:table-cell>
            <table:table-cell table:style-name="Táblázat1.A3" office:value-type="string">
              <text:p text:style-name="P27">3 ÉP</text:p>
            </table:table-cell>
            <table:table-cell table:style-name="Táblázat1.C3" office:value-type="string">
              <text:p text:style-name="P28">-10 VÉ</text:p>
            </table:table-cell>
          </table:table-row>
          <table:table-row>
            <table:table-cell table:style-name="Táblázat1.A2" office:value-type="string">
              <text:p text:style-name="P29">11-15</text:p>
            </table:table-cell>
            <table:table-cell table:style-name="Táblázat1.A2" office:value-type="string">
              <text:p text:style-name="P27">6 ÉP</text:p>
            </table:table-cell>
            <table:table-cell table:style-name="Táblázat1.C2" office:value-type="string">
              <text:p text:style-name="P28">-15 VÉ</text:p>
            </table:table-cell>
          </table:table-row>
          <table:table-row>
            <table:table-cell table:style-name="Táblázat1.A3" office:value-type="string">
              <text:p text:style-name="P29">16-20</text:p>
            </table:table-cell>
            <table:table-cell table:style-name="Táblázat1.A3" office:value-type="string">
              <text:p text:style-name="P27">12 ÉP</text:p>
            </table:table-cell>
            <table:table-cell table:style-name="Táblázat1.C3" office:value-type="string">
              <text:p text:style-name="P28">-25 VÉ</text:p>
            </table:table-cell>
          </table:table-row>
          <table:table-row>
            <table:table-cell table:style-name="Táblázat1.A2" office:value-type="string">
              <text:p text:style-name="P29">21-25</text:p>
            </table:table-cell>
            <table:table-cell table:style-name="Táblázat1.A2" office:value-type="string">
              <text:p text:style-name="P27">20 ÉP</text:p>
            </table:table-cell>
            <table:table-cell table:style-name="Táblázat1.C2" office:value-type="string">
              <text:p text:style-name="P28">-40 VÉ</text:p>
            </table:table-cell>
          </table:table-row>
          <table:table-row>
            <table:table-cell table:style-name="Táblázat1.A3" office:value-type="string">
              <text:p text:style-name="P29">26-30</text:p>
            </table:table-cell>
            <table:table-cell table:style-name="Táblázat1.A3" office:value-type="string">
              <text:p text:style-name="P27">30 ÉP</text:p>
            </table:table-cell>
            <table:table-cell table:style-name="Táblázat1.C3" office:value-type="string">
              <text:p text:style-name="P28">-50 VÉ</text:p>
            </table:table-cell>
          </table:table-row>
          <table:table-row>
            <table:table-cell table:style-name="Táblázat1.A2" office:value-type="string">
              <text:p text:style-name="P29">31-35</text:p>
            </table:table-cell>
            <table:table-cell table:style-name="Táblázat1.A2" office:value-type="string">
              <text:p text:style-name="P27">42 ÉP</text:p>
            </table:table-cell>
            <table:table-cell table:style-name="Táblázat1.C2" office:value-type="string">
              <text:p text:style-name="P28">-60 VÉ</text:p>
            </table:table-cell>
          </table:table-row>
          <table:table-row>
            <table:table-cell table:style-name="Táblázat1.A3" office:value-type="string">
              <text:p text:style-name="P29">36-40</text:p>
            </table:table-cell>
            <table:table-cell table:style-name="Táblázat1.A3" office:value-type="string">
              <text:p text:style-name="P27">56 ÉP</text:p>
            </table:table-cell>
            <table:table-cell table:style-name="Táblázat1.C3" office:value-type="string">
              <text:p text:style-name="P28">-70 VÉ</text:p>
            </table:table-cell>
          </table:table-row>
          <table:table-row>
            <table:table-cell table:style-name="Táblázat1.A2" office:value-type="string">
              <text:p text:style-name="P29">41-45</text:p>
            </table:table-cell>
            <table:table-cell table:style-name="Táblázat1.A2" office:value-type="string">
              <text:p text:style-name="P27">72 ÉP</text:p>
            </table:table-cell>
            <table:table-cell table:style-name="Táblázat1.C2" office:value-type="string">
              <text:p text:style-name="P28">-80 VÉ</text:p>
            </table:table-cell>
          </table:table-row>
          <table:table-row>
            <table:table-cell table:style-name="Táblázat1.A3" office:value-type="string">
              <text:p text:style-name="P29">46-50</text:p>
            </table:table-cell>
            <table:table-cell table:style-name="Táblázat1.A3" office:value-type="string">
              <text:p text:style-name="P27">90 ÉP</text:p>
            </table:table-cell>
            <table:table-cell table:style-name="Táblázat1.C3" office:value-type="string">
              <text:p text:style-name="P28">-90 VÉ</text:p>
            </table:table-cell>
          </table:table-row>
        </table:table>
        <text:p text:style-name="P11"><text:span text:style-name="_5b_RPG_5d__20_Kiemelt_20_kifejezés"><text:span text:style-name="T15"><text:tab/>* Az 1-es k20 dobás mindig Enyhe seb </text:span></text:span></text:p>
        <text:p text:style-name="P11"><text:span text:style-name="_5b_RPG_5d__20_Kiemelt_20_kifejezés"><text:span text:style-name="T15"><text:tab/>(ha átmegy az SP az SFÉ-n)</text:span></text:span></text:p>
        <text:p text:style-name="P65">SP módosítók </text:p>
        <table:table table:name="Táblázat2" table:style-name="Táblázat2">
          <table:table-column table:style-name="Táblázat2.A"/>
          <table:table-column table:style-name="Táblázat2.B"/>
          <table:table-row>
            <table:table-cell table:style-name="Táblázat2.A1" office:value-type="string">
              <text:p text:style-name="P30">Többszörös túlütés<text:line-break/><text:span text:style-name="T16">(20-anként)</text:span></text:p>
            </table:table-cell>
            <table:table-cell table:style-name="Táblázat2.B1" office:value-type="string">
              <text:p text:style-name="P31"><text:span text:style-name="T41">+3</text:span> SP<text:line-break/><text:span text:style-name="T49">(max +9 SP)</text:span></text:p>
            </table:table-cell>
          </table:table-row>
          <table:table-row>
            <table:table-cell table:style-name="Táblázat2.A2" office:value-type="string">
              <text:p text:style-name="P30">Roham</text:p>
            </table:table-cell>
            <table:table-cell table:style-name="Táblázat2.B2" office:value-type="string">
              <text:p text:style-name="P32">+5 SP</text:p>
            </table:table-cell>
          </table:table-row>
          <table:table-row>
            <table:table-cell table:style-name="Táblázat2.A3" office:value-type="string">
              <text:p text:style-name="P30">00-ás dobás</text:p>
            </table:table-cell>
            <table:table-cell table:style-name="Táblázat2.B3" office:value-type="string">
              <text:p text:style-name="P32">+3 SP, SFÉ nem számít</text:p>
            </table:table-cell>
          </table:table-row>
          <table:table-row>
            <table:table-cell table:style-name="Táblázat2.A2" office:value-type="string">
              <text:p text:style-name="P30">01-es dobás</text:p>
            </table:table-cell>
            <table:table-cell table:style-name="Táblázat2.B2" office:value-type="string">
              <text:p text:style-name="P32">Mindig kudarc</text:p>
            </table:table-cell>
          </table:table-row>
        </table:table>
        <text:p text:style-name="Standard"><text:span text:style-name="_5b_RPG_5d__20_Kiemelt_20_kifejezés"><text:span text:style-name="T1"/></text:span></text:p>
        <text:p text:style-name="P67"><text:span text:style-name="_5b_RPG_5d__20_Kiemelt_20_kifejezés"><text:span text:style-name="T13">Páncéldobás</text:span></text:span></text:p>
        <text:p text:style-name="P68"><text:span text:style-name="_5b_RPG_5d__20_Kiemelt_20_kifejezés"><text:span text:style-name="T15">Áldozat dobja k10-el. <text:line-break/>Százalékdobás, hogy páncéllal fedett területet találtak-e el. Minden páncél X %-ban védi a testet. Pl. torzót védő: 60% (1-6 dobás: véd)<text:line-break/>Ha fölé dob, fedetlen területet talált el (SFÉ:0)</text:span></text:span></text:p>
        <text:p text:style-name="P67"><text:span text:style-name="_5b_RPG_5d__20_Kiemelt_20_kifejezés"><text:span text:style-name="T13">SFÉ</text:span></text:span></text:p>
        <text:p text:style-name="P67"><text:span text:style-name="_5b_RPG_5d__20_Kiemelt_20_kifejezés"><text:span text:style-name="T15">Levonódik az SP-ből.</text:span></text:span></text:p>
        <text:p text:style-name="P67"><text:span text:style-name="_5b_RPG_5d__20_Kiemelt_20_kifejezés"><text:span text:style-name="T15">Minden páncélnak szúró/vágó/zúzó SFÉ-je van</text:span></text:span></text:p>
        <text:p text:style-name="P67"><text:span text:style-name="_5b_RPG_5d__20_Kiemelt_20_kifejezés"><text:span text:style-name="T15"/></text:span></text:p>
        <text:p text:style-name="P67"><text:span text:style-name="_5b_RPG_5d__20_Kiemelt_20_kifejezés"><text:span text:style-name="T13">Átütés</text:span></text:span></text:p>
        <text:p text:style-name="P67"><text:span text:style-name="_5b_RPG_5d__20_Kiemelt_20_kifejezés"><text:span text:style-name="T15">SFÉ-ből lejön a fegyver Átütése (ha van).<text:line-break/>Például: csákánynak van.</text:span></text:span></text:p>
        <text:p text:style-name="P82"/>
        <text:p text:style-name="P74"><text:span text:style-name="_5b_RPG_5d__20_Kiemelt_20_kifejezés"><text:span text:style-name="T24">Csataszabályok</text:span></text:span><text:span text:style-name="_5b_RPG_5d__20_Kiemelt_20_kifejezés"><text:span text:style-name="T25"> (nagy tömegjelenetnél)</text:span></text:span></text:p>
        <text:list xml:id="list36313588" text:style-name="L5">
          <text:list-item>
            <text:p text:style-name="P96">+20 TÉ mindenkinek</text:p>
          </text:list-item>
          <text:list-item>
            <text:p text:style-name="P96">Nincs VÉ csökkentés</text:p>
          </text:list-item>
          <text:list-item>
            <text:p text:style-name="P96">Nincs páncéldobás</text:p>
          </text:list-item>
          <text:list-item>
            <text:p text:style-name="P96">TÉ/VÉ értékeket kerekítjük 10-el oszthatóan (1-5: lefelé, 6-9: felfelé)</text:p>
          </text:list-item>
          <text:list-item>
            <text:p text:style-name="P96">Támadó dobás eredményét is kerekítjük ugyanígy</text:p>
          </text:list-item>
          <text:list-item>
            <text:p text:style-name="P97"><text:span text:style-name="_5b_RPG_5d__20_Kiemelt_20_kifejezés"><text:span text:style-name="T23">Erősített sebzés: </text:span></text:span><text:span text:style-name="_5b_RPG_5d__20_Kiemelt_20_kifejezés"><text:span text:style-name="T26">1-10: 6ÉP, <text:line-break/>11-20: 12ÉP; 21-30: 20ÉP, 31-től halál </text:span></text:span></text:p>
          </text:list-item>
        </text:list>
        <text:p text:style-name="P71"><text:span text:style-name="_5b_RPG_5d__20_Kiemelt_20_kifejezés"><text:span text:style-name="T26"/></text:span></text:p>
        <text:p text:style-name="P73">Puszta kéz: <text:s/><text:line-break/> <text:s/><text:span text:style-name="T15">Közelharc alap <text:s/>+ KÉ: -10, TÉ: -10, VÉ: -10 </text:span></text:p>
        <text:p text:style-name="P72">Érintő támadás: <text:line-break/> <text:s/><text:span text:style-name="T15">Közelharc alap + <text:s/></text:span><text:span text:style-name="_5b_RPG_5d__20_Kiemelt_20_kifejezés"><text:span text:style-name="T26">KÉ: -10, TÉ: 0, VÉ: -10 </text:span></text:span></text:p>
        <text:p text:style-name="P72"><text:span text:style-name="_5b_RPG_5d__20_Kiemelt_20_kifejezés"><text:span text:style-name="T26"/></text:span></text:p>
      </text:section>
      <text:p text:style-name="Standard"><text:span text:style-name="_5b_RPG_5d__20_Kiemelt_20_kifejezés"><text:span text:style-name="T19">VÉ regenerálódás</text:span></text:span><text:span text:style-name="_5b_RPG_5d__20_Kiemelt_20_kifejezés"><text:span text:style-name="T18">: 1 kör (pihenéssel töltött) idő alatt visszatér (a sebesülésből kapott nem)</text:span></text:span></text:p>
      <text:p text:style-name="P13"><text:span text:style-name="T1">Győzelmi szabály</text:span>: Ha a karakter végzett egy ellenfelével: visszatér +10 VÉ</text:p>
      <text:p text:style-name="P9"><text:tab/></text:p>
      <text:section text:style-name="Sect4" text:name="Szakasz2">
        <text:p text:style-name="P4"><text:s text:c="2"/></text:p>
        <text:p text:style-name="P5">Tulajdonságpróba</text:p>
        <text:p text:style-name="P24">Tulajdonság + <text:span text:style-name="T1">k6</text:span> <text:s text:c="2"/><text:span text:style-name="T1">vs.</text:span> <text:s/>Célszám</text:p>
        <table:table table:name="Táblázat4" table:style-name="Táblázat4">
          <table:table-column table:style-name="Táblázat4.A"/>
          <table:table-column table:style-name="Táblázat4.B"/>
          <table:table-header-rows>
            <table:table-row>
              <table:table-cell table:style-name="Táblázat4.A1" table:number-columns-spanned="2" office:value-type="string">
                <text:p text:style-name="P20">Tulajdonságpróba célszámai </text:p>
              </table:table-cell>
              <table:covered-table-cell/>
            </table:table-row>
          </table:table-header-rows>
          <table:table-row>
            <table:table-cell table:style-name="Táblázat4.A2" office:value-type="string">
              <text:p text:style-name="P19">Könnyű</text:p>
            </table:table-cell>
            <table:table-cell table:style-name="Táblázat4.B2" office:value-type="string">
              <text:p text:style-name="P20">4</text:p>
            </table:table-cell>
          </table:table-row>
          <table:table-row>
            <table:table-cell table:style-name="Táblázat4.A3" office:value-type="string">
              <text:p text:style-name="P19">Átlagos</text:p>
            </table:table-cell>
            <table:table-cell table:style-name="Táblázat4.B2" office:value-type="string">
              <text:p text:style-name="P20">5</text:p>
            </table:table-cell>
          </table:table-row>
          <table:table-row>
            <table:table-cell table:style-name="Táblázat4.A3" office:value-type="string">
              <text:p text:style-name="P19">Nehéz</text:p>
            </table:table-cell>
            <table:table-cell table:style-name="Táblázat4.B2" office:value-type="string">
              <text:p text:style-name="P20">6</text:p>
            </table:table-cell>
          </table:table-row>
          <table:table-row>
            <table:table-cell table:style-name="Táblázat4.A3" office:value-type="string">
              <text:p text:style-name="P19">Nagyon nehéz</text:p>
            </table:table-cell>
            <table:table-cell table:style-name="Táblázat4.B2" office:value-type="string">
              <text:p text:style-name="P20">7</text:p>
            </table:table-cell>
          </table:table-row>
          <table:table-row>
            <table:table-cell table:style-name="Táblázat4.A2" office:value-type="string">
              <text:p text:style-name="P19">Rendkívül nehéz </text:p>
            </table:table-cell>
            <table:table-cell table:style-name="Táblázat4.B2" office:value-type="string">
              <text:p text:style-name="P20">8</text:p>
            </table:table-cell>
          </table:table-row>
          <table:table-row>
            <table:table-cell table:style-name="Táblázat4.A2" office:value-type="string">
              <text:p text:style-name="P19">Emberfeletti</text:p>
            </table:table-cell>
            <table:table-cell table:style-name="Táblázat4.B2" office:value-type="string">
              <text:p text:style-name="P20">9</text:p>
            </table:table-cell>
          </table:table-row>
        </table:table>
        <text:p text:style-name="Standard"/>
        <table:table table:name="Táblázat10" table:style-name="Táblázat10">
          <table:table-column table:style-name="Táblázat10.A"/>
          <table:table-row>
            <table:table-cell table:style-name="Táblázat10.A1" office:value-type="string">
              <text:p text:style-name="P7">Tulajdonság ellenpróba</text:p>
              <text:p text:style-name="P2">Tulajdonság + k6</text:p>
              <text:p text:style-name="P2">vs </text:p>
              <text:p text:style-name="P2">Tulajdonság + k6</text:p>
            </table:table-cell>
          </table:table-row>
        </table:table>
        <text:p text:style-name="P7"/>
        <text:p text:style-name="P25"/>
        <text:p text:style-name="P39">Képzettségpróba</text:p>
        <text:p text:style-name="P21">Tulajdonság + Képzettség + <text:span text:style-name="T1">k10</text:span> <text:s text:c="2"/><text:line-break/><text:span text:style-name="T1">vs.</text:span> <text:s/>Célszám</text:p>
        <text:p text:style-name="P22"><text:s/></text:p>
        <table:table table:name="Táblázat5" table:style-name="Táblázat5">
          <table:table-column table:style-name="Táblázat5.A"/>
          <table:table-column table:style-name="Táblázat5.B"/>
          <table:table-header-rows>
            <table:table-row>
              <table:table-cell table:style-name="Táblázat5.A1" table:number-columns-spanned="2" office:value-type="string">
                <text:p text:style-name="P21">Képzettségpróba célszámai </text:p>
              </table:table-cell>
              <table:covered-table-cell/>
            </table:table-row>
          </table:table-header-rows>
          <table:table-row>
            <table:table-cell table:style-name="Táblázat5.A2" office:value-type="string">
              <text:p text:style-name="P40">Könnyű</text:p>
            </table:table-cell>
            <table:table-cell table:style-name="Táblázat5.B2" office:value-type="string">
              <text:p text:style-name="P41">6</text:p>
            </table:table-cell>
          </table:table-row>
          <table:table-row>
            <table:table-cell table:style-name="Táblázat5.A3" office:value-type="string">
              <text:p text:style-name="P40">Átlagos</text:p>
            </table:table-cell>
            <table:table-cell table:style-name="Táblázat5.B2" office:value-type="string">
              <text:p text:style-name="P41">9</text:p>
            </table:table-cell>
          </table:table-row>
          <table:table-row>
            <table:table-cell table:style-name="Táblázat5.A3" office:value-type="string">
              <text:p text:style-name="P40">Nehéz</text:p>
            </table:table-cell>
            <table:table-cell table:style-name="Táblázat5.B2" office:value-type="string">
              <text:p text:style-name="P41">12</text:p>
            </table:table-cell>
          </table:table-row>
          <table:table-row>
            <table:table-cell table:style-name="Táblázat5.A3" office:value-type="string">
              <text:p text:style-name="P40">Nagyon nehéz</text:p>
            </table:table-cell>
            <table:table-cell table:style-name="Táblázat5.B2" office:value-type="string">
              <text:p text:style-name="P41">15</text:p>
            </table:table-cell>
          </table:table-row>
          <table:table-row>
            <table:table-cell table:style-name="Táblázat5.A2" office:value-type="string">
              <text:p text:style-name="P40">Rendkívül nehéz </text:p>
            </table:table-cell>
            <table:table-cell table:style-name="Táblázat5.B2" office:value-type="string">
              <text:p text:style-name="P41">18</text:p>
            </table:table-cell>
          </table:table-row>
          <table:table-row>
            <table:table-cell table:style-name="Táblázat5.A2" office:value-type="string">
              <text:p text:style-name="P40">Emberfeletti</text:p>
            </table:table-cell>
            <table:table-cell table:style-name="Táblázat5.B2" office:value-type="string">
              <text:p text:style-name="P41">21</text:p>
            </table:table-cell>
          </table:table-row>
        </table:table>
        <text:p text:style-name="P1"/>
        <text:p text:style-name="P3">Sérülés hatása képzettségpróbára</text:p>
        <table:table table:name="Táblázat6" table:style-name="Táblázat6">
          <table:table-column table:style-name="Táblázat6.A"/>
          <table:table-column table:style-name="Táblázat6.B" table:number-columns-repeated="3"/>
          <table:table-column table:style-name="Táblázat6.E"/>
          <table:table-row>
            <table:table-cell table:style-name="Táblázat6.A1" office:value-type="string">
              <text:p text:style-name="P38"/>
            </table:table-cell>
            <table:table-cell table:style-name="Táblázat6.A1" office:value-type="string">
              <text:p text:style-name="P38">S1</text:p>
            </table:table-cell>
            <table:table-cell table:style-name="Táblázat6.A1" office:value-type="string">
              <text:p text:style-name="P38">S2</text:p>
            </table:table-cell>
            <table:table-cell table:style-name="Táblázat6.A1" office:value-type="string">
              <text:p text:style-name="P38">S3</text:p>
            </table:table-cell>
            <table:table-cell table:style-name="Táblázat6.E1" office:value-type="string">
              <text:p text:style-name="P38">S4</text:p>
            </table:table-cell>
          </table:table-row>
          <table:table-row>
            <table:table-cell table:style-name="Táblázat6.A2" office:value-type="string">
              <text:p text:style-name="P38">fizikai</text:p>
            </table:table-cell>
            <table:table-cell table:style-name="Táblázat6.A2" office:value-type="string">
              <text:p text:style-name="P38">-</text:p>
            </table:table-cell>
            <table:table-cell table:style-name="Táblázat6.A2" office:value-type="string">
              <text:p text:style-name="P38">-2</text:p>
            </table:table-cell>
            <table:table-cell table:style-name="Táblázat6.A2" office:value-type="string">
              <text:p text:style-name="P38">-4</text:p>
            </table:table-cell>
            <table:table-cell table:style-name="Táblázat6.E2" office:value-type="string">
              <text:p text:style-name="P38">-6</text:p>
            </table:table-cell>
          </table:table-row>
          <table:table-row>
            <table:table-cell table:style-name="Táblázat6.A2" office:value-type="string">
              <text:p text:style-name="P38">egyéb</text:p>
            </table:table-cell>
            <table:table-cell table:style-name="Táblázat6.A2" office:value-type="string">
              <text:p text:style-name="P38">-</text:p>
            </table:table-cell>
            <table:table-cell table:style-name="Táblázat6.A2" office:value-type="string">
              <text:p text:style-name="P38">-</text:p>
            </table:table-cell>
            <table:table-cell table:style-name="Táblázat6.A2" office:value-type="string">
              <text:p text:style-name="P38">-1</text:p>
            </table:table-cell>
            <table:table-cell table:style-name="Táblázat6.E2" office:value-type="string">
              <text:p text:style-name="P38">-3</text:p>
            </table:table-cell>
          </table:table-row>
        </table:table>
        <text:p text:style-name="Standard"/>
        <text:p text:style-name="P66"><text:span text:style-name="_5b_RPG_5d__20_Kiemelt_20_kifejezés"><text:span text:style-name="T20">Manőver</text:span></text:span></text:p>
        <text:p text:style-name="P49"><text:span text:style-name="_5b_RPG_5d__20_Kiemelt_20_kifejezés"><text:span text:style-name="T27">Egy támadást emészt fel. Lépései:</text:span></text:span></text:p>
        <text:p text:style-name="P49"><text:span text:style-name="_5b_RPG_5d__20_Kiemelt_20_kifejezés"><text:span text:style-name="T27">1. Végrehajtás: Támadó dobás (TÉ+20). Ha megvan: ellenpróba</text:span></text:span></text:p>
        <text:p text:style-name="P49"><text:span text:style-name="_5b_RPG_5d__20_Kiemelt_20_kifejezés"><text:span text:style-name="T27">2. Ellenpróba: (Harcmodor+k10) vs. (Harcmodor + manőver nehézség)</text:span></text:span></text:p>
        <text:p text:style-name="P50"><text:span text:style-name="_5b_RPG_5d__20_Kiemelt_20_kifejezés"><text:span text:style-name="T45"><text:tab/>→</text:span></text:span><text:span text:style-name="_5b_RPG_5d__20_Kiemelt_20_kifejezés"><text:span text:style-name="T28"> </text:span></text:span><text:span text:style-name="_5b_RPG_5d__20_Kiemelt_20_kifejezés"><text:span text:style-name="T27">Manőver ismeret fokai: +2 (mindkét oldalon (ha van))</text:span></text:span></text:p>
        <text:p text:style-name="P50"><text:span text:style-name="_5b_RPG_5d__20_Kiemelt_20_kifejezés"><text:span text:style-name="T45"><text:tab/>→</text:span></text:span><text:span text:style-name="_5b_RPG_5d__20_Kiemelt_20_kifejezés"><text:span text:style-name="T28"> Néhány manővernél 1.és 2. lépés között van Megakasztás is <text:line-break/><text:tab/>(áldozat dob sima támadást, ha sebző, megakadályozta a manővert)</text:span></text:span></text:p>
        <text:p text:style-name="P47"><text:span text:style-name="_5b_RPG_5d__20_Kiemelt_20_kifejezés"><text:span text:style-name="T29">Szándékos kitérés lövés elől</text:span></text:span><text:span text:style-name="_5b_RPG_5d__20_Kiemelt_20_kifejezés"><text:span text:style-name="T50">*</text:span></text:span></text:p>
        <text:p text:style-name="P70">Ha rendelkezik elegendő hellyel a kitérésre <text:span text:style-name="T40">és</text:span> bejelenti, hogy kitér, akk<text:span text:style-name="T41">or </text:span><text:span text:style-name="T2">Gyorsaságpróba:</text:span></text:p>
        <table:table table:name="Táblázat3" table:style-name="Táblázat3">
          <table:table-column table:style-name="Táblázat3.A"/>
          <table:table-column table:style-name="Táblázat3.B"/>
          <table:table-column table:style-name="Táblázat3.C"/>
          <table:table-column table:style-name="Táblázat3.D"/>
          <table:table-header-rows>
            <table:table-row>
              <table:table-cell table:style-name="Táblázat3.A1" office:value-type="string">
                <text:p text:style-name="P57">Gyorsaság-próba célszám</text:p>
              </table:table-cell>
              <table:table-cell table:style-name="Táblázat3.A1" office:value-type="string">
                <text:p text:style-name="P58">Dobófegyverek</text:p>
              </table:table-cell>
              <table:table-cell table:style-name="Táblázat3.A1" office:value-type="string">
                <text:p text:style-name="P58">Íjak</text:p>
              </table:table-cell>
              <table:table-cell table:style-name="Táblázat3.D1" office:value-type="string">
                <text:p text:style-name="P58">Nyílpuskák</text:p>
              </table:table-cell>
            </table:table-row>
          </table:table-header-rows>
          <table:table-row>
            <table:table-cell table:style-name="Táblázat3.A2" office:value-type="string">
              <text:p text:style-name="P52">9</text:p>
            </table:table-cell>
            <table:table-cell table:style-name="Táblázat3.A2" office:value-type="string">
              <text:p text:style-name="P52">0m - 3m</text:p>
            </table:table-cell>
            <table:table-cell table:style-name="Táblázat3.A2" office:value-type="string">
              <text:p text:style-name="P52">0m - 5m</text:p>
            </table:table-cell>
            <table:table-cell table:style-name="Táblázat3.D2" office:value-type="string">
              <text:p text:style-name="P52">0m - 10m</text:p>
            </table:table-cell>
          </table:table-row>
          <table:table-row>
            <table:table-cell table:style-name="Táblázat3.A2" office:value-type="string">
              <text:p text:style-name="P52">8</text:p>
            </table:table-cell>
            <table:table-cell table:style-name="Táblázat3.A2" office:value-type="string">
              <text:p text:style-name="P52">4m - 6m</text:p>
            </table:table-cell>
            <table:table-cell table:style-name="Táblázat3.A2" office:value-type="string">
              <text:p text:style-name="P52">6m - 10m</text:p>
            </table:table-cell>
            <table:table-cell table:style-name="Táblázat3.D2" office:value-type="string">
              <text:p text:style-name="P52">11m - 20m</text:p>
            </table:table-cell>
          </table:table-row>
          <table:table-row>
            <table:table-cell table:style-name="Táblázat3.A2" office:value-type="string">
              <text:p text:style-name="P52">7</text:p>
            </table:table-cell>
            <table:table-cell table:style-name="Táblázat3.A2" office:value-type="string">
              <text:p text:style-name="P52">7m - 9m</text:p>
            </table:table-cell>
            <table:table-cell table:style-name="Táblázat3.A2" office:value-type="string">
              <text:p text:style-name="P52">11m - 15m</text:p>
            </table:table-cell>
            <table:table-cell table:style-name="Táblázat3.D2" office:value-type="string">
              <text:p text:style-name="P52">21m - 30m</text:p>
            </table:table-cell>
          </table:table-row>
          <table:table-row>
            <table:table-cell table:style-name="Táblázat3.A2" office:value-type="string">
              <text:p text:style-name="P52">6</text:p>
            </table:table-cell>
            <table:table-cell table:style-name="Táblázat3.A2" office:value-type="string">
              <text:p text:style-name="P52">10m - 12m</text:p>
            </table:table-cell>
            <table:table-cell table:style-name="Táblázat3.A2" office:value-type="string">
              <text:p text:style-name="P52">16m - 20m</text:p>
            </table:table-cell>
            <table:table-cell table:style-name="Táblázat3.D2" office:value-type="string">
              <text:p text:style-name="P52">31m - 40m</text:p>
            </table:table-cell>
          </table:table-row>
        </table:table>
        <text:p text:style-name="P47"><text:span text:style-name="_5b_RPG_5d__20_Kiemelt_20_kifejezés"><text:span text:style-name="T28">* Kapcsolódó fortély: „Kitérés lövés elől” (+2-t ad a Gyorsaságpróbára)</text:span></text:span></text:p>
      </text:section>
      <text:p text:style-name="P64"><text:span text:style-name="_5b_RPG_5d__20_Kiemelt_20_kifejezés"><text:span text:style-name="T47">Távolsági harc</text:span></text:span><text:span text:style-name="_5b_RPG_5d__20_Kiemelt_20_kifejezés"><text:span text:style-name="T48"><text:tab/></text:span></text:span><text:span text:style-name="_5b_RPG_5d__20_Kiemelt_20_kifejezés"><text:span text:style-name="T17">v1.3</text:span></text:span></text:p>
      <text:list xml:id="list36322974" text:style-name="L6">
        <text:list-item>
          <text:p text:style-name="P94"><text:span text:style-name="_5b_RPG_5d__20_Kiemelt_20_kifejezés"><text:span text:style-name="T33">Támadó </text:span></text:span><text:span text:style-name="_5b_RPG_5d__20_Kiemelt_20_kifejezés"><text:span text:style-name="T6">CÉ = (-30) + (2 x Önuralom) + CM + Harcmodor bónusza + Fegyver CÉ</text:span></text:span></text:p>
        </text:list-item>
      </text:list>
      <text:list xml:id="list36322454" text:style-name="L7">
        <text:list-item text:start-value="1">
          <text:p text:style-name="P108"><text:span text:style-name="_5b_RPG_5d__20_Kiemelt_20_kifejezés"><text:span text:style-name="T3">Célpont VÉ = Cellaszám x <text:s/>Szorzó</text:span></text:span></text:p>
        </text:list-item>
      </text:list>
      <text:list xml:id="list36330440" text:style-name="L8">
        <text:list-item text:start-value="1">
          <text:p text:style-name="P98"><text:span text:style-name="_5b_RPG_5d__20_Kiemelt_20_kifejezés"><text:span text:style-name="T3">Cellaszám = (Cél táv / Fegyver Osztó) <text:s text:c="2"/></text:span></text:span><text:span text:style-name="_5b_RPG_5d__20_Kiemelt_20_kifejezés"><text:span text:style-name="T44">→</text:span></text:span><text:span text:style-name="_5b_RPG_5d__20_Kiemelt_20_kifejezés"><text:span text:style-name="T3"> Felfelé kerekítve</text:span></text:span></text:p>
        </text:list-item>
      </text:list>
      <text:list xml:id="list36346085" text:continue-list="list36322454" text:style-name="L7">
        <text:list-item text:start-value="1">
          <text:p text:style-name="P99"><text:span text:style-name="_5b_RPG_5d__20_Kiemelt_20_kifejezés"><text:span text:style-name="T3">Szorzó =</text:span></text:span><text:span text:style-name="_5b_RPG_5d__20_Kiemelt_20_kifejezés"><text:span text:style-name="T8"> </text:span></text:span><text:span text:style-name="_5b_RPG_5d__20_Kiemelt_20_kifejezés"><text:span text:style-name="T7">Mozgás</text:span></text:span><text:span text:style-name="_5b_RPG_5d__20_Kiemelt_20_kifejezés"><text:span text:style-name="T8"> + </text:span></text:span><text:span text:style-name="_5b_RPG_5d__20_Kiemelt_20_kifejezés"><text:span text:style-name="T7">Méret</text:span></text:span><text:span text:style-name="_5b_RPG_5d__20_Kiemelt_20_kifejezés"><text:span text:style-name="T8"> + </text:span></text:span><text:span text:style-name="_5b_RPG_5d__20_Kiemelt_20_kifejezés"><text:span text:style-name="T7">Láthatóság + Lövész mozgása</text:span></text:span></text:p>
        </text:list-item>
      </text:list>
      <text:p text:style-name="P8">Osztó</text:p>
      <table:table table:name="Táblázat13" table:style-name="Táblázat13">
        <table:table-column table:style-name="Táblázat13.A"/>
        <table:table-column table:style-name="Táblázat13.B"/>
        <table:table-column table:style-name="Táblázat13.C"/>
        <table:table-column table:style-name="Táblázat13.D"/>
        <table:table-header-rows>
          <table:table-row>
            <table:table-cell table:style-name="Táblázat13.A1" office:value-type="string">
              <text:p text:style-name="P60">Fegyverkategória</text:p>
            </table:table-cell>
            <table:table-cell table:style-name="Táblázat13.A1" office:value-type="string">
              <text:p text:style-name="P61">Osztó</text:p>
            </table:table-cell>
            <table:table-cell table:style-name="Táblázat13.A1" office:value-type="string">
              <text:p text:style-name="P60">Példa fegyverek</text:p>
            </table:table-cell>
            <table:table-cell table:style-name="Táblázat13.D1" office:value-type="string">
              <text:p text:style-name="P60">Speciális</text:p>
            </table:table-cell>
          </table:table-row>
        </table:table-header-rows>
        <table:table-row>
          <table:table-cell table:style-name="Táblázat13.A2" office:value-type="string">
            <text:p text:style-name="P53">Nem hajításra készített tárgyak</text:p>
          </table:table-cell>
          <table:table-cell table:style-name="Táblázat13.A2" office:value-type="string">
            <text:p text:style-name="P53">1</text:p>
          </table:table-cell>
          <table:table-cell table:style-name="Táblázat13.A2" office:value-type="string">
            <text:p text:style-name="P53">Kard, zsámoly, söröskorsó</text:p>
          </table:table-cell>
          <table:table-cell table:style-name="Táblázat13.D2" office:value-type="string">
            <text:p text:style-name="P55">Maximális Hatótávjukhoz <text:span text:style-name="T46">hozzáadható:<text:line-break/></text:span>(ERŐ tulajdonság)</text:p>
          </table:table-cell>
        </table:table-row>
        <table:table-row>
          <table:table-cell table:style-name="Táblázat13.A2" office:value-type="string">
            <text:p text:style-name="P53">Apró hajítófegyverek</text:p>
          </table:table-cell>
          <table:table-cell table:style-name="Táblázat13.A2" office:value-type="string">
            <text:p text:style-name="P53">2</text:p>
          </table:table-cell>
          <table:table-cell table:style-name="Táblázat13.A2" office:value-type="string">
            <text:p text:style-name="P53">Tőr, dobótőr, hajítóbárd</text:p>
          </table:table-cell>
          <table:table-cell table:style-name="Táblázat13.D2" office:value-type="string">
            <text:p text:style-name="P55">-</text:p>
          </table:table-cell>
        </table:table-row>
        <table:table-row>
          <table:table-cell table:style-name="Táblázat13.A4" office:value-type="string">
            <text:p text:style-name="P53">Íjak</text:p>
          </table:table-cell>
          <table:table-cell table:style-name="Táblázat13.A2" office:value-type="string">
            <text:p text:style-name="P53">3</text:p>
          </table:table-cell>
          <table:table-cell table:style-name="Táblázat13.A4" office:value-type="string">
            <text:p text:style-name="P53">Rövid íj, hosszú íj,<text:line-break/>+ Kézi nyílpuska, <text:line-break/>dárda</text:p>
          </table:table-cell>
          <table:table-cell table:style-name="Táblázat13.D2" office:value-type="string">
            <text:p text:style-name="P55">Sebzés bónusz: Erő <text:line-break/>(<text:span text:style-name="T1">ha</text:span> erre az Erőre lett tervezve)</text:p>
          </table:table-cell>
        </table:table-row>
        <table:table-row>
          <table:table-cell table:style-name="Táblázat13.A4" office:value-type="string">
            <text:p text:style-name="P53">Nyílpuskák</text:p>
          </table:table-cell>
          <table:table-cell table:style-name="Táblázat13.A2" office:value-type="string">
            <text:p text:style-name="P53">4</text:p>
          </table:table-cell>
          <table:table-cell table:style-name="Táblázat13.A4" office:value-type="string">
            <text:p text:style-name="P53">Minden nyílpuska <text:line-break/>kivéve Kézi és <text:span text:style-name="T46">Kharei</text:span></text:p>
          </table:table-cell>
          <table:table-cell table:style-name="Táblázat13.D2" office:value-type="string">
            <text:p text:style-name="P55">A legtöbb nyílpuskának van Átütése</text:p>
          </table:table-cell>
        </table:table-row>
      </table:table>
      <text:p text:style-name="P15"><text:span text:style-name="_5b_RPG_5d__20_Kiemelt_20_kifejezés"><text:span text:style-name="T7">* Ezek csak irányadó számok, az egyes konkrét fegyvereknek eltérhet az Osztó értéke a fenti elvektől.</text:span></text:span></text:p>
      <text:p text:style-name="P15"><text:span text:style-name="_5b_RPG_5d__20_Kiemelt_20_kifejezés"><text:span text:style-name="T9"/></text:span></text:p>
      <text:p text:style-name="P16"><text:span text:style-name="_5b_RPG_5d__20_Kiemelt_20_kifejezés"><text:span text:style-name="T10"><text:tab/></text:span></text:span></text:p>
      <text:p text:style-name="P16"><text:span text:style-name="_5b_RPG_5d__20_Kiemelt_20_kifejezés"><text:span text:style-name="T11">Szorzó</text:span></text:span></text:p>
      <text:section text:style-name="Sect5" text:name="Szakasz3">
        <table:table table:name="Táblázat11" table:style-name="Táblázat11">
          <table:table-column table:style-name="Táblázat11.A"/>
          <table:table-column table:style-name="Táblázat11.B"/>
          <table:table-header-rows>
            <table:table-row>
              <table:table-cell table:style-name="Táblázat11.A1" office:value-type="string">
                <text:p text:style-name="P62">Mozgás</text:p>
              </table:table-cell>
              <table:table-cell table:style-name="Táblázat11.B1" office:value-type="string">
                <text:p text:style-name="P60">Szorzó</text:p>
              </table:table-cell>
            </table:table-row>
          </table:table-header-rows>
          <table:table-row>
            <table:table-cell table:style-name="Táblázat11.A2" office:value-type="string">
              <text:p text:style-name="P53">Álló</text:p>
            </table:table-cell>
            <table:table-cell table:style-name="Táblázat11.B2" office:value-type="string">
              <text:p text:style-name="P53">3x</text:p>
            </table:table-cell>
          </table:table-row>
          <table:table-row>
            <table:table-cell table:style-name="Táblázat11.A2" office:value-type="string">
              <text:p text:style-name="P53">Lassú, egyenletes</text:p>
            </table:table-cell>
            <table:table-cell table:style-name="Táblázat11.B2" office:value-type="string">
              <text:p text:style-name="P53">5x</text:p>
            </table:table-cell>
          </table:table-row>
          <table:table-row>
            <table:table-cell table:style-name="Táblázat11.A2" office:value-type="string">
              <text:p text:style-name="P53">Gyors, egyenletes</text:p>
            </table:table-cell>
            <table:table-cell table:style-name="Táblázat11.B2" office:value-type="string">
              <text:p text:style-name="P53">8x</text:p>
            </table:table-cell>
          </table:table-row>
          <table:table-row>
            <table:table-cell table:style-name="Táblázat11.A5" office:value-type="string">
              <text:p text:style-name="P53">Kiszámíthatatlan</text:p>
            </table:table-cell>
            <table:table-cell table:style-name="Táblázat11.B2" office:value-type="string">
              <text:p text:style-name="P53">15x</text:p>
            </table:table-cell>
          </table:table-row>
          <table:table-row>
            <table:table-cell table:style-name="Táblázat11.A2" office:value-type="string">
              <text:p text:style-name="P53">Harcoló célpont</text:p>
            </table:table-cell>
            <table:table-cell table:style-name="Táblázat11.B2" office:value-type="string">
              <text:p text:style-name="P53">20x</text:p>
            </table:table-cell>
          </table:table-row>
        </table:table>
        <text:p text:style-name="Standard"><text:span text:style-name="_5b_RPG_5d__20_Kiemelt_20_kifejezés"><text:span text:style-name="T1"/></text:span></text:p>
        <table:table table:name="Tábla17" table:style-name="Tábla17">
          <table:table-column table:style-name="Tábla17.A"/>
          <table:table-column table:style-name="Tábla17.B"/>
          <table:table-header-rows>
            <table:table-row>
              <table:table-cell table:style-name="Tábla17.A1" office:value-type="string">
                <text:p text:style-name="P62">Méret</text:p>
              </table:table-cell>
              <table:table-cell table:style-name="Tábla17.B1" office:value-type="string">
                <text:p text:style-name="P60">Szorzó</text:p>
              </table:table-cell>
            </table:table-row>
          </table:table-header-rows>
          <table:table-row>
            <table:table-cell table:style-name="Tábla17.A2" office:value-type="string">
              <text:p text:style-name="P53">Pénzérme</text:p>
            </table:table-cell>
            <table:table-cell table:style-name="Tábla17.B2" office:value-type="string">
              <text:p text:style-name="P53">+7x</text:p>
            </table:table-cell>
          </table:table-row>
          <table:table-row>
            <table:table-cell table:style-name="Tábla17.A2" office:value-type="string">
              <text:p text:style-name="P53">Alma</text:p>
            </table:table-cell>
            <table:table-cell table:style-name="Tábla17.B2" office:value-type="string">
              <text:p text:style-name="P53">+5x</text:p>
            </table:table-cell>
          </table:table-row>
          <table:table-row>
            <table:table-cell table:style-name="Tábla17.A2" office:value-type="string">
              <text:p text:style-name="P53">Macska, Dinnye</text:p>
            </table:table-cell>
            <table:table-cell table:style-name="Tábla17.B2" office:value-type="string">
              <text:p text:style-name="P53">+3x</text:p>
            </table:table-cell>
          </table:table-row>
          <table:table-row>
            <table:table-cell table:style-name="Tábla17.A2" office:value-type="string">
              <text:p text:style-name="P53">Törpe, gyerek</text:p>
            </table:table-cell>
            <table:table-cell table:style-name="Tábla17.B2" office:value-type="string">
              <text:p text:style-name="P53">+1x</text:p>
            </table:table-cell>
          </table:table-row>
          <table:table-row>
            <table:table-cell table:style-name="Tábla17.A6" office:value-type="string">
              <text:p text:style-name="P54">Átlagos ember/elf méretű</text:p>
            </table:table-cell>
            <table:table-cell table:style-name="Tábla17.B6" office:value-type="string">
              <text:p text:style-name="P53">+0x</text:p>
            </table:table-cell>
          </table:table-row>
          <table:table-row>
            <table:table-cell table:style-name="Tábla17.A6" office:value-type="string">
              <text:p text:style-name="P54">Ló oldalról, Ogre</text:p>
            </table:table-cell>
            <table:table-cell table:style-name="Tábla17.B6" office:value-type="string">
              <text:p text:style-name="P53">-1x</text:p>
            </table:table-cell>
          </table:table-row>
          <table:table-row>
            <table:table-cell table:style-name="Tábla17.A6" office:value-type="string">
              <text:p text:style-name="P54">Lovas</text:p>
            </table:table-cell>
            <table:table-cell table:style-name="Tábla17.B6" office:value-type="string">
              <text:p text:style-name="P53">-2x</text:p>
            </table:table-cell>
          </table:table-row>
        </table:table>
        <text:p text:style-name="Standard"/>
        <table:table table:name="Tábla18" table:style-name="Tábla18">
          <table:table-column table:style-name="Tábla18.A"/>
          <table:table-column table:style-name="Tábla18.B"/>
          <table:table-header-rows>
            <table:table-row>
              <table:table-cell table:style-name="Tábla18.A1" office:value-type="string">
                <text:p text:style-name="P62">Lövész mozgása</text:p>
              </table:table-cell>
              <table:table-cell table:style-name="Tábla18.B1" office:value-type="string">
                <text:p text:style-name="P60">Szorzó</text:p>
              </table:table-cell>
            </table:table-row>
          </table:table-header-rows>
          <table:table-row>
            <table:table-cell table:style-name="Tábla18.A2" office:value-type="string">
              <text:p text:style-name="P56">Mozdulatlan / Álló lövész</text:p>
            </table:table-cell>
            <table:table-cell table:style-name="Tábla18.B2" office:value-type="string">
              <text:p text:style-name="P56">+0x</text:p>
            </table:table-cell>
          </table:table-row>
          <table:table-row>
            <table:table-cell table:style-name="Tábla18.A2" office:value-type="string">
              <text:p text:style-name="P56">A lövész lassan, egyenletesen sétál</text:p>
            </table:table-cell>
            <table:table-cell table:style-name="Tábla18.B2" office:value-type="string">
              <text:p text:style-name="P56">+2x</text:p>
            </table:table-cell>
          </table:table-row>
          <table:table-row>
            <table:table-cell table:style-name="Tábla18.A2" office:value-type="string">
              <text:p text:style-name="P56">A lövész lassan fut</text:p>
            </table:table-cell>
            <table:table-cell table:style-name="Tábla18.B2" office:value-type="string">
              <text:p text:style-name="P56">+5x</text:p>
            </table:table-cell>
          </table:table-row>
          <table:table-row>
            <table:table-cell table:style-name="Tábla18.A2" office:value-type="string">
              <text:p text:style-name="P56">A lövész rohan</text:p>
            </table:table-cell>
            <table:table-cell table:style-name="Tábla18.B2" office:value-type="string">
              <text:p text:style-name="P56">+10x</text:p>
            </table:table-cell>
          </table:table-row>
        </table:table>
        <text:p text:style-name="Standard"/>
        <table:table table:name="Táblázat8" table:style-name="Táblázat8">
          <table:table-column table:style-name="Táblázat8.A"/>
          <table:table-column table:style-name="Táblázat8.B"/>
          <table:table-column table:style-name="Táblázat8.C"/>
          <table:table-column table:style-name="Táblázat8.D"/>
          <table:table-header-rows>
            <table:table-row>
              <table:table-cell table:style-name="Táblázat8.A1" office:value-type="string">
                <text:p text:style-name="P60">A célpont <text:span text:style-name="T4">láthatósága</text:span> és hangossága</text:p>
              </table:table-cell>
              <table:table-cell table:style-name="Táblázat8.A1" office:value-type="string">
                <text:p text:style-name="P60">Szorzó képzetlenül</text:p>
              </table:table-cell>
              <table:table-cell table:style-name="Táblázat8.A1" office:value-type="string">
                <text:p text:style-name="P60">Szorzó<text:line-break/>Vakharc – 1.fok</text:p>
              </table:table-cell>
              <table:table-cell table:style-name="Táblázat8.D1" office:value-type="string">
                <text:p text:style-name="P60">Szorzó<text:line-break/>Vakharc – 2.fok*</text:p>
              </table:table-cell>
            </table:table-row>
          </table:table-header-rows>
          <table:table-row>
            <table:table-cell table:style-name="Táblázat8.A2" office:value-type="string">
              <text:p text:style-name="P51">Jól kivehető kontúr</text:p>
              <text:p text:style-name="P51">(Pl. nappali célpont; napnyugtakor háztetőn álldogáló célpont)</text:p>
            </table:table-cell>
            <table:table-cell table:style-name="Táblázat8.A2" office:value-type="string">
              <text:p text:style-name="P51">0x</text:p>
            </table:table-cell>
            <table:table-cell table:style-name="Táblázat8.A2" office:value-type="string">
              <text:p text:style-name="P51">0x</text:p>
            </table:table-cell>
            <table:table-cell table:style-name="Táblázat8.D2" office:value-type="string">
              <text:p text:style-name="P51">0x</text:p>
            </table:table-cell>
          </table:table-row>
          <table:table-row>
            <table:table-cell table:style-name="Táblázat8.A2" office:value-type="string">
              <text:p text:style-name="P51">Homályos kontúr<text:line-break/>(Pl. félhomályban mozgó alaké;</text:p>
              <text:p text:style-name="P51">testközeli célpont sötétben)</text:p>
            </table:table-cell>
            <table:table-cell table:style-name="Táblázat8.A2" office:value-type="string">
              <text:p text:style-name="P51">3x</text:p>
            </table:table-cell>
            <table:table-cell table:style-name="Táblázat8.A2" office:value-type="string">
              <text:p text:style-name="P51">2x</text:p>
            </table:table-cell>
            <table:table-cell table:style-name="Táblázat8.D2" office:value-type="string">
              <text:p text:style-name="P51">1x</text:p>
            </table:table-cell>
          </table:table-row>
          <table:table-row>
            <table:table-cell table:style-name="Táblázat8.A2" office:value-type="string">
              <text:p text:style-name="P51">Éppen kivehető kontúr (zajos)<text:line-break/>(Pl. sötétben <text:span text:style-name="T46">neszező</text:span> árnyak)</text:p>
            </table:table-cell>
            <table:table-cell table:style-name="Táblázat8.A2" office:value-type="string">
              <text:p text:style-name="P51">6x</text:p>
            </table:table-cell>
            <table:table-cell table:style-name="Táblázat8.A2" office:value-type="string">
              <text:p text:style-name="P51">5x</text:p>
            </table:table-cell>
            <table:table-cell table:style-name="Táblázat8.D2" office:value-type="string">
              <text:p text:style-name="P51">4x</text:p>
            </table:table-cell>
          </table:table-row>
          <table:table-row>
            <table:table-cell table:style-name="Táblázat8.A2" office:value-type="string">
              <text:p text:style-name="P51">Éppen kivehető kontúr (csendes)<text:line-break/>(Pl. csendben lapuló árnyak)</text:p>
            </table:table-cell>
            <table:table-cell table:style-name="Táblázat8.B5" office:value-type="string">
              <text:p text:style-name="P51">15x</text:p>
            </table:table-cell>
            <table:table-cell table:style-name="Táblázat8.B5" office:value-type="string">
              <text:p text:style-name="P51">10x</text:p>
            </table:table-cell>
            <table:table-cell table:style-name="Táblázat8.D5" office:value-type="string">
              <text:p text:style-name="P51">5x</text:p>
            </table:table-cell>
          </table:table-row>
          <table:table-row>
            <table:table-cell table:style-name="Táblázat8.A2" office:value-type="string">
              <text:p text:style-name="P51">Háttérrel egybeolvadó kontúr (zajos)<text:line-break/>(Pl. vaksötétben harcoló ellenfél;<text:line-break/>távoli célpont sötétben)</text:p>
            </table:table-cell>
            <table:table-cell table:style-name="Táblázat8.B5" office:value-type="string">
              <text:p text:style-name="P51">15x*</text:p>
            </table:table-cell>
            <table:table-cell table:style-name="Táblázat8.B5" office:value-type="string">
              <text:p text:style-name="P51">10x</text:p>
            </table:table-cell>
            <table:table-cell table:style-name="Táblázat8.D5" office:value-type="string">
              <text:p text:style-name="P51">5x</text:p>
            </table:table-cell>
          </table:table-row>
          <table:table-row>
            <table:table-cell table:style-name="Táblázat8.A2" office:value-type="string">
              <text:p text:style-name="P51">Háttérrel egybeolvadó kontúr (csendes)<text:line-break/>(Pl. némán osonó fejvadász)</text:p>
            </table:table-cell>
            <table:table-cell table:style-name="Táblázat8.B5" office:value-type="string">
              <text:p text:style-name="P51">Szinte lehetetlen**</text:p>
            </table:table-cell>
            <table:table-cell table:style-name="Táblázat8.B5" office:value-type="string">
              <text:p text:style-name="P51">12x**</text:p>
            </table:table-cell>
            <table:table-cell table:style-name="Táblázat8.D5" office:value-type="string">
              <text:p text:style-name="P51">7x**</text:p>
            </table:table-cell>
          </table:table-row>
        </table:table>
        <text:p text:style-name="P10"/>
      </text:section>
      <text:p text:style-name="Text_20_body"><text:span text:style-name="_5b_RPG_5d__20_Kiemelt_20_kifejezés"><text:span text:style-name="T42"><text:s/></text:span></text:span></text:p>
      <text:p text:style-name="Text_20_body"><text:span text:style-name="_5b_RPG_5d__20_Kiemelt_20_kifejezés"><text:span text:style-name="T1"/></text:span></text:p>
      <text:h text:style-name="P112" text:outline-level="4"><text:span text:style-name="_5b_RPG_5d__20_Kiemelt_20_kifejezés"><text:span text:style-name="T1">Harci taktikák</text:span></text:span></text:h>
      <text:p text:style-name="Text_20_body"><text:span text:style-name="_5b_RPG_5d__20_Kiemelt_20_kifejezés"><text:span text:style-name="T32">Támadó taktika: <text:s text:c="2"/></text:span></text:span><text:span text:style-name="_5b_RPG_5d__20_Kiemelt_20_kifejezés"><text:span text:style-name="T33"><text:s/>TÉ:+1 </text:span></text:span><text:span text:style-name="_5b_RPG_5d__20_Kiemelt_20_kifejezés"><text:span text:style-name="T5">→</text:span></text:span><text:span text:style-name="_5b_RPG_5d__20_Kiemelt_20_kifejezés"><text:span text:style-name="T33">VÉ:-2 <text:s text:c="3"/>(Max +15TÉ)</text:span></text:span></text:p>
      <text:p text:style-name="Text_20_body"><text:span text:style-name="_5b_RPG_5d__20_Kiemelt_20_kifejezés"><text:span text:style-name="T32">Védekező taktika:</text:span></text:span><text:span text:style-name="_5b_RPG_5d__20_Kiemelt_20_kifejezés"><text:span text:style-name="T33"> VÉ:+1 </text:span></text:span><text:span text:style-name="_5b_RPG_5d__20_Kiemelt_20_kifejezés"><text:span text:style-name="T5">→T</text:span></text:span><text:span text:style-name="_5b_RPG_5d__20_Kiemelt_20_kifejezés"><text:span text:style-name="T33">É:-2 <text:s text:c="3"/>(Max +20VÉ)</text:span></text:span></text:p>
      <text:p text:style-name="Text_20_body"><text:span text:style-name="_5b_RPG_5d__20_Kiemelt_20_kifejezés"><text:span text:style-name="T32">Védekező harc: <text:s text:c="3"/></text:span></text:span><text:span text:style-name="T35">VÉ:+</text:span><text:span text:style-name="_5b_RPG_5d__20_Kiemelt_20_kifejezés"><text:span text:style-name="T33">25, <text:s/>Nem támadhat, csak hátrálhat.</text:span></text:span></text:p>
      <text:p text:style-name="Text_20_body"><text:span text:style-name="_5b_RPG_5d__20_Kiemelt_20_kifejezés"><text:span text:style-name="T32">Kezdeményező Taktika: <text:s text:c="2"/></text:span></text:span><text:span text:style-name="_5b_RPG_5d__20_Kiemelt_20_kifejezés"><text:span text:style-name="T33">+1KÉ </text:span></text:span><text:span text:style-name="_5b_RPG_5d__20_Kiemelt_20_kifejezés"><text:span text:style-name="T30">→</text:span></text:span><text:span text:style-name="_5b_RPG_5d__20_Kiemelt_20_kifejezés"><text:span text:style-name="T33"> -2VÉ <text:s text:c="2"/>(max 10)</text:span></text:span></text:p>
      <text:p text:style-name="Text_20_body"><text:span text:style-name="T1">Kiváró Taktika: <text:s/></text:span><text:span text:style-name="T3">Nyert KÉ, átengedett támadás. E</text:span><text:span text:style-name="T31">lső visszatámadásra</text:span><text:span text:style-name="T33"> </text:span><text:span text:style-name="T35">+5 TÉ</text:span></text:p>
      <text:p text:style-name="Text_20_body"><text:span text:style-name="T35"/></text:p>
      <text:p text:style-name="Text_20_body"><text:span text:style-name="_5b_RPG_5d__20_Kiemelt_20_kifejezés"><text:span text:style-name="T32">Fárasztás: <text:s/></text:span></text:span><text:span text:style-name="_5b_RPG_5d__20_Kiemelt_20_kifejezés"><text:span text:style-name="T33">Sebzés helyett <text:s/>Nagykocka +10 VÉ csökkentés</text:span></text:span></text:p>
      <text:p text:style-name="Text_20_body"><text:span text:style-name="_5b_RPG_5d__20_Kiemelt_20_kifejezés"><text:span text:style-name="T32">Roham: </text:span></text:span><text:span text:style-name="T21">+ 20 TÉ, - 40 VÉ, VÉ csökkentés duplázódik; <text:s text:c="5"/>Sebzés: +5 SP</text:span></text:p>
      <text:p text:style-name="Text_20_body"><text:span text:style-name="_5b_RPG_5d__20_Kiemelt_20_kifejezés"><text:span text:style-name="T22">Öngyilkos Roham: </text:span></text:span><text:span text:style-name="T21">+ 25 TÉ, - 50 VÉ, VÉ csökkentés duplázódik; <text:s text:c="5"/>Sebzés: +7 SP</text:span></text:p>
      <text:p text:style-name="Text_20_body"><text:span text:style-name="T21"/></text:p>
      <text:p text:style-name="P43"><text:span text:style-name="_5b_RPG_5d__20_Kiemelt_20_kifejezés"><text:span text:style-name="T32">00-ás dobás</text:span></text:span><text:span text:style-name="_5b_RPG_5d__20_Kiemelt_20_kifejezés"><text:span text:style-name="T33">: Tuti találat, SFÉ nem számít, +5 SP sebzés. Ha így sincs túlütés, akkor az össz sebzés </text:span></text:span><text:span text:style-name="_5b_RPG_5d__20_Kiemelt_20_kifejezés"><text:span text:style-name="T34">3</text:span></text:span><text:span text:style-name="_5b_RPG_5d__20_Kiemelt_20_kifejezés"><text:span text:style-name="T33"> ÉP.</text:span></text:span></text:p>
      <text:p text:style-name="P43"><text:span text:style-name="_5b_RPG_5d__20_Kiemelt_20_kifejezés"><text:span text:style-name="T32">01-es dobás</text:span></text:span><text:span text:style-name="_5b_RPG_5d__20_Kiemelt_20_kifejezés"><text:span text:style-name="T33">: Tuti rontás. Hatás: a KM képzelete. Hehe :)</text:span></text:span></text:p>
      <text:p text:style-name="P43"><text:span text:style-name="_5b_RPG_5d__20_Kiemelt_20_kifejezés"><text:span text:style-name="T33"/></text:span></text:p>
      <text:p text:style-name="Text_20_body"><text:span text:style-name="T1">Csonkolás</text:span>: Végtagra támadás szükséges hozzá, valamint megfelelő mennyiségű ÉP sebzés</text:p>
      <text:list xml:id="list36330523" text:style-name="L9">
        <text:list-item>
          <text:p text:style-name="P101">Kéz csonkolása: (áldozat max ÉP / 3) (felfele kerekítve) sebzés szükséges</text:p>
        </text:list-item>
        <text:list-item>
          <text:p text:style-name="P101">Láb csonkolása: (áldozat max ÉP / 2) (felfele kerekítve) sebzés szükséges</text:p>
        </text:list-item>
      </text:list>
      <text:p text:style-name="P46"/>
      <table:table table:name="Táblázat9" table:style-name="Táblázat9">
        <table:table-column table:style-name="Táblázat9.A"/>
        <table:table-row>
          <table:table-cell table:style-name="Táblázat9.A1" office:value-type="string">
            <text:p text:style-name="P14"><text:span text:style-name="_5b_RPG_5d_Kiemelt_20_kifejezés"><text:span text:style-name="T36">Leütés hátulról (fejre/tarkóra)</text:span></text:span></text:p>
            <text:list xml:id="list36308456" text:style-name="L10">
              <text:list-item>
                <text:list>
                  <text:list-item text:start-value="1">
                    <text:p text:style-name="P104">Követelmény: Észrevétlen támadás</text:p>
                  </text:list-item>
                  <text:list-item>
                    <text:p text:style-name="P105">Célpont VÉ = 30 + mozgás jellegétől függő módosító (lásd Észrevétlen támadás)</text:p>
                  </text:list-item>
                </text:list>
              </text:list-item>
            </text:list>
            <text:p text:style-name="P69">Ha a támadás túlütés, akkor és a sebzés legalább Súlyos lenne (12 ÉP), akkor az áldozat Fájdalomtűrés próbát dob 12-es célszám (Nehéz) ellen, ezúttal Edzettség tulajdonsággal. Ha nincs meg, azonnal elájul.</text:p>
            <text:p text:style-name="Text_20_body"><text:span text:style-name="T4">Hogy megkapjuk a valós ÉP seb mennyiségét, amit az </text:span>áldozat<text:span text:style-name="T4"> elszenved, dobjunk k3-al:</text:span></text:p>
            <text:list xml:id="list36305657" text:style-name="L11">
              <text:list-item>
                <text:p text:style-name="P102">1: nincs ÉP seb</text:p>
              </text:list-item>
              <text:list-item>
                <text:p text:style-name="P102">2: sebzés fele bement ÉP-ben</text:p>
              </text:list-item>
              <text:list-item>
                <text:p text:style-name="P102">3: a teljes sebzés bement ÉP-ben</text:p>
              </text:list-item>
            </text:list>
            <text:p text:style-name="P48">Ez azért van, mert egy járatlan támadó nem tudja olyan jól megbecsülni a szükséges erő nagyságát, ha rosszul méri fel az erejét, könnyen komoly sebet okozhat.</text:p>
            <text:p text:style-name="P48"/>
            <text:p text:style-name="P48">„Harci anatómia” fortély minden foka</text:p>
            <text:list xml:id="list36318283" text:style-name="L12">
              <text:list-item>
                <text:p text:style-name="P103">3-al emeli a Fájdalomtűrés célszámát</text:p>
              </text:list-item>
              <text:list-item>
                <text:p text:style-name="P103">1 seb kategóriával kevesebb kell <text:s/>(Pl. 2.fokon már csak 3 ÉP sebzés elég)</text:p>
              </text:list-item>
              <text:list-item>
                <text:p text:style-name="P103">K3 hatása 1 kategóriával csökken (Pl. 2.fokon már sosincs ÉP seb)</text:p>
              </text:list-item>
            </text:list>
            <text:p text:style-name="Text_20_body"><text:span text:style-name="_5b_RPG_5d_Kiemelt_20_kifejezés"><text:span text:style-name="T37">Megjegyezés: a Markolat sebzése: k20+0 SP (Zúzó) </text:span></text:span></text:p>
          </table:table-cell>
        </table:table-row>
      </table:table>
      <text:p text:style-name="P45"><text:span text:style-name="_5b_RPG_5d_Kiemelt_20_kifejezés"><text:span text:style-name="T36"/></text:span></text:p>
      <text:p text:style-name="P14"><text:span text:style-name="_5b_RPG_5d_Kiemelt_20_kifejezés"><text:span text:style-name="T36"/></text:span></text:p>
      <text:p text:style-name="Text_20_body"><text:span text:style-name="_5b_RPG_5d_Kiemelt_20_kifejezés"><text:span text:style-name="T36">Orvtámadás</text:span></text:span></text:p>
      <text:p text:style-name="Text_20_body"><text:span text:style-name="_5b_RPG_5d_Kiemelt_20_kifejezés"><text:span text:style-name="T37">Ha Észrevétlen támadást sikerül leadnod, akkor érvényesülnek a</text:span></text:span> "Harci anatómia" fortélynál leírt bónuszok.</text:p>
      <text:p text:style-name="Text_20_body"><text:span text:style-name="_5b_RPG_5d_Kiemelt_20_kifejezés"><text:span text:style-name="T36"/></text:span></text:p>
      <text:p text:style-name="Text_20_body"><text:span text:style-name="_5b_RPG_5d_Kiemelt_20_kifejezés"><text:span text:style-name="T36">Pontok támadása harc közben</text:span></text:span></text:p>
      <text:p text:style-name="P46">Ha harc közben próbálsz ellenfeleden egy konkrét pont támadásával nagyobb sebzést elérni, vagy a "Harci anatómia" fortélynál leírt hatások valamelyikét elérni, akkor "Pontra támadás" manővert kell végezned (követelménye: Harci anatómia – 2.fok). <text:s/>Amennyiben az sikeres, megkapod a fenti fortélynál megadott bónuszokat.</text:p>
      <text:p text:style-name="P46"/>
      <text:h text:style-name="P112" text:outline-level="4">Harci helyzetek</text:h>
      <table:table table:name="Táblázat12" table:style-name="Táblázat12">
        <table:table-column table:style-name="Táblázat12.A"/>
        <table:table-column table:style-name="Táblázat12.B"/>
        <table:table-column table:style-name="Táblázat12.C"/>
        <table:table-row table:style-name="Táblázat12.1">
          <table:table-cell table:style-name="Táblázat12.A1" office:value-type="string">
            <text:p text:style-name="P59">Szituáció</text:p>
          </table:table-cell>
          <table:table-cell table:style-name="Táblázat12.A1" office:value-type="string">
            <text:p text:style-name="P59">Módosító</text:p>
          </table:table-cell>
          <table:table-cell table:style-name="Táblázat12.C1" office:value-type="string">
            <text:p text:style-name="P59">Megjegyzés</text:p>
          </table:table-cell>
        </table:table-row>
        <table:table-row table:style-name="Táblázat12.1">
          <table:table-cell table:style-name="Táblázat12.A2" office:value-type="string">
            <text:p text:style-name="P75">Harc több ellenféllel</text:p>
          </table:table-cell>
          <table:table-cell table:style-name="Táblázat12.A2" office:value-type="string">
            <text:p text:style-name="P75">-10VÉ / + ellenfél<text:line-break/>( az egyedül levőnek)</text:p>
          </table:table-cell>
          <table:table-cell table:style-name="Táblázat12.C2" office:value-type="string">
            <text:p text:style-name="P76">Azaz <text:span text:style-name="T1">2 </text:span>ellenfél esetén -10VÉ, <text:span text:style-name="T1">3</text:span> ellenfél esetén -20VÉ, stb.</text:p>
            <text:p text:style-name="P76">Pajzs (<text:span text:style-name="T39">milyen méretű pajzs?</text:span>)használata esetén csak <text:span text:style-name="T1">3 </text:span>ellenféltől jár levonás:</text:p>
            <text:p text:style-name="P76">2 ellenfél esetén nincs levonás, 3 esetén -10VÉ, stb.</text:p>
          </table:table-cell>
        </table:table-row>
        <table:table-row table:style-name="Táblázat12.1">
          <table:table-cell table:style-name="Táblázat12.A2" office:value-type="string">
            <text:p text:style-name="P75">Meglepetés</text:p>
          </table:table-cell>
          <table:table-cell table:style-name="Táblázat12.A2" office:value-type="string">
            <text:p text:style-name="P77">+20 TÉ</text:p>
          </table:table-cell>
          <table:table-cell table:style-name="Táblázat12.C2" office:value-type="string">
            <text:p text:style-name="P76">A támadó kapja a módosítót. <text:span text:style-name="T43">Pajzs VÉ ne számítson ilyenkor?</text:span></text:p>
          </table:table-cell>
        </table:table-row>
        <table:table-row table:style-name="Táblázat12.1">
          <table:table-cell table:style-name="Táblázat12.A2" office:value-type="string">
            <text:p text:style-name="P75">Támadás hátulról</text:p>
          </table:table-cell>
          <table:table-cell table:style-name="Táblázat12.A2" office:value-type="string">
            <text:p text:style-name="P77">+10 TÉ</text:p>
          </table:table-cell>
          <table:table-cell table:style-name="Táblázat12.C2" office:value-type="string">
            <text:p text:style-name="P76">A támadó kapja a módosítót. <text:span text:style-name="T43">Pajzs VÉ ne számítson ilyenkor?</text:span></text:p>
          </table:table-cell>
        </table:table-row>
        <table:table-row table:style-name="Táblázat12.1">
          <table:table-cell table:style-name="Táblázat12.A2" office:value-type="string">
            <text:p text:style-name="P75">Támadás félhátulról</text:p>
          </table:table-cell>
          <table:table-cell table:style-name="Táblázat12.A2" office:value-type="string">
            <text:p text:style-name="P77">+5 TÉ</text:p>
          </table:table-cell>
          <table:table-cell table:style-name="Táblázat12.C2" office:value-type="string">
            <text:p text:style-name="P76"/>
          </table:table-cell>
        </table:table-row>
        <table:table-row table:style-name="Táblázat12.1">
          <table:table-cell table:style-name="Táblázat12.A2" office:value-type="string">
            <text:p text:style-name="P44">Készületlenség</text:p>
          </table:table-cell>
          <table:table-cell table:style-name="Táblázat12.A2" office:value-type="string">
            <text:p text:style-name="P77">Lásd a Meglepetést</text:p>
          </table:table-cell>
          <table:table-cell table:style-name="Táblázat12.C2" office:value-type="string">
            <text:p text:style-name="P78">Ha egy karakter készületlen, akkor támadója a Meglepetés szituációnak megfelelő módosítókkal támadhat rá.</text:p>
          </table:table-cell>
        </table:table-row>
        <table:table-row table:style-name="Táblázat12.1">
          <table:table-cell table:style-name="Táblázat12.A2" office:value-type="string">
            <text:p text:style-name="P75">Megrendült állapot</text:p>
          </table:table-cell>
          <table:table-cell table:style-name="Táblázat12.A2" office:value-type="string">
            <text:p text:style-name="P79">-10KÉ, -20TÉ, -2 Sebzés</text:p>
          </table:table-cell>
          <table:table-cell table:style-name="Táblázat12.C2" office:value-type="string">
            <text:p text:style-name="P80">Legyen?</text:p>
          </table:table-cell>
        </table:table-row>
        <table:table-row table:style-name="Táblázat12.1">
          <table:table-cell table:style-name="Táblázat12.A2" office:value-type="string">
            <text:p text:style-name="P75">Észrevétlen támadás</text:p>
          </table:table-cell>
          <table:table-cell table:style-name="Táblázat12.A2" office:value-type="string">
            <text:p text:style-name="P77">Mozgás jellegétől függő VÉ</text:p>
          </table:table-cell>
          <table:table-cell table:style-name="Táblázat12.C2" office:value-type="string">
            <table:table table:name="Táblázat69" table:style-name="Táblázat69">
              <table:table-column table:style-name="Táblázat69.A"/>
              <table:table-column table:style-name="Táblázat69.B"/>
              <table:table-row>
                <table:table-cell table:style-name="Táblázat69.A1" office:value-type="string">
                  <text:p text:style-name="P33">Célpont mozgásának jellege</text:p>
                </table:table-cell>
                <table:table-cell table:style-name="Táblázat69.B1" office:value-type="string">
                  <text:p text:style-name="P33">VÉ</text:p>
                </table:table-cell>
              </table:table-row>
              <table:table-row>
                <table:table-cell table:style-name="Táblázat69.A2" office:value-type="string">
                  <text:p text:style-name="P34">Álló helyzet <text:line-break/>(vagy lassan sétáló hátulról)</text:p>
                </table:table-cell>
                <table:table-cell table:style-name="Táblázat69.B2" office:value-type="string">
                  <text:p text:style-name="P34">0</text:p>
                </table:table-cell>
              </table:table-row>
              <table:table-row>
                <table:table-cell table:style-name="Táblázat69.A2" office:value-type="string">
                  <text:p text:style-name="P34">Lassú egyenletes (séta)</text:p>
                </table:table-cell>
                <table:table-cell table:style-name="Táblázat69.B2" office:value-type="string">
                  <text:p text:style-name="P34">20</text:p>
                </table:table-cell>
              </table:table-row>
              <table:table-row>
                <table:table-cell table:style-name="Táblázat69.A2" office:value-type="string">
                  <text:p text:style-name="P34">Egyenletes kocogás</text:p>
                </table:table-cell>
                <table:table-cell table:style-name="Táblázat69.B2" office:value-type="string">
                  <text:p text:style-name="P34">40</text:p>
                </table:table-cell>
              </table:table-row>
              <table:table-row>
                <table:table-cell table:style-name="Táblázat69.A2" office:value-type="string">
                  <text:p text:style-name="P34">Sprint egyenes vonalon</text:p>
                </table:table-cell>
                <table:table-cell table:style-name="Táblázat69.B2" office:value-type="string">
                  <text:p text:style-name="P34">60</text:p>
                </table:table-cell>
              </table:table-row>
              <table:table-row>
                <table:table-cell table:style-name="Táblázat69.A2" office:value-type="string">
                  <text:p text:style-name="P34">Lassú kiszámíthatatlan</text:p>
                </table:table-cell>
                <table:table-cell table:style-name="Táblázat69.B2" office:value-type="string">
                  <text:p text:style-name="P34">40</text:p>
                </table:table-cell>
              </table:table-row>
              <table:table-row>
                <table:table-cell table:style-name="Táblázat69.A2" office:value-type="string">
                  <text:p text:style-name="P34">Közepesen gyors, kiszámíthatatlan</text:p>
                </table:table-cell>
                <table:table-cell table:style-name="Táblázat69.B2" office:value-type="string">
                  <text:p text:style-name="P34">70</text:p>
                </table:table-cell>
              </table:table-row>
              <table:table-row>
                <table:table-cell table:style-name="Táblázat69.A2" office:value-type="string">
                  <text:p text:style-name="P34">Gyors, kiszámíthatatlan</text:p>
                </table:table-cell>
                <table:table-cell table:style-name="Táblázat69.B2" office:value-type="string">
                  <text:p text:style-name="P34">100</text:p>
                </table:table-cell>
              </table:table-row>
            </table:table>
            <text:p text:style-name="P76">Követelménye: Sikeres „Lopakodás/rejtőzés” vs <text:s/>„Észlelés” ellenpróba </text:p>
            <text:p text:style-name="P78">Az Észrevétlen támadás több harci taktika követelménye <text:line-break/>(pl. Orvtámadás)</text:p>
          </table:table-cell>
        </table:table-row>
        <table:table-row table:style-name="Táblázat12.1">
          <table:table-cell table:style-name="Táblázat12.A2" office:value-type="string">
            <text:p text:style-name="P75">Képzetlen fegyverhasználat</text:p>
          </table:table-cell>
          <table:table-cell table:style-name="Táblázat12.A2" office:value-type="string">
            <text:p text:style-name="P77">KÉ: -20, TÉ: -30, <text:line-break/>VÉ:-30, CÉ: -30</text:p>
          </table:table-cell>
          <table:table-cell table:style-name="Táblázat12.C2" office:value-type="string">
            <text:p text:style-name="P76"/>
          </table:table-cell>
        </table:table-row>
        <table:table-row table:style-name="Táblázat12.1">
          <table:table-cell table:style-name="Táblázat12.A2" office:value-type="string">
            <text:p text:style-name="P75">Harc puszta kézzel</text:p>
          </table:table-cell>
          <table:table-cell table:style-name="Táblázat12.A2" office:value-type="string">
            <text:p text:style-name="P77">KÉ: -10, TÉ: -10, VÉ: -10</text:p>
          </table:table-cell>
          <table:table-cell table:style-name="Táblázat12.C2" office:value-type="string">
            <text:p text:style-name="P76"/>
          </table:table-cell>
        </table:table-row>
        <table:table-row table:style-name="Táblázat12.1">
          <table:table-cell table:style-name="Táblázat12.A2" office:value-type="string">
            <text:p text:style-name="P75">Érintő támadás</text:p>
          </table:table-cell>
          <table:table-cell table:style-name="Táblázat12.A2" office:value-type="string">
            <text:p text:style-name="P77">KÉ: 0, TÉ: 0, VÉ: -10</text:p>
          </table:table-cell>
          <table:table-cell table:style-name="Táblázat12.C2" office:value-type="string">
            <text:p text:style-name="P76">Érinteni könnyebb, mint megütni, sebezni puszta kézzel.</text:p>
          </table:table-cell>
        </table:table-row>
        <table:table-row table:style-name="Táblázat12.1">
          <table:table-cell table:style-name="Táblázat12.A2" office:value-type="string">
            <text:p text:style-name="P75">Harc rosszabbik kézben tartott fegyverrel</text:p>
          </table:table-cell>
          <table:table-cell table:style-name="Táblázat12.A2" office:value-type="string">
            <text:p text:style-name="P77">-10 KÉ, -20 TÉ, -20VÉ</text:p>
          </table:table-cell>
          <table:table-cell table:style-name="Táblázat12.C2" office:value-type="string">
            <text:p text:style-name="P76">Kivétel:</text:p>
            <text:list xml:id="list36335355" text:style-name="L13">
              <text:list-item>
                <text:p text:style-name="P111">Kétkezesség fortély. Csak annyit ad, hogy rosszabbik kézzel is levonás nélkül tudsz harcolni, de csak 1 fegyverrel!!</text:p>
              </text:list-item>
              <text:list-item>
                <text:p text:style-name="P111">Kétkezes Harc fortély</text:p>
              </text:list-item>
            </text:list>
          </table:table-cell>
        </table:table-row>
        <table:table-row table:style-name="Táblázat12.1">
          <table:table-cell table:style-name="Táblázat12.A2" office:value-type="string">
            <text:p text:style-name="P75">Harc magasabbról</text:p>
          </table:table-cell>
          <table:table-cell table:style-name="Táblázat12.A2" office:value-type="string">
            <text:p text:style-name="P75">+10 TÉ</text:p>
          </table:table-cell>
          <table:table-cell table:style-name="Táblázat12.C2" office:value-type="string">
            <text:p text:style-name="P76">A támadó kapja a módosítót.</text:p>
          </table:table-cell>
        </table:table-row>
        <table:table-row table:style-name="Táblázat12.1">
          <table:table-cell table:style-name="Táblázat12.A2" office:value-type="string">
            <text:p text:style-name="P75">Harc gyűlöletből</text:p>
          </table:table-cell>
          <table:table-cell table:style-name="Táblázat12.A2" office:value-type="string">
            <text:p text:style-name="P75">+15TÉ, <text:s/>-30VÉ</text:p>
          </table:table-cell>
          <table:table-cell table:style-name="Táblázat12.C2" office:value-type="string">
            <text:p text:style-name="P76">Aki gyűlöletből harcol, az kevesebbet törődik a védekezéssel, minden erejével ellenfele elpusztítására tör. Az ilyen karakter kötelezően +15TÉ Támadó taktikával harcol (így -30VÉ sújtja).</text:p>
          </table:table-cell>
        </table:table-row>
        <table:table-row table:style-name="Táblázat12.1">
          <table:table-cell table:style-name="Táblázat12.A2" office:value-type="string">
            <text:p text:style-name="P75">Fegyverrántás</text:p>
          </table:table-cell>
          <table:table-cell table:style-name="Táblázat12.A2" office:value-type="string">
            <text:p text:style-name="P75">Puszta kezes KÉ <text:s/><text:line-break/>fegyver-függő levonással:</text:p>
            <text:p text:style-name="P75">[0 ;-10] KÉ <text:s text:c="4"/></text:p>
          </table:table-cell>
          <table:table-cell table:style-name="Táblázat12.C2" office:value-type="string">
            <text:p text:style-name="P76">10-el túldobott KÉ esetén a fegyverrántó támadhat elsőnek azonnal – teljes harcértékével. </text:p>
            <text:p text:style-name="P76">Fegyverrántás fortély bónusza:</text:p>
            <text:p text:style-name="P76">1. fok: +5 KÉ <text:line-break/>2. fok: +10 KÉ + ha támadhat is: „Első vágás” alkalmazható.</text:p>
          </table:table-cell>
        </table:table-row>
        <table:table-row table:style-name="Táblázat12.1">
          <table:table-cell table:style-name="Táblázat12.A2" office:value-type="string">
            <text:p text:style-name="P75">Harc helyhez kötve</text:p>
          </table:table-cell>
          <table:table-cell table:style-name="Táblázat12.A2" office:value-type="string">
            <text:p text:style-name="P75">-10 KÉ, -20 TÉ és -20 VÉ</text:p>
          </table:table-cell>
          <table:table-cell table:style-name="Táblázat12.C2" office:value-type="string">
            <text:p text:style-name="P76"/>
          </table:table-cell>
        </table:table-row>
        <table:table-row table:style-name="Táblázat12.1">
          <table:table-cell table:style-name="Táblázat12.A2" office:value-type="string">
            <text:p text:style-name="P75">Közrefogás</text:p>
          </table:table-cell>
          <table:table-cell table:style-name="Táblázat12.A2" office:value-type="string">
            <text:p text:style-name="P75">+10 TÉ a támadóknak</text:p>
          </table:table-cell>
          <table:table-cell table:style-name="Táblázat12.C2" office:value-type="string">
            <text:p text:style-name="P76">-</text:p>
          </table:table-cell>
        </table:table-row>
        <table:table-row table:style-name="Táblázat12.1">
          <table:table-cell table:style-name="Táblázat12.A2" office:value-type="string">
            <text:p text:style-name="P75">Harc földön fekve</text:p>
          </table:table-cell>
          <table:table-cell table:style-name="Táblázat12.A2" office:value-type="string">
            <text:p text:style-name="P75">KÉ: -10, TÉ: -10, VÉ: -10</text:p>
          </table:table-cell>
          <table:table-cell table:style-name="Táblázat12.C2" office:value-type="string">
            <text:p text:style-name="P78">-</text:p>
          </table:table-cell>
        </table:table-row>
        <table:table-row table:style-name="Táblázat12.1">
          <table:table-cell table:style-name="Táblázat12.A2" office:value-type="string">
            <text:p text:style-name="P75">Beszorított helyzet</text:p>
          </table:table-cell>
          <table:table-cell table:style-name="Táblázat12.A2" office:value-type="string">
            <text:p text:style-name="P77">Lásd a leírást!</text:p>
          </table:table-cell>
          <table:table-cell table:style-name="Táblázat12.C2" office:value-type="string">
            <text:p text:style-name="P76">-</text:p>
          </table:table-cell>
        </table:table-row>
        <table:table-row table:style-name="Táblázat12.1">
          <table:table-cell table:style-name="Táblázat12.A2" office:value-type="string">
            <text:p text:style-name="P75">Harc félhomályban</text:p>
          </table:table-cell>
          <table:table-cell table:style-name="Táblázat12.B20" office:value-type="string">
            <text:p text:style-name="P77">TODO</text:p>
          </table:table-cell>
          <table:table-cell table:style-name="Táblázat12.C20" office:value-type="string">
            <text:p text:style-name="P76"/>
          </table:table-cell>
        </table:table-row>
        <table:table-row table:style-name="Táblázat12.1">
          <table:table-cell table:style-name="Táblázat12.A2" office:value-type="string">
            <text:p text:style-name="P75">Félelem harc közben</text:p>
          </table:table-cell>
          <table:table-cell table:style-name="Táblázat12.A2" office:value-type="string">
            <text:p text:style-name="P77">Kötelezően max Védő taktikában kezd harcolni: +15VÉ; -30TÉ</text:p>
          </table:table-cell>
          <table:table-cell table:style-name="Táblázat12.C2" office:value-type="string">
            <text:p text:style-name="P76"/>
          </table:table-cell>
        </table:table-row>
        <table:table-row table:style-name="Táblázat12.1">
          <table:table-cell table:style-name="Táblázat12.A2" office:value-type="string">
            <text:p text:style-name="P77">A védekező takarásban</text:p>
          </table:table-cell>
          <table:table-cell table:style-name="Táblázat12.A2" office:value-type="string">
            <text:p text:style-name="P81">TODO</text:p>
          </table:table-cell>
          <table:table-cell table:style-name="Táblázat12.C2" office:value-type="string">
            <text:p text:style-name="P76"/>
          </table:table-cell>
        </table:table-row>
        <table:table-row table:style-name="Táblázat12.1">
          <table:table-cell table:style-name="Táblázat12.A2" office:value-type="string">
            <text:p text:style-name="P77">Harc állatokkal</text:p>
          </table:table-cell>
          <table:table-cell table:style-name="Táblázat12.A2" office:value-type="string">
            <text:p text:style-name="P77">Lásd a leírást!</text:p>
          </table:table-cell>
          <table:table-cell table:style-name="Táblázat12.C2" office:value-type="string">
            <text:p text:style-name="P76"/>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adornments="Dőlt" style:font-pitch="variable" style:font-charset="x-symbol"/>
    <style:font-face style:name="StarSymbol" svg:font-family="StarSymbol"/>
    <style:font-face style:name="FreeSerif1" svg:font-family="FreeSerif" style:font-adornments="Félkövér dőlt" style:font-pitch="variable"/>
    <style:font-face style:name="FreeSerif" svg:font-family="FreeSerif" style:font-adornments="Normál" style:font-pitch="variable"/>
    <style:font-face style:name="Times" svg:font-family="Times" style:font-adornments="Félkövér" style:font-family-generic="roman" style:font-pitch="variable"/>
    <style:font-face style:name="Times New Roman" svg:font-family="'Times New Roman'" style:font-family-generic="roman" style:font-pitch="variable"/>
    <style:font-face style:name="Times New Roman1" svg:font-family="'Times New Roman'" style:font-adornments="Félkövé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cm" fo:text-align="justify" style:justify-single-word="false"/>
      <style:text-properties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paragraph-properties fo:margin-left="0cm" fo:margin-right="0cm" fo:margin-top="0.15cm" fo:margin-bottom="0.199cm" style:register-true="false" fo:text-indent="0cm" style:auto-text-indent="false" style:shadow="#cccccc 0.049cm 0.049cm"/>
      <style:text-properties style:font-name="Times New Roman1" fo:font-size="14pt" fo:font-style="normal" fo:font-weight="bold" style:font-size-asian="14pt" style:font-weight-asian="bold" style:font-size-complex="14pt" style:font-weight-complex="bold"/>
    </style:style>
    <style:style style:name="Table_20_Contents" style:display-name="Table Contents" style:family="paragraph" style:parent-style-name="Text_20_body" style:class="extra">
      <style:paragraph-properties text:number-lines="false" text:line-number="0"/>
    </style:style>
    <style:style style:name="_5b_RPG_5d__20_Táblázattartalom_20_1" style:display-name="[RPG] Táblázattartalom 1" style:family="paragraph" style:parent-style-name="Table_20_Contents">
      <style:paragraph-properties fo:margin-left="0cm" fo:margin-right="0cm" fo:margin-top="0cm" fo:margin-bottom="0cm" fo:text-align="center" style:justify-single-word="false" fo:keep-together="always" fo:text-indent="0cm" style:auto-text-indent="false" fo:background-color="transparent">
        <style:tab-stops/>
        <style:background-image/>
      </style:paragraph-properties>
      <style:text-properties style:font-name="FreeSerif" fo:font-size="9pt"/>
    </style:style>
    <style:style style:name="_5b_RPG_5d__20_Táblázattartalom_20_-_20_fejléc" style:display-name="[RPG] Táblázattartalom - fejléc" style:family="paragraph" style:parent-style-name="_5b_RPG_5d__20_Táblázattartalom_20_1" style:master-page-name="">
      <style:paragraph-properties style:page-number="auto" fo:background-color="transparent" style:vertical-align="middle">
        <style:tab-stops/>
        <style:background-image/>
      </style:paragraph-properties>
      <style:text-properties fo:font-size="9pt" fo:font-weight="bold"/>
    </style:style>
    <style:style style:name="_5b_RPG_5d__20_Táblázattartalom_20_-_20_saját_20_-_20_1" style:display-name="[RPG] Táblázattartalom - saját - 1" style:family="paragraph" style:parent-style-name="Table_20_Contents">
      <style:paragraph-properties fo:margin-left="0cm" fo:margin-right="0cm" fo:margin-top="0cm" fo:margin-bottom="0cm" fo:text-align="center" style:justify-single-word="false" fo:keep-together="always" fo:text-indent="0cm" style:auto-text-indent="false">
        <style:tab-stops/>
      </style:paragraph-properties>
      <style:text-properties style:font-name="FreeSerif" fo:font-size="9pt"/>
    </style:style>
    <style:style style:name="Heading_20_1" style:display-name="Heading 1" style:family="paragraph" style:parent-style-name="Heading" style:next-style-name="Text_20_body" style:default-outline-level="1" style:class="text">
      <style:paragraph-properties style:shadow="#808080 0.139cm 0.139cm"/>
      <style:text-properties fo:font-size="110%"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style:shadow="#808080 0.101cm 0.101cm"/>
      <style:text-properties style:font-name="Times New Roman1" fo:font-size="16pt" fo:font-style="normal" fo:font-weight="bold" style:font-size-asian="14pt" style:font-style-asian="italic" style:font-weight-asian="normal" style:font-size-complex="14pt" style:font-style-complex="italic" style:font-weight-complex="normal"/>
    </style:style>
    <style:style style:name="Heading_20_4" style:display-name="Heading 4" style:family="paragraph" style:parent-style-name="Heading" style:next-style-name="Text_20_body" style:default-outline-level="4" style:class="text">
      <style:paragraph-properties fo:margin-left="0.101cm" fo:margin-right="0cm" fo:margin-top="0.349cm" fo:margin-bottom="0.21cm" fo:text-indent="0cm" style:auto-text-indent="false" fo:background-color="transparent" fo:padding="0cm" fo:border="none" style:shadow="#c0c0c0 0.049cm 0.049cm" text:number-lines="false" text:line-number="0">
        <style:tab-stops/>
        <style:background-image/>
      </style:paragraph-properties>
      <style:text-properties style:font-name="FreeSerif1" fo:font-size="90%" fo:font-style="italic" fo:font-weight="bold" style:font-size-asian="85%" style:font-style-asian="italic" style:font-weight-asian="bold" style:font-size-complex="85%" style:font-style-complex="italic" style:font-weight-complex="bold"/>
    </style:style>
    <style:style style:name="_5b_RPG_5d__20_Szabály_20_kiemelés" style:display-name="[RPG] Szabály kiemelés" style:family="paragraph" style:parent-style-name="Table_20_Contents">
      <style:paragraph-properties fo:margin-left="0cm" fo:margin-right="0cm" fo:margin-top="0cm" fo:margin-bottom="0.101cm" fo:text-align="center" style:justify-single-word="false" fo:text-indent="0cm" style:auto-text-indent="false"/>
      <style:text-properties style:font-name="Times" fo:font-size="12pt" fo:font-style="normal" fo:font-weight="bold"/>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_5b_RPG_5d_Kiemelt_20_kifejezés" style:display-name="[RPG]Kiemelt kifejezés" style:family="text" style:parent-style-name="Strong_20_Emphasis">
      <style:text-properties fo:background-color="transpar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85cm" fo:margin-bottom="0.74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0-01-27T16:22:39.99</dc:date>
    <meta:editing-cycles>16</meta:editing-cycles>
    <meta:editing-duration>PT04H29M14S</meta:editing-duration>
    <meta:document-statistic meta:table-count="22" meta:image-count="0" meta:object-count="0" meta:page-count="5" meta:paragraph-count="453" meta:word-count="2021" meta:character-count="12761"/>
    <meta:user-defined meta:name="Információ 1"/>
    <meta:user-defined meta:name="Információ 2"/>
    <meta:user-defined meta:name="Információ 3"/>
    <meta:user-defined meta:name="Információ 4"/>
  </office:meta>
</office:document-meta>
</file>